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2" svg:font-family="Jomolhari" style:font-pitch="variable"/>
    <style:font-face style:name="Jomolhari" svg:font-family="Jomolhari" style:font-adornments="Regular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1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9.4319in" fo:margin-left="0in" table:align="left"/>
    </style:style>
    <style:style style:name="Table1.A" style:family="table-column">
      <style:table-column-properties style:column-width="1.0889in"/>
    </style:style>
    <style:style style:name="Table1.B" style:family="table-column">
      <style:table-column-properties style:column-width="0.6917in"/>
    </style:style>
    <style:style style:name="Table1.C" style:family="table-column">
      <style:table-column-properties style:column-width="1.6285in"/>
    </style:style>
    <style:style style:name="Table1.D" style:family="table-column">
      <style:table-column-properties style:column-width="2.0458in"/>
    </style:style>
    <style:style style:name="Table1.E" style:family="table-column">
      <style:table-column-properties style:column-width="2.3007in"/>
    </style:style>
    <style:style style:name="Table1.F" style:family="table-column">
      <style:table-column-properties style:column-width="1.676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4167in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1.0889in" style:rel-column-width="7571*"/>
    </style:style>
    <style:style style:name="Table2.B" style:family="table-column">
      <style:table-column-properties style:column-width="0.6917in" style:rel-column-width="4809*"/>
    </style:style>
    <style:style style:name="Table2.C" style:family="table-column">
      <style:table-column-properties style:column-width="1.6285in" style:rel-column-width="11323*"/>
    </style:style>
    <style:style style:name="Table2.D" style:family="table-column">
      <style:table-column-properties style:column-width="2.0458in" style:rel-column-width="14225*"/>
    </style:style>
    <style:style style:name="Table2.E" style:family="table-column">
      <style:table-column-properties style:column-width="2.3007in" style:rel-column-width="15997*"/>
    </style:style>
    <style:style style:name="Table2.F" style:family="table-column">
      <style:table-column-properties style:column-width="1.6694in" style:rel-column-width="1161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3cf827"/>
    </style:style>
    <style:style style:name="P2" style:family="paragraph" style:parent-style-name="Standard">
      <style:paragraph-properties fo:text-align="start" style:justify-single-word="false"/>
      <style:text-properties officeooo:paragraph-rsid="01b8b5c6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Jomolhari1" fo:font-size="13pt" officeooo:paragraph-rsid="00288e6d" style:font-size-asian="13pt" style:font-size-complex="13pt"/>
    </style:style>
    <style:style style:name="P4" style:family="paragraph" style:parent-style-name="Table_20_Contents">
      <style:paragraph-properties fo:text-align="start" style:justify-single-word="false"/>
      <style:text-properties style:font-name="FreeMono1" fo:font-size="12pt" officeooo:rsid="032852b2" officeooo:paragraph-rsid="032852b2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FreeMono1" fo:font-size="12pt" officeooo:rsid="0328b9eb" officeooo:paragraph-rsid="0328b9eb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FreeMono1" fo:font-size="12pt" officeooo:rsid="032b4f0b" officeooo:paragraph-rsid="032b4f0b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fo:font-weight="bold" officeooo:rsid="032852b2" officeooo:paragraph-rsid="032852b2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2pt" fo:font-weight="bold" officeooo:paragraph-rsid="032852b2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32852b2" officeooo:paragraph-rsid="032852b2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paragraph-rsid="0328b9eb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328b9eb" officeooo:paragraph-rsid="0328b9eb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2b4f0b" officeooo:paragraph-rsid="032b4f0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73f949" officeooo:paragraph-rsid="029bf43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73f949" officeooo:paragraph-rsid="032137d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73f949" officeooo:paragraph-rsid="02d7afa2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1044023" officeooo:paragraph-rsid="02f7461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1044023" officeooo:paragraph-rsid="02f3f2d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1044023" officeooo:paragraph-rsid="02bf39b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1044023" officeooo:paragraph-rsid="02d7afa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b69ccc" officeooo:paragraph-rsid="031901a1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b69ccc" officeooo:paragraph-rsid="02f3f2d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b69ccc" officeooo:paragraph-rsid="029bf43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b8d7b9" officeooo:paragraph-rsid="031901a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b8d7b9" officeooo:paragraph-rsid="03073cf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b8d7b9" officeooo:paragraph-rsid="03195a3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b8d7b9" officeooo:paragraph-rsid="0315125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b8d7b9" officeooo:paragraph-rsid="0309dfa5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b8d7b9" officeooo:paragraph-rsid="031df56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3073cf6" officeooo:paragraph-rsid="03073cf6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7b5250" officeooo:paragraph-rsid="02d7afa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7ba23a" officeooo:paragraph-rsid="02d7afa2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276af84" officeooo:paragraph-rsid="02d7afa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0037fa5" officeooo:paragraph-rsid="03514ac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18877fe" officeooo:paragraph-rsid="018877fe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18877fe" officeooo:paragraph-rsid="0197268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198db4e" officeooo:paragraph-rsid="0198db4e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normal" officeooo:rsid="0198db4e" officeooo:paragraph-rsid="01a69ee1" style:font-name-asian="FreeMono" style:font-size-asian="12pt" style:font-weight-asian="normal" style:font-name-complex="FreeMono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bold" officeooo:rsid="0273f949" officeooo:paragraph-rsid="031901a1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bold" officeooo:rsid="02b69ccc" officeooo:paragraph-rsid="032137d9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bold" officeooo:rsid="02b69ccc" officeooo:paragraph-rsid="02bf39b9" style:font-size-asian="12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bold" officeooo:rsid="02b69ccc" officeooo:paragraph-rsid="02b69ccc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bold" officeooo:rsid="03073cf6" officeooo:paragraph-rsid="031901a1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FreeMono" fo:font-size="12pt" style:text-underline-style="none" fo:font-weight="bold" officeooo:rsid="0308550f" officeooo:paragraph-rsid="0308550f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style:font-name="Jomolhari1" fo:font-size="16pt" style:text-underline-style="none" fo:font-weight="bold" officeooo:rsid="01044023" officeooo:paragraph-rsid="018877fe" style:font-size-asian="16pt" style:font-weight-asian="bold" style:font-size-complex="16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style:font-name="Jomolhari1" fo:font-size="16pt" style:text-underline-style="none" fo:font-weight="bold" officeooo:rsid="0164a3c3" officeooo:paragraph-rsid="0164a3c3" style:font-size-asian="16pt" style:font-weight-asian="bold" style:font-size-complex="16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style:font-name="Jomolhari1" fo:font-size="16pt" style:text-underline-style="none" fo:font-weight="bold" officeooo:rsid="007d70d7" officeooo:paragraph-rsid="007d70d7" style:font-size-asian="16pt" style:font-weight-asian="bold" style:font-size-complex="16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655df9" officeooo:paragraph-rsid="01d50b2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b9800f" officeooo:paragraph-rsid="01d6180d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3e0081" officeooo:paragraph-rsid="003e0081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e4cd9b" officeooo:paragraph-rsid="01e98d09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7d70d7" officeooo:paragraph-rsid="008fc3c0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8fc3c0" officeooo:paragraph-rsid="008fc3c0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907ee1" officeooo:paragraph-rsid="008fc3c0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c82819" officeooo:paragraph-rsid="01c82819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c82819" officeooo:paragraph-rsid="01f7ee1f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991ab7" officeooo:paragraph-rsid="0094a78b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991ab7" officeooo:paragraph-rsid="0213fb03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991ab7" officeooo:paragraph-rsid="0217e28f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9efbb1" officeooo:paragraph-rsid="0094a78b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94a78b" officeooo:paragraph-rsid="00f443d5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94a78b" officeooo:paragraph-rsid="00d7ee6d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94a78b" officeooo:paragraph-rsid="00e528b7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94a78b" officeooo:paragraph-rsid="02383cf3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94a78b" officeooo:paragraph-rsid="00f9ab91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94a78b" officeooo:paragraph-rsid="02027c83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94a78b" officeooo:paragraph-rsid="0205350b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0b2b256" officeooo:paragraph-rsid="00f9ab91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1efe8c" officeooo:paragraph-rsid="0108beb1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1efe8c" officeooo:paragraph-rsid="02215ebe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2ba19f6" officeooo:paragraph-rsid="02ba19f6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044023" officeooo:paragraph-rsid="033b32f2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044023" officeooo:paragraph-rsid="0225272a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044023" officeooo:paragraph-rsid="028c503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2baf564" officeooo:paragraph-rsid="033b32f2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223bc40" officeooo:paragraph-rsid="02baf564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223bc40" officeooo:paragraph-rsid="0223bc40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223bc40" officeooo:paragraph-rsid="0225272a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225272a" officeooo:paragraph-rsid="0225272a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2d5622b" officeooo:paragraph-rsid="02d5622b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2d9803e" officeooo:paragraph-rsid="02d9803e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32852b2" officeooo:paragraph-rsid="032852b2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2589b0d" officeooo:paragraph-rsid="024a1292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24a1292" officeooo:paragraph-rsid="024a1292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273f949" officeooo:paragraph-rsid="0277d5ee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d36fac" officeooo:paragraph-rsid="017b9caf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78a90e" officeooo:paragraph-rsid="028c503d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859010" officeooo:paragraph-rsid="028c503d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28ef4a0" officeooo:paragraph-rsid="028ef4a0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b0b0eb" officeooo:paragraph-rsid="01b0b0eb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b0b0eb" officeooo:paragraph-rsid="01b2c733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normal" officeooo:rsid="01b0b0eb" officeooo:paragraph-rsid="01b4d6bb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bold" officeooo:rsid="007d70d7" officeooo:paragraph-rsid="007200c7" style:font-size-asian="12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bold" officeooo:rsid="007d70d7" officeooo:paragraph-rsid="007d70d7" style:font-size-asian="12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bold" officeooo:rsid="008fc3c0" officeooo:paragraph-rsid="008fc3c0" style:font-size-asian="12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bold" officeooo:rsid="009f805e" officeooo:paragraph-rsid="009f805e" style:font-size-asian="12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bold" officeooo:rsid="00d42780" officeooo:paragraph-rsid="00d42780" style:font-size-asian="12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bold" officeooo:rsid="00f9ab91" officeooo:paragraph-rsid="00f9ab91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bold" officeooo:rsid="02345b5f" officeooo:paragraph-rsid="02345b5f" style:font-size-asian="12pt" style:font-weight-asian="bold" style:font-size-complex="12pt" style:font-weight-complex="bold"/>
    </style:style>
    <style:style style:name="P100" style:family="paragraph" style:parent-style-name="Standard" style:list-style-name="L1">
      <style:paragraph-properties fo:text-align="start" style:justify-single-word="false"/>
      <style:text-properties fo:color="#000000" style:font-name="Jomolhari1" fo:font-size="12pt" style:text-underline-style="none" fo:font-weight="bold" officeooo:rsid="02345b5f" officeooo:paragraph-rsid="033b32f2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bold" officeooo:rsid="0164a3c3" officeooo:paragraph-rsid="0164a3c3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bold" officeooo:rsid="01044023" officeooo:paragraph-rsid="0198db4e" style:font-size-asian="12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bold" officeooo:rsid="01044023" officeooo:paragraph-rsid="01a69ee1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bold" officeooo:rsid="01044023" officeooo:paragraph-rsid="01b0b0eb" style:font-size-asian="12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style:font-name="Jomolhari1" fo:font-size="12pt" style:text-underline-style="none" fo:font-weight="bold" officeooo:rsid="01044023" officeooo:paragraph-rsid="01b4d6bb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style:font-name="Jomolhari1" fo:font-size="12pt" fo:font-style="normal" style:text-underline-style="none" fo:font-weight="normal" officeooo:rsid="01389753" officeooo:paragraph-rsid="01338b22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/>
      <style:text-properties fo:color="#000000" style:font-name="Jomolhari2" fo:font-size="12pt" officeooo:rsid="0005a09a" officeooo:paragraph-rsid="00288e6d" style:font-size-asian="12pt" style:font-size-complex="12pt"/>
    </style:style>
    <style:style style:name="P108" style:family="paragraph" style:parent-style-name="Standard">
      <style:paragraph-properties fo:text-align="center" style:justify-single-word="false"/>
      <style:text-properties fo:color="#000000" style:font-name="Jomolhari2" fo:font-size="12pt" officeooo:paragraph-rsid="00288e6d" style:font-size-asian="12pt" style:font-size-complex="12pt"/>
    </style:style>
    <style:style style:name="P109" style:family="paragraph" style:parent-style-name="Standard">
      <style:paragraph-properties fo:text-align="center" style:justify-single-word="false"/>
      <style:text-properties fo:color="#000000" style:font-name="Jomolhari2" fo:font-size="12pt" style:text-underline-style="solid" style:text-underline-type="double" style:text-underline-width="auto" style:text-underline-color="font-color" officeooo:paragraph-rsid="00288e6d" style:font-size-asian="12pt" style:font-size-complex="12pt"/>
    </style:style>
    <style:style style:name="P110" style:family="paragraph" style:parent-style-name="Standard">
      <style:paragraph-properties fo:text-align="center" style:justify-single-word="false"/>
      <style:text-properties fo:color="#000000" style:font-name="Jomolhari2" fo:font-size="12pt" style:text-underline-style="solid" style:text-underline-type="double" style:text-underline-width="auto" style:text-underline-color="font-color" officeooo:rsid="03719761" officeooo:paragraph-rsid="00288e6d" style:font-size-asian="12pt" style:font-size-complex="12pt"/>
    </style:style>
    <style:style style:name="P111" style:family="paragraph" style:parent-style-name="Standard">
      <style:paragraph-properties fo:text-align="center" style:justify-single-word="false"/>
      <style:text-properties fo:color="#000000" style:font-name="Jomolhari2" fo:font-size="12pt" style:text-underline-style="solid" style:text-underline-type="double" style:text-underline-width="auto" style:text-underline-color="font-color" officeooo:rsid="0005a09a" officeooo:paragraph-rsid="00288e6d" style:font-size-asian="12pt" style:font-size-complex="12pt"/>
    </style:style>
    <style:style style:name="P112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02afd29" officeooo:paragraph-rsid="002afd29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02cfe84" officeooo:paragraph-rsid="002afd29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paragraph-rsid="0086b291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paragraph-rsid="01d7fa7d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paragraph-rsid="011a4c32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032efce" officeooo:paragraph-rsid="0086b291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1c3d0d9" officeooo:paragraph-rsid="01c3d0d9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03cf827" officeooo:paragraph-rsid="003cf827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043487d" officeooo:paragraph-rsid="0043487d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03e0081" officeooo:paragraph-rsid="003e0081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01b28a2" officeooo:paragraph-rsid="01f1f1cf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01b28a2" officeooo:paragraph-rsid="007d85da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0106bd6" officeooo:paragraph-rsid="007d85da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0d42780" officeooo:paragraph-rsid="00f443d5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1c82819" officeooo:paragraph-rsid="01c82819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0ac8f4e" officeooo:paragraph-rsid="01fee456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0ac8f4e" officeooo:paragraph-rsid="00ebd495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0ac8f4e" officeooo:paragraph-rsid="00fe11cd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1115540" officeooo:paragraph-rsid="014f0d53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1044023" officeooo:paragraph-rsid="00ffdc51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1044023" officeooo:paragraph-rsid="02d5622b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1189541" officeooo:paragraph-rsid="0108beb1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1d268e8" officeooo:paragraph-rsid="021a03e5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11b545c" officeooo:paragraph-rsid="0108beb1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2d6a8b0" officeooo:paragraph-rsid="02d5622b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18877fe" officeooo:paragraph-rsid="01972683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1b0b0eb" officeooo:paragraph-rsid="01b0b0eb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normal" officeooo:rsid="0198db4e" officeooo:paragraph-rsid="01a69ee1" style:font-name-asian="FreeMono" style:font-size-asian="12pt" style:font-weight-asian="normal" style:font-name-complex="FreeMono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Jomolhari2" fo:font-size="12pt" style:text-underline-style="none" fo:font-weight="bold" officeooo:rsid="0112b87c" officeooo:paragraph-rsid="0108beb1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000000" style:font-name="Jomolhari2" fo:font-size="12pt" fo:font-style="italic" style:text-underline-style="none" fo:font-weight="normal" officeooo:rsid="010b5b7a" officeooo:paragraph-rsid="010b5b7a" style:font-size-asian="12pt" style:font-style-asian="italic" style:font-weight-asian="normal" style:font-size-complex="12pt" style:font-style-complex="italic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Jomolhari2" fo:font-size="12pt" fo:font-style="normal" style:text-underline-style="none" fo:font-weight="normal" officeooo:rsid="011a4c32" officeooo:paragraph-rsid="011a4c32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345b5f" officeooo:paragraph-rsid="033b32f2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345b5f" officeooo:paragraph-rsid="0371519e" style:font-size-asian="12pt" style:font-weight-asian="normal" style:font-size-complex="12pt" style:font-weight-complex="normal"/>
    </style:style>
    <style:style style:name="P145" style:family="paragraph" style:parent-style-name="Standard">
      <style:text-properties fo:color="#000000" style:font-name="FreeMono1" fo:font-size="12pt" style:text-underline-style="none" fo:font-weight="normal" officeooo:rsid="02345b5f" officeooo:paragraph-rsid="03739f05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044023" officeooo:paragraph-rsid="01d50b20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044023" officeooo:paragraph-rsid="0108beb1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044023" officeooo:paragraph-rsid="0223bc40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044023" officeooo:paragraph-rsid="02d9803e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044023" officeooo:paragraph-rsid="02d7afa2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655df9" officeooo:paragraph-rsid="01d50b20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paragraph-rsid="0043487d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paragraph-rsid="01e98d09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paragraph-rsid="004fc5a1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043d33a" officeooo:paragraph-rsid="0043487d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043d33a" officeooo:paragraph-rsid="01e98d09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da9c2d" officeooo:paragraph-rsid="004cf77c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0517544" officeooo:paragraph-rsid="00517544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094a78b" officeooo:paragraph-rsid="0094a78b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094a78b" officeooo:paragraph-rsid="00ebd495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f4aa0a" officeooo:paragraph-rsid="01f4aa0a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f4aa0a" officeooo:paragraph-rsid="01fa533d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f7ee1f" officeooo:paragraph-rsid="01fa533d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f7ee1f" officeooo:paragraph-rsid="01f7ee1f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0ad6f0a" officeooo:paragraph-rsid="00f443d5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0ac8f4e" officeooo:paragraph-rsid="00ebd495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0b804e3" officeooo:paragraph-rsid="01bcbfa6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1b545c" officeooo:paragraph-rsid="021a7ca9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1b545c" officeooo:paragraph-rsid="021d7aa2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1a7ca9" officeooo:paragraph-rsid="021a7ca9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1a7ca9" officeooo:paragraph-rsid="021d7aa2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1a7ca9" officeooo:paragraph-rsid="032852b2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1a7ca9" officeooo:paragraph-rsid="0328b9eb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1a7ca9" officeooo:paragraph-rsid="03294ffe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1b3fa5" officeooo:paragraph-rsid="021a7ca9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1b3fa5" officeooo:paragraph-rsid="021b3fa5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1efe8c" officeooo:paragraph-rsid="0108beb1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1d76ae" officeooo:paragraph-rsid="0108beb1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23bc40" officeooo:paragraph-rsid="0223bc40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25272a" officeooo:paragraph-rsid="0225272a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25272a" officeooo:paragraph-rsid="02d141e6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25272a" officeooo:paragraph-rsid="02cfdaa4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25272a" officeooo:paragraph-rsid="02d30ceb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73f949" officeooo:paragraph-rsid="02d7afa2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8e3118" officeooo:paragraph-rsid="01a69ee1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8e3118" officeooo:paragraph-rsid="02906776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8ef4a0" officeooo:paragraph-rsid="028ef4a0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2a23b52" officeooo:paragraph-rsid="02a23b52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style:font-name="FreeMono1" fo:font-size="12pt" style:text-underline-style="none" fo:font-weight="normal" officeooo:rsid="01b0b0eb" officeooo:paragraph-rsid="01b2c733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style:font-name="Jomolhari1" fo:font-size="12pt" style:text-underline-style="none" fo:font-weight="normal" officeooo:rsid="02345b5f" officeooo:paragraph-rsid="0377292d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use-window-font-color="true" style:font-name="FreeMono" fo:font-size="12pt" style:text-underline-style="none" fo:font-weight="normal" officeooo:rsid="0315d6c2" officeooo:paragraph-rsid="03151250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use-window-font-color="true" style:font-name="FreeMono" fo:font-size="12pt" style:text-underline-style="none" fo:font-weight="normal" officeooo:rsid="02b8d7b9" officeooo:paragraph-rsid="0309dfa5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use-window-font-color="true" style:font-name="Jomolhari1" fo:font-size="12pt" style:text-underline-style="none" fo:font-weight="normal" officeooo:rsid="022b5fec" officeooo:paragraph-rsid="033b32f2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use-window-font-color="true" style:font-name="Jomolhari1" fo:font-size="12pt" style:text-underline-style="none" fo:font-weight="normal" officeooo:rsid="022b8250" officeooo:paragraph-rsid="033b32f2" style:font-size-asian="12pt" style:font-weight-asian="normal" style:font-size-complex="12pt" style:font-weight-complex="normal"/>
    </style:style>
    <style:style style:name="P195" style:family="paragraph" style:parent-style-name="Standard">
      <style:text-properties style:use-window-font-color="true" style:font-name="Jomolhari2" fo:font-size="12pt" officeooo:paragraph-rsid="029bf435" style:font-size-asian="12pt" style:font-size-complex="12pt"/>
    </style:style>
    <style:style style:name="P196" style:family="paragraph" style:parent-style-name="Standard">
      <style:text-properties style:use-window-font-color="true" style:font-name="Jomolhari2" fo:font-size="12pt" officeooo:rsid="0002a85b" officeooo:paragraph-rsid="029bf435" style:font-size-asian="12pt" style:font-size-complex="12pt"/>
    </style:style>
    <style:style style:name="P197" style:family="paragraph" style:parent-style-name="Standard">
      <style:text-properties style:use-window-font-color="true" style:font-name="Jomolhari2" fo:font-size="12pt" officeooo:rsid="000fe34e" officeooo:paragraph-rsid="029bf435" style:font-size-asian="12pt" style:font-size-complex="12pt"/>
    </style:style>
    <style:style style:name="P198" style:family="paragraph" style:parent-style-name="Standard">
      <style:text-properties style:use-window-font-color="true" style:font-name="Jomolhari2" fo:font-size="12pt" officeooo:rsid="001149c0" officeooo:paragraph-rsid="029bf435" style:font-size-asian="12pt" style:font-size-complex="12pt"/>
    </style:style>
    <style:style style:name="P199" style:family="paragraph" style:parent-style-name="Standard">
      <style:text-properties style:use-window-font-color="true" style:font-name="Jomolhari2" fo:font-size="12pt" officeooo:rsid="00134f95" officeooo:paragraph-rsid="029bf435" style:font-size-asian="12pt" style:font-size-complex="12pt"/>
    </style:style>
    <style:style style:name="P200" style:family="paragraph" style:parent-style-name="Standard">
      <style:text-properties style:use-window-font-color="true" style:font-name="Jomolhari2" fo:font-size="12pt" officeooo:rsid="0079081f" officeooo:paragraph-rsid="029bf435" style:font-size-asian="12pt" style:font-size-complex="12pt"/>
    </style:style>
    <style:style style:name="P201" style:family="paragraph" style:parent-style-name="Standard">
      <style:text-properties style:use-window-font-color="true" style:font-name="Jomolhari2" fo:font-size="12pt" officeooo:rsid="0014e471" officeooo:paragraph-rsid="029bf435" style:font-size-asian="12pt" style:font-size-complex="12pt"/>
    </style:style>
    <style:style style:name="P202" style:family="paragraph" style:parent-style-name="Standard">
      <style:text-properties style:use-window-font-color="true" style:font-name="Jomolhari2" fo:font-size="12pt" officeooo:rsid="001975b5" officeooo:paragraph-rsid="029bf435" style:font-size-asian="12pt" style:font-size-complex="12pt"/>
    </style:style>
    <style:style style:name="P203" style:family="paragraph" style:parent-style-name="Standard">
      <style:text-properties style:use-window-font-color="true" style:font-name="Jomolhari2" fo:font-size="12pt" officeooo:rsid="01085f18" officeooo:paragraph-rsid="029bf435" style:font-size-asian="12pt" style:font-size-complex="12pt"/>
    </style:style>
    <style:style style:name="P204" style:family="paragraph" style:parent-style-name="Standard">
      <style:text-properties style:use-window-font-color="true" style:font-name="Jomolhari2" fo:font-size="12pt" fo:font-style="normal" officeooo:rsid="003faa43" officeooo:paragraph-rsid="029bf435" style:font-size-asian="12pt" style:font-style-asian="normal" style:font-size-complex="12pt" style:font-style-complex="normal"/>
    </style:style>
    <style:style style:name="P205" style:family="paragraph" style:parent-style-name="Standard">
      <style:text-properties style:use-window-font-color="true" style:font-name="Jomolhari2" fo:font-size="12pt" fo:font-style="normal" officeooo:rsid="000febc9" officeooo:paragraph-rsid="029bf435" style:font-size-asian="12pt" style:font-style-asian="normal" style:font-size-complex="12pt" style:font-style-complex="normal"/>
    </style:style>
    <style:style style:name="P206" style:family="paragraph" style:parent-style-name="Standard">
      <style:paragraph-properties fo:text-align="start" style:justify-single-word="false"/>
      <style:text-properties style:font-name="Jomolhari2" fo:font-size="12pt" officeooo:paragraph-rsid="002afd29" style:font-size-asian="12pt" style:font-size-complex="12pt"/>
    </style:style>
    <style:style style:name="P207" style:family="paragraph" style:parent-style-name="Standard">
      <style:text-properties style:font-name="Jomolhari2" fo:font-size="12pt" officeooo:paragraph-rsid="029bf435" style:font-size-asian="12pt" style:font-size-complex="12pt"/>
    </style:style>
    <style:style style:name="P208" style:family="paragraph" style:parent-style-name="Standard">
      <style:text-properties style:font-name="Jomolhari2" fo:font-size="12pt" officeooo:rsid="0001b64e" officeooo:paragraph-rsid="029bf435" style:font-size-asian="12pt" style:font-size-complex="12pt"/>
    </style:style>
    <style:style style:name="P209" style:family="paragraph" style:parent-style-name="Standard">
      <style:text-properties style:font-name="Jomolhari2" fo:font-size="12pt" officeooo:rsid="0005a5a6" officeooo:paragraph-rsid="029bf435" style:font-size-asian="12pt" style:font-size-complex="12pt"/>
    </style:style>
    <style:style style:name="P210" style:family="paragraph" style:parent-style-name="Standard">
      <style:text-properties style:font-name="Jomolhari2" fo:font-size="12pt" officeooo:rsid="0002a85b" officeooo:paragraph-rsid="029bf435" style:font-size-asian="12pt" style:font-size-complex="12pt"/>
    </style:style>
    <style:style style:name="P211" style:family="paragraph" style:parent-style-name="Standard">
      <style:text-properties style:font-name="Jomolhari2" fo:font-size="12pt" officeooo:rsid="00037fa5" officeooo:paragraph-rsid="029bf435" style:font-size-asian="12pt" style:font-size-complex="12pt"/>
    </style:style>
    <style:style style:name="P212" style:family="paragraph" style:parent-style-name="Standard">
      <style:text-properties style:font-name="Jomolhari2" fo:font-size="12pt" officeooo:rsid="003f2751" officeooo:paragraph-rsid="029bf435" style:font-size-asian="12pt" style:font-size-complex="12pt"/>
    </style:style>
    <style:style style:name="P213" style:family="paragraph" style:parent-style-name="Standard">
      <style:text-properties style:font-name="Jomolhari2" fo:font-size="12pt" officeooo:rsid="003e0aed" officeooo:paragraph-rsid="029bf435" style:font-size-asian="12pt" style:font-size-complex="12pt"/>
    </style:style>
    <style:style style:name="P214" style:family="paragraph" style:parent-style-name="Standard">
      <style:text-properties style:font-name="Jomolhari2" fo:font-size="12pt" officeooo:rsid="002de096" officeooo:paragraph-rsid="029bf435" style:font-size-asian="12pt" style:font-size-complex="12pt"/>
    </style:style>
    <style:style style:name="P215" style:family="paragraph" style:parent-style-name="Standard">
      <style:text-properties style:font-name="Jomolhari2" fo:font-size="12pt" officeooo:rsid="0014e471" officeooo:paragraph-rsid="029bf435" style:font-size-asian="12pt" style:font-size-complex="12pt"/>
    </style:style>
    <style:style style:name="P216" style:family="paragraph" style:parent-style-name="Standard">
      <style:text-properties style:font-name="Jomolhari2" fo:font-size="12pt" officeooo:rsid="000bc66b" officeooo:paragraph-rsid="029bf435" style:font-size-asian="12pt" style:font-size-complex="12pt"/>
    </style:style>
    <style:style style:name="P217" style:family="paragraph" style:parent-style-name="Standard">
      <style:text-properties style:font-name="Jomolhari2" fo:font-size="12pt" officeooo:rsid="000fe34e" officeooo:paragraph-rsid="029bf435" style:font-size-asian="12pt" style:font-size-complex="12pt"/>
    </style:style>
    <style:style style:name="P218" style:family="paragraph" style:parent-style-name="Standard">
      <style:text-properties style:font-name="Jomolhari2" fo:font-size="12pt" officeooo:rsid="0024dc63" officeooo:paragraph-rsid="029bf435" style:font-size-asian="12pt" style:font-size-complex="12pt"/>
    </style:style>
    <style:style style:name="P219" style:family="paragraph" style:parent-style-name="Standard">
      <style:text-properties style:font-name="Jomolhari2" fo:font-size="12pt" officeooo:rsid="00099f11" officeooo:paragraph-rsid="029bf435" style:font-size-asian="12pt" style:font-size-complex="12pt"/>
    </style:style>
    <style:style style:name="P220" style:family="paragraph" style:parent-style-name="Standard">
      <style:text-properties style:font-name="Jomolhari2" fo:font-size="12pt" officeooo:rsid="010dea01" officeooo:paragraph-rsid="029bf435" style:font-size-asian="12pt" style:font-size-complex="12pt"/>
    </style:style>
    <style:style style:name="P221" style:family="paragraph" style:parent-style-name="Standard">
      <style:text-properties style:font-name="Jomolhari2" fo:font-size="12pt" fo:font-weight="normal" officeooo:rsid="000b4a52" officeooo:paragraph-rsid="029bf435" style:font-size-asian="12pt" style:font-weight-asian="normal" style:font-size-complex="12pt" style:font-weight-complex="normal"/>
    </style:style>
    <style:style style:name="P222" style:family="paragraph" style:parent-style-name="Standard">
      <style:paragraph-properties fo:text-align="start" style:justify-single-word="false" style:text-autospace="none"/>
      <style:text-properties style:font-name="Jomolhari2" fo:font-size="12pt" style:text-underline-style="none" fo:font-weight="bold" officeooo:rsid="02af694d" officeooo:paragraph-rsid="02af694d" style:font-name-asian="FreeMono" style:font-size-asian="12pt" style:font-weight-asian="bold" style:font-name-complex="FreeMono" style:font-size-complex="12pt" style:font-weight-complex="bold"/>
    </style:style>
    <style:style style:name="P223" style:family="paragraph" style:parent-style-name="Standard">
      <style:paragraph-properties fo:text-align="start" style:justify-single-word="false" style:text-autospace="none"/>
      <style:text-properties style:font-name="Jomolhari2" fo:font-size="12pt" style:text-underline-style="none" fo:font-weight="normal" officeooo:rsid="02b4c4a3" officeooo:paragraph-rsid="02af694d" style:font-name-asian="FreeMono" style:font-size-asian="12pt" style:font-weight-asian="normal" style:font-name-complex="FreeMono" style:font-size-complex="12pt" style:font-weight-complex="normal"/>
    </style:style>
    <style:style style:name="P224" style:family="paragraph" style:parent-style-name="Standard">
      <style:text-properties fo:font-size="12pt" fo:font-weight="normal" officeooo:rsid="003b28df" officeooo:paragraph-rsid="0330e963" style:font-size-asian="12pt" style:font-weight-asian="normal" style:font-size-complex="12pt" style:font-weight-complex="normal"/>
    </style:style>
    <style:style style:name="P225" style:family="paragraph" style:parent-style-name="Standard">
      <style:text-properties fo:font-size="12pt" fo:font-weight="normal" officeooo:rsid="003b28df" officeooo:paragraph-rsid="034491dd" style:font-size-asian="12pt" style:font-weight-asian="normal" style:font-size-complex="12pt" style:font-weight-complex="normal"/>
    </style:style>
    <style:style style:name="P226" style:family="paragraph" style:parent-style-name="Standard">
      <style:text-properties fo:font-size="12pt" fo:font-weight="normal" officeooo:rsid="003b28df" officeooo:paragraph-rsid="034582a7" style:font-size-asian="12pt" style:font-weight-asian="normal" style:font-size-complex="12pt" style:font-weight-complex="normal"/>
    </style:style>
    <style:style style:name="P227" style:family="paragraph" style:parent-style-name="Standard">
      <style:text-properties fo:font-size="12pt" fo:font-weight="normal" officeooo:rsid="003b28df" officeooo:paragraph-rsid="0356d433" style:font-size-asian="12pt" style:font-weight-asian="normal" style:font-size-complex="12pt" style:font-weight-complex="normal"/>
    </style:style>
    <style:style style:name="P228" style:family="paragraph" style:parent-style-name="Standard">
      <style:text-properties fo:font-size="12pt" fo:font-weight="normal" officeooo:rsid="003b28df" officeooo:paragraph-rsid="035e7df0" style:font-size-asian="12pt" style:font-weight-asian="normal" style:font-size-complex="12pt" style:font-weight-complex="normal"/>
    </style:style>
    <style:style style:name="P229" style:family="paragraph" style:parent-style-name="Standard">
      <style:text-properties fo:font-size="12pt" fo:font-weight="normal" officeooo:rsid="003b28df" officeooo:paragraph-rsid="0363f9c8" style:font-size-asian="12pt" style:font-weight-asian="normal" style:font-size-complex="12pt" style:font-weight-complex="normal"/>
    </style:style>
    <style:style style:name="P230" style:family="paragraph" style:parent-style-name="Standard">
      <style:text-properties fo:font-size="12pt" fo:font-weight="normal" officeooo:rsid="003b28df" officeooo:paragraph-rsid="0371519e" style:font-size-asian="12pt" style:font-weight-asian="normal" style:font-size-complex="12pt" style:font-weight-complex="normal"/>
    </style:style>
    <style:style style:name="P231" style:family="paragraph" style:parent-style-name="Standard">
      <style:text-properties fo:font-size="12pt" fo:font-weight="normal" officeooo:rsid="003b28df" officeooo:paragraph-rsid="03776f80" style:font-size-asian="12pt" style:font-weight-asian="normal" style:font-size-complex="12pt" style:font-weight-complex="normal"/>
    </style:style>
    <style:style style:name="P232" style:family="paragraph" style:parent-style-name="Standard">
      <style:text-properties fo:font-size="12pt" fo:font-weight="normal" officeooo:rsid="003b28df" officeooo:paragraph-rsid="037cf1ad" style:font-size-asian="12pt" style:font-weight-asian="normal" style:font-size-complex="12pt" style:font-weight-complex="normal"/>
    </style:style>
    <style:style style:name="P233" style:family="paragraph" style:parent-style-name="Standard">
      <style:text-properties fo:font-size="12pt" fo:font-weight="normal" officeooo:rsid="003b28df" officeooo:paragraph-rsid="037b5622" style:font-size-asian="12pt" style:font-weight-asian="normal" style:font-size-complex="12pt" style:font-weight-complex="normal"/>
    </style:style>
    <style:style style:name="P234" style:family="paragraph" style:parent-style-name="Standard">
      <style:text-properties fo:font-size="12pt" fo:font-weight="normal" officeooo:rsid="003b28df" officeooo:paragraph-rsid="03a5dab4" style:font-size-asian="12pt" style:font-weight-asian="normal" style:font-size-complex="12pt" style:font-weight-complex="normal"/>
    </style:style>
    <style:style style:name="P235" style:family="paragraph" style:parent-style-name="Standard">
      <style:text-properties fo:font-size="12pt" fo:font-weight="normal" officeooo:rsid="007e15a0" officeooo:paragraph-rsid="0330e963" style:font-size-asian="12pt" style:font-weight-asian="normal" style:font-size-complex="12pt" style:font-weight-complex="normal"/>
    </style:style>
    <style:style style:name="P236" style:family="paragraph" style:parent-style-name="Standard">
      <style:text-properties fo:font-size="12pt" fo:font-weight="normal" officeooo:rsid="00ef4cf7" officeooo:paragraph-rsid="0330e963" style:font-size-asian="12pt" style:font-weight-asian="normal" style:font-size-complex="12pt" style:font-weight-complex="normal"/>
    </style:style>
    <style:style style:name="P237" style:family="paragraph" style:parent-style-name="Standard">
      <style:text-properties fo:font-size="12pt" fo:font-weight="normal" officeooo:rsid="00f14f7f" officeooo:paragraph-rsid="0330e963" style:font-size-asian="12pt" style:font-weight-asian="normal" style:font-size-complex="12pt" style:font-weight-complex="normal"/>
    </style:style>
    <style:style style:name="P238" style:family="paragraph" style:parent-style-name="Standard">
      <style:text-properties fo:font-size="12pt" fo:font-weight="normal" officeooo:rsid="00f1f672" officeooo:paragraph-rsid="0330e963" style:font-size-asian="12pt" style:font-weight-asian="normal" style:font-size-complex="12pt" style:font-weight-complex="normal"/>
    </style:style>
    <style:style style:name="P239" style:family="paragraph" style:parent-style-name="Standard">
      <style:text-properties fo:font-size="12pt" fo:font-weight="normal" officeooo:rsid="00f68964" officeooo:paragraph-rsid="0330e963" style:font-size-asian="12pt" style:font-weight-asian="normal" style:font-size-complex="12pt" style:font-weight-complex="normal"/>
    </style:style>
    <style:style style:name="P240" style:family="paragraph" style:parent-style-name="Standard">
      <style:text-properties fo:font-size="12pt" fo:font-weight="normal" officeooo:paragraph-rsid="0330e963" style:font-size-asian="12pt" style:font-weight-asian="normal" style:font-size-complex="12pt" style:font-weight-complex="normal"/>
    </style:style>
    <style:style style:name="P241" style:family="paragraph" style:parent-style-name="Standard">
      <style:text-properties fo:font-size="12pt" fo:font-weight="bold" officeooo:rsid="008f1709" officeooo:paragraph-rsid="0330e963" style:font-size-asian="12pt" style:font-weight-asian="bold" style:font-size-complex="12pt" style:font-weight-complex="bold"/>
    </style:style>
    <style:style style:name="P242" style:family="paragraph" style:parent-style-name="Standard">
      <style:text-properties fo:font-size="12pt" fo:font-weight="bold" officeooo:rsid="0036c604" officeooo:paragraph-rsid="029bf435" style:font-size-asian="12pt" style:font-weight-asian="bold" style:font-size-complex="12pt" style:font-weight-complex="bold"/>
    </style:style>
    <style:style style:name="P243" style:family="paragraph" style:parent-style-name="Standard">
      <style:text-properties fo:font-size="12pt" fo:font-weight="bold" officeooo:paragraph-rsid="029bf435" style:font-size-asian="12pt" style:font-weight-asian="bold" style:font-size-complex="12pt" style:font-weight-complex="bold"/>
    </style:style>
    <style:style style:name="P244" style:family="paragraph" style:parent-style-name="Standard">
      <style:text-properties fo:font-size="12pt" fo:font-weight="bold" officeooo:rsid="000f552f" officeooo:paragraph-rsid="029bf435" style:font-size-asian="12pt" style:font-weight-asian="bold" style:font-size-complex="12pt" style:font-weight-complex="bold"/>
    </style:style>
    <style:style style:name="P245" style:family="paragraph" style:parent-style-name="Standard">
      <style:text-properties fo:font-size="12pt" fo:font-weight="bold" officeooo:paragraph-rsid="0330e963" style:font-size-asian="12pt" style:font-weight-asian="bold" style:font-size-complex="12pt" style:font-weight-complex="bold"/>
    </style:style>
    <style:style style:name="P246" style:family="paragraph" style:parent-style-name="Standard">
      <style:text-properties fo:font-size="12pt" officeooo:rsid="0102305c" officeooo:paragraph-rsid="0330e963" style:font-size-asian="12pt" style:font-size-complex="12pt"/>
    </style:style>
    <style:style style:name="P247" style:family="paragraph" style:parent-style-name="Standard">
      <style:paragraph-properties fo:text-align="start" style:justify-single-word="false"/>
      <style:text-properties fo:font-size="12pt" officeooo:paragraph-rsid="01dfe20d" style:font-size-asian="12pt" style:font-size-complex="12pt"/>
    </style:style>
    <style:style style:name="P248" style:family="paragraph" style:parent-style-name="Standard">
      <style:paragraph-properties fo:text-align="start" style:justify-single-word="false"/>
      <style:text-properties fo:font-size="12pt" officeooo:paragraph-rsid="00907ee1" style:font-size-asian="12pt" style:font-size-complex="12pt"/>
    </style:style>
    <style:style style:name="P249" style:family="paragraph" style:parent-style-name="Standard" style:list-style-name="L1">
      <style:paragraph-properties fo:text-align="start" style:justify-single-word="false"/>
      <style:text-properties fo:font-size="12pt" officeooo:paragraph-rsid="033b32f2" style:font-size-asian="12pt" style:font-size-complex="12pt"/>
    </style:style>
    <style:style style:name="P250" style:family="paragraph" style:parent-style-name="Standard">
      <style:text-properties fo:font-size="12pt" officeooo:paragraph-rsid="029bf435" style:font-size-asian="12pt" style:font-size-complex="12pt"/>
    </style:style>
    <style:style style:name="P251" style:family="paragraph" style:parent-style-name="Standard">
      <style:text-properties fo:font-size="12pt" officeooo:rsid="00099f11" officeooo:paragraph-rsid="029bf435" style:font-size-asian="12pt" style:font-size-complex="12pt"/>
    </style:style>
    <style:style style:name="P252" style:family="paragraph" style:parent-style-name="Standard">
      <style:text-properties fo:font-size="16pt" fo:font-weight="bold" officeooo:paragraph-rsid="0330e963" style:font-size-asian="16pt" style:font-weight-asian="bold" style:font-size-complex="16pt" style:font-weight-complex="bold"/>
    </style:style>
    <style:style style:name="P253" style:family="paragraph" style:parent-style-name="Standard">
      <style:text-properties fo:font-size="16pt" fo:font-weight="bold" officeooo:rsid="0036c604" officeooo:paragraph-rsid="029bf435" style:font-size-asian="16pt" style:font-weight-asian="bold" style:font-size-complex="16pt" style:font-weight-complex="bold"/>
    </style:style>
    <style:style style:name="P254" style:family="paragraph" style:parent-style-name="Standard">
      <style:text-properties fo:font-size="16pt" style:font-size-asian="16pt" style:font-size-complex="16pt"/>
    </style:style>
    <style:style style:name="P255" style:family="paragraph" style:parent-style-name="Standard">
      <style:text-properties style:font-name="Jomolhari1" fo:font-size="12pt" fo:font-weight="bold" officeooo:rsid="001810e1" officeooo:paragraph-rsid="001810e1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text-align="start" style:justify-single-word="false"/>
      <style:text-properties style:font-name="Jomolhari1" fo:font-size="12pt" style:text-underline-style="none" fo:font-weight="normal" officeooo:paragraph-rsid="01a69ee1" style:font-size-asian="12pt" style:font-weight-asian="normal" style:font-size-complex="12pt" style:font-weight-complex="normal"/>
    </style:style>
    <style:style style:name="P257" style:family="paragraph" style:parent-style-name="Standard">
      <style:paragraph-properties fo:text-align="start" style:justify-single-word="false"/>
      <style:text-properties style:font-name="Jomolhari1" fo:font-size="12pt" style:text-underline-style="none" fo:font-weight="normal" officeooo:paragraph-rsid="01ab3992" style:font-size-asian="12pt" style:font-weight-asian="normal" style:font-size-complex="12pt" style:font-weight-complex="normal"/>
    </style:style>
    <style:style style:name="P258" style:family="paragraph" style:parent-style-name="Standard">
      <style:paragraph-properties fo:text-align="start" style:justify-single-word="false" style:text-autospace="none"/>
      <style:text-properties style:font-name="Jomolhari1" fo:font-size="12pt" style:text-underline-style="none" fo:font-weight="normal" officeooo:paragraph-rsid="018e3118" style:font-size-asian="12pt" style:font-weight-asian="normal" style:font-size-complex="12pt" style:font-weight-complex="normal"/>
    </style:style>
    <style:style style:name="P259" style:family="paragraph" style:parent-style-name="Standard">
      <style:paragraph-properties fo:text-align="start" style:justify-single-word="false" style:text-autospace="none"/>
      <style:text-properties style:font-name="Jomolhari1" fo:font-size="12pt" style:text-underline-style="none" fo:font-weight="normal" officeooo:rsid="00953fb6" officeooo:paragraph-rsid="018e3118" style:font-name-asian="FreeMono" style:font-size-asian="12pt" style:font-weight-asian="normal" style:font-name-complex="FreeMono" style:font-size-complex="12pt" style:font-weight-complex="normal"/>
    </style:style>
    <style:style style:name="P260" style:family="paragraph" style:parent-style-name="Standard">
      <style:paragraph-properties fo:text-align="start" style:justify-single-word="false" style:text-autospace="none"/>
      <style:text-properties style:font-name="Jomolhari1" fo:font-size="12pt" style:text-underline-style="none" fo:font-weight="normal" officeooo:rsid="010dce35" officeooo:paragraph-rsid="018e3118" style:font-name-asian="FreeMono" style:font-size-asian="12pt" style:font-weight-asian="normal" style:font-name-complex="FreeMono" style:font-size-complex="12pt" style:font-weight-complex="normal"/>
    </style:style>
    <style:style style:name="P261" style:family="paragraph" style:parent-style-name="Standard">
      <style:paragraph-properties fo:text-align="start" style:justify-single-word="false" style:text-autospace="none"/>
      <style:text-properties style:font-name="Jomolhari1" fo:font-size="12pt" style:text-underline-style="none" fo:font-weight="normal" officeooo:rsid="0180f0ec" officeooo:paragraph-rsid="018e3118" style:font-name-asian="FreeMono" style:font-size-asian="12pt" style:font-weight-asian="normal" style:font-name-complex="FreeMono" style:font-size-complex="12pt" style:font-weight-complex="normal"/>
    </style:style>
    <style:style style:name="P262" style:family="paragraph" style:parent-style-name="Standard">
      <style:paragraph-properties fo:text-align="start" style:justify-single-word="false"/>
      <style:text-properties style:font-name="Jomolhari1" fo:font-size="12pt" style:text-underline-style="none" fo:font-weight="bold" officeooo:rsid="01044023" officeooo:paragraph-rsid="01af2a5f" style:font-size-asian="12pt" style:font-weight-asian="bold" style:font-size-complex="12pt" style:font-weight-complex="bold"/>
    </style:style>
    <style:style style:name="P263" style:family="paragraph" style:parent-style-name="Standard">
      <style:text-properties style:font-name="FreeMono1" fo:font-size="12pt" fo:font-weight="normal" officeooo:rsid="003b28df" officeooo:paragraph-rsid="03776f80" style:font-size-asian="12pt" style:font-weight-asian="normal" style:font-size-complex="12pt" style:font-weight-complex="normal"/>
    </style:style>
    <style:style style:name="P264" style:family="paragraph" style:parent-style-name="Standard">
      <style:text-properties style:font-name="FreeMono1" fo:font-size="12pt" fo:font-weight="normal" officeooo:rsid="003b28df" officeooo:paragraph-rsid="037cf1ad" style:font-size-asian="12pt" style:font-weight-asian="normal" style:font-size-complex="12pt" style:font-weight-complex="normal"/>
    </style:style>
    <style:style style:name="P265" style:family="paragraph" style:parent-style-name="Standard">
      <style:text-properties style:font-name="FreeMono1" fo:font-size="12pt" fo:font-weight="normal" officeooo:rsid="003b28df" officeooo:paragraph-rsid="0388a5e1" style:font-size-asian="12pt" style:font-weight-asian="normal" style:font-size-complex="12pt" style:font-weight-complex="normal"/>
    </style:style>
    <style:style style:name="P266" style:family="paragraph" style:parent-style-name="Standard">
      <style:text-properties style:font-name="FreeMono1" fo:font-size="12pt" fo:font-weight="normal" officeooo:rsid="003b28df" officeooo:paragraph-rsid="038eb016" style:font-size-asian="12pt" style:font-weight-asian="normal" style:font-size-complex="12pt" style:font-weight-complex="normal"/>
    </style:style>
    <style:style style:name="P267" style:family="paragraph" style:parent-style-name="Standard">
      <style:text-properties style:font-name="FreeMono1" fo:font-size="12pt" fo:font-weight="normal" officeooo:rsid="003b28df" officeooo:paragraph-rsid="0391de21" style:font-size-asian="12pt" style:font-weight-asian="normal" style:font-size-complex="12pt" style:font-weight-complex="normal"/>
    </style:style>
    <style:style style:name="P268" style:family="paragraph" style:parent-style-name="Standard">
      <style:text-properties style:font-name="FreeMono1" fo:font-size="12pt" fo:font-weight="normal" officeooo:rsid="003b28df" officeooo:paragraph-rsid="03ab1f41" style:font-size-asian="12pt" style:font-weight-asian="normal" style:font-size-complex="12pt" style:font-weight-complex="normal"/>
    </style:style>
    <style:style style:name="P269" style:family="paragraph" style:parent-style-name="Standard">
      <style:text-properties style:font-name="FreeMono1" fo:font-size="12pt" fo:font-weight="normal" officeooo:rsid="00f87eb3" officeooo:paragraph-rsid="0330e963" style:font-size-asian="12pt" style:font-weight-asian="normal" style:font-size-complex="12pt" style:font-weight-complex="normal"/>
    </style:style>
    <style:style style:name="P270" style:family="paragraph" style:parent-style-name="Standard">
      <style:text-properties style:font-name="FreeMono1" fo:font-size="12pt" fo:font-weight="normal" officeooo:rsid="00ef4cf7" officeooo:paragraph-rsid="0330e963" style:font-size-asian="12pt" style:font-weight-asian="normal" style:font-size-complex="12pt" style:font-weight-complex="normal"/>
    </style:style>
    <style:style style:name="P271" style:family="paragraph" style:parent-style-name="Standard">
      <style:paragraph-properties fo:text-align="start" style:justify-single-word="false"/>
      <style:text-properties style:font-name="FreeMono1" fo:font-size="12pt" officeooo:paragraph-rsid="0094a78b" style:font-size-asian="12pt" style:font-size-complex="12pt"/>
    </style:style>
    <style:style style:name="P272" style:family="paragraph" style:parent-style-name="Standard">
      <style:paragraph-properties fo:text-align="start" style:justify-single-word="false" style:text-autospace="none"/>
      <style:text-properties style:font-name="FreeMono1" fo:font-size="12pt" style:text-underline-style="none" fo:font-weight="normal" officeooo:rsid="0180f0ec" officeooo:paragraph-rsid="018e3118" style:font-name-asian="FreeMono" style:font-size-asian="12pt" style:font-weight-asian="normal" style:font-name-complex="FreeMono" style:font-size-complex="12pt" style:font-weight-complex="normal"/>
    </style:style>
    <style:style style:name="P273" style:family="paragraph" style:parent-style-name="Standard">
      <style:paragraph-properties fo:text-align="start" style:justify-single-word="false" style:text-autospace="none"/>
      <style:text-properties style:font-name="FreeMono1" fo:font-size="12pt" style:text-underline-style="none" fo:font-weight="normal" officeooo:rsid="0181c49d" officeooo:paragraph-rsid="018e3118" style:font-name-asian="FreeMono" style:font-size-asian="12pt" style:font-weight-asian="normal" style:font-name-complex="FreeMono" style:font-size-complex="12pt" style:font-weight-complex="normal"/>
    </style:style>
    <style:style style:name="P274" style:family="paragraph" style:parent-style-name="Standard">
      <style:paragraph-properties fo:text-align="start" style:justify-single-word="false" style:text-autospace="none"/>
      <style:text-properties style:font-name="FreeMono1" fo:font-size="12pt" style:text-underline-style="none" fo:font-weight="normal" officeooo:rsid="0090f2d4" officeooo:paragraph-rsid="018e3118" style:font-name-asian="FreeMono" style:font-size-asian="12pt" style:font-weight-asian="normal" style:font-name-complex="FreeMono" style:font-size-complex="12pt" style:font-weight-complex="normal"/>
    </style:style>
    <style:style style:name="P275" style:family="paragraph" style:parent-style-name="Standard">
      <style:paragraph-properties fo:text-align="start" style:justify-single-word="false" style:text-autospace="none"/>
      <style:text-properties style:font-name="FreeMono1" fo:font-size="12pt" style:text-underline-style="none" fo:font-weight="normal" officeooo:rsid="004fc4e4" officeooo:paragraph-rsid="018e3118" style:font-name-asian="FreeMono" style:font-size-asian="12pt" style:font-weight-asian="normal" style:font-name-complex="FreeMono" style:font-size-complex="12pt" style:font-weight-complex="normal"/>
    </style:style>
    <style:style style:name="P276" style:family="paragraph" style:parent-style-name="Standard">
      <style:paragraph-properties fo:text-align="start" style:justify-single-word="false" style:text-autospace="none"/>
      <style:text-properties style:font-name="FreeMono1" fo:font-size="12pt" style:text-underline-style="none" fo:font-weight="normal" officeooo:rsid="03868f74" officeooo:paragraph-rsid="018e3118" style:font-name-asian="FreeMono" style:font-size-asian="12pt" style:font-weight-asian="normal" style:font-name-complex="FreeMono" style:font-size-complex="12pt" style:font-weight-complex="normal"/>
    </style:style>
    <style:style style:name="P277" style:family="paragraph" style:parent-style-name="Standard">
      <style:paragraph-properties fo:text-align="start" style:justify-single-word="false" style:text-autospace="none"/>
      <style:text-properties style:font-name="FreeMono1" fo:font-size="12pt" style:text-underline-style="none" fo:font-weight="normal" officeooo:rsid="004fc4e4" officeooo:paragraph-rsid="018e3118" style:font-size-asian="12pt" style:font-weight-asian="normal" style:font-size-complex="12pt" style:font-weight-complex="normal"/>
    </style:style>
    <style:style style:name="P278" style:family="paragraph" style:parent-style-name="Standard">
      <style:paragraph-properties style:text-autospace="none"/>
      <style:text-properties style:font-name="FreeMono1" fo:font-size="12pt" officeooo:paragraph-rsid="018e3118" style:font-name-asian="FreeMono" style:font-size-asian="12pt" style:font-name-complex="FreeMono" style:font-size-complex="12pt"/>
    </style:style>
    <style:style style:name="P279" style:family="paragraph" style:parent-style-name="Standard">
      <style:paragraph-properties style:text-autospace="none"/>
      <style:text-properties style:font-name="FreeMono1" fo:font-size="12pt" fo:font-style="normal" fo:font-weight="normal" officeooo:rsid="0181c49d" officeooo:paragraph-rsid="018e3118" style:font-name-asian="FreeMono" style:font-size-asian="12pt" style:font-style-asian="normal" style:font-weight-asian="normal" style:font-name-complex="FreeMono" style:font-size-complex="12pt" style:font-style-complex="normal" style:font-weight-complex="normal"/>
    </style:style>
    <style:style style:name="P280" style:family="paragraph" style:parent-style-name="Standard">
      <style:text-properties style:font-name="FreeMono" fo:font-size="12pt" officeooo:rsid="00037fa5" officeooo:paragraph-rsid="029bf435" style:font-size-asian="12pt" style:font-size-complex="12pt"/>
    </style:style>
    <style:style style:name="P281" style:family="paragraph" style:parent-style-name="Standard">
      <style:text-properties style:font-name="FreeMono" fo:font-size="12pt" officeooo:rsid="00037fa5" officeooo:paragraph-rsid="03514ace" style:font-size-asian="12pt" style:font-size-complex="12pt"/>
    </style:style>
    <style:style style:name="P282" style:family="paragraph" style:parent-style-name="Standard">
      <style:paragraph-properties fo:text-align="start" style:justify-single-word="false"/>
      <style:text-properties fo:color="#0000ff" style:font-name="Jomolhari1" fo:font-size="12pt" style:text-underline-style="none" fo:font-weight="normal" officeooo:rsid="02345b5f" officeooo:paragraph-rsid="02345b5f" style:font-size-asian="12pt" style:font-weight-asian="normal" style:font-size-complex="12pt" style:font-weight-complex="normal"/>
    </style:style>
    <style:style style:name="P283" style:family="paragraph" style:parent-style-name="Standard">
      <style:paragraph-properties fo:margin-left="0in" fo:margin-right="0in" fo:text-indent="0in" style:auto-text-indent="false"/>
      <style:text-properties style:font-name="Jomolhari1" fo:font-size="12pt" fo:font-weight="normal" officeooo:rsid="0023e396" officeooo:paragraph-rsid="00288e6d" style:font-size-asian="12pt" style:font-weight-asian="normal" style:font-size-complex="12pt" style:font-weight-complex="normal"/>
    </style:style>
    <style:style style:name="P284" style:family="paragraph">
      <style:paragraph-properties fo:text-align="center"/>
    </style:style>
    <style:style style:name="T1" style:family="text">
      <style:text-properties style:font-name="FreeMono1"/>
    </style:style>
    <style:style style:name="T2" style:family="text">
      <style:text-properties style:font-name="FreeMono1" officeooo:rsid="007200c7"/>
    </style:style>
    <style:style style:name="T3" style:family="text">
      <style:text-properties style:font-name="FreeMono1" officeooo:rsid="00ad103c"/>
    </style:style>
    <style:style style:name="T4" style:family="text">
      <style:text-properties style:font-name="FreeMono1" officeooo:rsid="00b804e3"/>
    </style:style>
    <style:style style:name="T5" style:family="text">
      <style:text-properties style:font-name="FreeMono1" officeooo:rsid="00b9656e"/>
    </style:style>
    <style:style style:name="T6" style:family="text">
      <style:text-properties style:font-name="FreeMono1" officeooo:rsid="00cb20f3"/>
    </style:style>
    <style:style style:name="T7" style:family="text">
      <style:text-properties style:font-name="FreeMono1" officeooo:rsid="00f02d5b"/>
    </style:style>
    <style:style style:name="T8" style:family="text">
      <style:text-properties style:font-name="FreeMono1" officeooo:rsid="0102d0ef"/>
    </style:style>
    <style:style style:name="T9" style:family="text">
      <style:text-properties style:font-name="FreeMono1" officeooo:rsid="01044023"/>
    </style:style>
    <style:style style:name="T10" style:family="text">
      <style:text-properties style:font-name="FreeMono1" officeooo:rsid="0114970b"/>
    </style:style>
    <style:style style:name="T11" style:family="text">
      <style:text-properties style:font-name="FreeMono1" officeooo:rsid="010b5b7a"/>
    </style:style>
    <style:style style:name="T12" style:family="text">
      <style:text-properties style:font-name="FreeMono1" fo:font-weight="normal" officeooo:rsid="010123cb" style:font-name-asian="FreeMono" style:font-weight-asian="normal" style:font-name-complex="FreeMono" style:font-weight-complex="normal"/>
    </style:style>
    <style:style style:name="T13" style:family="text">
      <style:text-properties style:font-name="FreeMono1" fo:font-weight="normal" officeooo:rsid="00ff3cbe" style:font-name-asian="FreeMono" style:font-weight-asian="normal" style:font-name-complex="FreeMono" style:font-weight-complex="normal"/>
    </style:style>
    <style:style style:name="T14" style:family="text">
      <style:text-properties style:font-name="FreeMono1" fo:font-weight="normal" officeooo:rsid="01b4d6bb" style:font-weight-asian="normal" style:font-weight-complex="normal"/>
    </style:style>
    <style:style style:name="T15" style:family="text">
      <style:text-properties style:font-name="FreeMono1" fo:font-weight="normal" officeooo:rsid="01b5b887" style:font-weight-asian="normal" style:font-weight-complex="normal"/>
    </style:style>
    <style:style style:name="T16" style:family="text">
      <style:text-properties style:font-name="FreeMono1" fo:font-weight="normal" officeooo:rsid="02a23b52" style:font-weight-asian="normal" style:font-weight-complex="normal"/>
    </style:style>
    <style:style style:name="T17" style:family="text">
      <style:text-properties style:font-name="FreeMono1" fo:font-weight="normal" officeooo:rsid="01b0b0eb" style:font-weight-asian="normal" style:font-weight-complex="normal"/>
    </style:style>
    <style:style style:name="T18" style:family="text">
      <style:text-properties style:font-name="FreeMono1" fo:font-weight="normal" officeooo:rsid="02a2f724" style:font-weight-asian="normal" style:font-weight-complex="normal"/>
    </style:style>
    <style:style style:name="T19" style:family="text">
      <style:text-properties style:font-name="FreeMono1" officeooo:rsid="0178a90e"/>
    </style:style>
    <style:style style:name="T20" style:family="text">
      <style:text-properties style:font-name="FreeMono1" officeooo:rsid="017b9caf"/>
    </style:style>
    <style:style style:name="T21" style:family="text">
      <style:text-properties style:font-name="FreeMono1" officeooo:rsid="01972683" style:font-name-asian="FreeMono" style:font-name-complex="FreeMono"/>
    </style:style>
    <style:style style:name="T22" style:family="text">
      <style:text-properties style:font-name="FreeMono1" officeooo:rsid="019cc1c8" style:font-name-asian="FreeMono" style:font-name-complex="FreeMono"/>
    </style:style>
    <style:style style:name="T23" style:family="text">
      <style:text-properties style:font-name="FreeMono1" officeooo:rsid="0092ca38" style:font-name-asian="FreeMono" style:font-name-complex="FreeMono"/>
    </style:style>
    <style:style style:name="T24" style:family="text">
      <style:text-properties style:font-name="FreeMono1" officeooo:rsid="008f91cd" style:font-name-asian="FreeMono" style:font-name-complex="FreeMono"/>
    </style:style>
    <style:style style:name="T25" style:family="text">
      <style:text-properties style:font-name="FreeMono1" officeooo:rsid="01a54219" style:font-name-asian="FreeMono" style:font-name-complex="FreeMono"/>
    </style:style>
    <style:style style:name="T26" style:family="text">
      <style:text-properties style:font-name="FreeMono1" officeooo:rsid="01ab3992" style:font-name-asian="FreeMono" style:font-name-complex="FreeMono"/>
    </style:style>
    <style:style style:name="T27" style:family="text">
      <style:text-properties style:font-name="FreeMono1" officeooo:rsid="01ade907" style:font-name-asian="FreeMono" style:font-name-complex="FreeMono"/>
    </style:style>
    <style:style style:name="T28" style:family="text">
      <style:text-properties style:font-name="FreeMono1" officeooo:rsid="01bcbfa6"/>
    </style:style>
    <style:style style:name="T29" style:family="text">
      <style:text-properties style:font-name="FreeMono1" officeooo:rsid="01d6180d"/>
    </style:style>
    <style:style style:name="T30" style:family="text">
      <style:text-properties style:font-name="FreeMono1" officeooo:rsid="01d7e53e"/>
    </style:style>
    <style:style style:name="T31" style:family="text">
      <style:text-properties style:font-name="FreeMono1" officeooo:rsid="01714a0f"/>
    </style:style>
    <style:style style:name="T32" style:family="text">
      <style:text-properties style:font-name="FreeMono1" officeooo:rsid="01d7fa7d"/>
    </style:style>
    <style:style style:name="T33" style:family="text">
      <style:text-properties style:font-name="FreeMono1" officeooo:rsid="01e3900b"/>
    </style:style>
    <style:style style:name="T34" style:family="text">
      <style:text-properties style:font-name="FreeMono1" officeooo:rsid="01fdd770"/>
    </style:style>
    <style:style style:name="T35" style:family="text">
      <style:text-properties style:font-name="FreeMono1" officeooo:rsid="0200b089"/>
    </style:style>
    <style:style style:name="T36" style:family="text">
      <style:text-properties style:font-name="FreeMono1" officeooo:rsid="020dbeae"/>
    </style:style>
    <style:style style:name="T37" style:family="text">
      <style:text-properties style:font-name="FreeMono1" officeooo:rsid="020fb210"/>
    </style:style>
    <style:style style:name="T38" style:family="text">
      <style:text-properties style:font-name="FreeMono1" officeooo:rsid="0213fb03"/>
    </style:style>
    <style:style style:name="T39" style:family="text">
      <style:text-properties style:font-name="FreeMono1" officeooo:rsid="021a7ca9"/>
    </style:style>
    <style:style style:name="T40" style:family="text">
      <style:text-properties style:font-name="FreeMono1" officeooo:rsid="02215ebe"/>
    </style:style>
    <style:style style:name="T41" style:family="text">
      <style:text-properties style:font-name="FreeMono1" officeooo:rsid="021f80b8"/>
    </style:style>
    <style:style style:name="T42" style:family="text">
      <style:text-properties style:font-name="FreeMono1" officeooo:rsid="021b3fa5"/>
    </style:style>
    <style:style style:name="T43" style:family="text">
      <style:text-properties style:font-name="FreeMono1" officeooo:rsid="01e98d09"/>
    </style:style>
    <style:style style:name="T44" style:family="text">
      <style:text-properties style:font-name="FreeMono1" officeooo:rsid="02043da2"/>
    </style:style>
    <style:style style:name="T45" style:family="text">
      <style:text-properties style:font-name="FreeMono1" officeooo:rsid="01c9b2cb"/>
    </style:style>
    <style:style style:name="T46" style:family="text">
      <style:text-properties style:font-name="FreeMono1" officeooo:rsid="01bdf059"/>
    </style:style>
    <style:style style:name="T47" style:family="text">
      <style:text-properties style:font-name="FreeMono1" officeooo:rsid="021079d3"/>
    </style:style>
    <style:style style:name="T48" style:family="text">
      <style:text-properties style:font-name="FreeMono1" officeooo:rsid="01d116d7"/>
    </style:style>
    <style:style style:name="T49" style:family="text">
      <style:text-properties style:font-name="FreeMono1" officeooo:rsid="01d27bfc"/>
    </style:style>
    <style:style style:name="T50" style:family="text">
      <style:text-properties style:font-name="FreeMono1" officeooo:rsid="0223bc40"/>
    </style:style>
    <style:style style:name="T51" style:family="text">
      <style:text-properties style:font-name="FreeMono1" officeooo:rsid="0238c68e"/>
    </style:style>
    <style:style style:name="T52" style:family="text">
      <style:text-properties style:font-name="FreeMono1" officeooo:rsid="0042cbcf"/>
    </style:style>
    <style:style style:name="T53" style:family="text">
      <style:text-properties style:font-name="FreeMono1" officeooo:rsid="02d3f3f5"/>
    </style:style>
    <style:style style:name="T54" style:family="text">
      <style:text-properties style:font-name="FreeMono1" officeooo:rsid="0244c57e"/>
    </style:style>
    <style:style style:name="T55" style:family="text">
      <style:text-properties style:font-name="FreeMono1" officeooo:rsid="02d5622b"/>
    </style:style>
    <style:style style:name="T56" style:family="text">
      <style:text-properties style:font-name="FreeMono1" officeooo:rsid="02e30cf2"/>
    </style:style>
    <style:style style:name="T57" style:family="text">
      <style:text-properties style:font-name="FreeMono1" officeooo:rsid="0273f949"/>
    </style:style>
    <style:style style:name="T58" style:family="text">
      <style:text-properties style:font-name="FreeMono1" officeooo:rsid="01338b22"/>
    </style:style>
    <style:style style:name="T59" style:family="text">
      <style:text-properties fo:font-weight="normal" officeooo:rsid="01b0b0eb" style:font-weight-asian="normal" style:font-weight-complex="normal"/>
    </style:style>
    <style:style style:name="T60" style:family="text">
      <style:text-properties fo:font-weight="normal" officeooo:rsid="01b4d6bb" style:font-weight-asian="normal" style:font-weight-complex="normal"/>
    </style:style>
    <style:style style:name="T61" style:family="text">
      <style:text-properties fo:font-weight="normal" officeooo:rsid="01b5b887" style:font-weight-asian="normal" style:font-weight-complex="normal"/>
    </style:style>
    <style:style style:name="T62" style:family="text">
      <style:text-properties fo:font-weight="normal" officeooo:rsid="01b6d1ce" style:font-weight-asian="normal" style:font-weight-complex="normal"/>
    </style:style>
    <style:style style:name="T63" style:family="text">
      <style:text-properties fo:font-weight="normal" officeooo:rsid="029345bb" style:font-weight-asian="normal" style:font-weight-complex="normal"/>
    </style:style>
    <style:style style:name="T64" style:family="text">
      <style:text-properties fo:font-weight="normal" officeooo:rsid="0294f7a9" style:font-weight-asian="normal" style:font-weight-complex="normal"/>
    </style:style>
    <style:style style:name="T65" style:family="text">
      <style:text-properties fo:font-weight="normal" officeooo:rsid="029568e0" style:font-weight-asian="normal" style:font-weight-complex="normal"/>
    </style:style>
    <style:style style:name="T66" style:family="text">
      <style:text-properties fo:font-weight="normal" officeooo:rsid="000b4a52" style:font-weight-asian="normal" style:font-weight-complex="normal"/>
    </style:style>
    <style:style style:name="T67" style:family="text">
      <style:text-properties fo:font-weight="normal" officeooo:rsid="003f2751" style:font-weight-asian="normal" style:font-weight-complex="normal"/>
    </style:style>
    <style:style style:name="T68" style:family="text">
      <style:text-properties fo:font-weight="normal" officeooo:rsid="00230301" style:font-weight-asian="normal" style:font-weight-complex="normal"/>
    </style:style>
    <style:style style:name="T69" style:family="text">
      <style:text-properties fo:font-weight="normal" officeooo:rsid="02a4c038" style:font-weight-asian="normal" style:font-weight-complex="normal"/>
    </style:style>
    <style:style style:name="T70" style:family="text">
      <style:text-properties fo:font-weight="normal" officeooo:rsid="02a620a0" style:font-weight-asian="normal" style:font-weight-complex="normal"/>
    </style:style>
    <style:style style:name="T71" style:family="text">
      <style:text-properties fo:font-weight="normal" officeooo:rsid="02a7907a" style:font-weight-asian="normal" style:font-weight-complex="normal"/>
    </style:style>
    <style:style style:name="T72" style:family="text">
      <style:text-properties fo:font-weight="normal" officeooo:rsid="02b52e49" style:font-weight-asian="normal" style:font-weight-complex="normal"/>
    </style:style>
    <style:style style:name="T73" style:family="text">
      <style:text-properties fo:font-weight="normal" officeooo:rsid="02972208" style:font-name-asian="FreeMono" style:font-weight-asian="normal" style:font-name-complex="FreeMono" style:font-weight-complex="normal"/>
    </style:style>
    <style:style style:name="T74" style:family="text">
      <style:text-properties fo:font-style="italic" officeooo:rsid="00589877" style:font-style-asian="italic" style:font-style-complex="italic"/>
    </style:style>
    <style:style style:name="T75" style:family="text">
      <style:text-properties fo:font-style="italic" officeooo:rsid="005a0a31" style:font-style-asian="italic" style:font-style-complex="italic"/>
    </style:style>
    <style:style style:name="T76" style:family="text">
      <style:text-properties fo:font-style="italic" officeooo:rsid="010b5b7a" style:font-style-asian="italic" style:font-style-complex="italic"/>
    </style:style>
    <style:style style:name="T77" style:family="text">
      <style:text-properties fo:font-style="italic" officeooo:rsid="010f638a" style:font-style-asian="italic" style:font-style-complex="italic"/>
    </style:style>
    <style:style style:name="T78" style:family="text">
      <style:text-properties fo:font-style="italic" officeooo:rsid="017e7627" style:font-style-asian="italic" style:font-style-complex="italic"/>
    </style:style>
    <style:style style:name="T79" style:family="text">
      <style:text-properties fo:font-style="italic" officeooo:rsid="01c9b2cb" style:font-style-asian="italic" style:font-style-complex="italic"/>
    </style:style>
    <style:style style:name="T80" style:family="text">
      <style:text-properties fo:font-style="italic" officeooo:rsid="01cb609a" style:font-style-asian="italic" style:font-style-complex="italic"/>
    </style:style>
    <style:style style:name="T81" style:family="text">
      <style:text-properties fo:font-style="italic" officeooo:rsid="01d03d4d" style:font-style-asian="italic" style:font-style-complex="italic"/>
    </style:style>
    <style:style style:name="T82" style:family="text">
      <style:text-properties fo:font-style="italic" officeooo:rsid="01e98d09" style:font-style-asian="italic" style:font-style-complex="italic"/>
    </style:style>
    <style:style style:name="T83" style:family="text">
      <style:text-properties fo:font-style="italic" officeooo:rsid="003e0aed" style:font-style-asian="italic" style:font-style-complex="italic"/>
    </style:style>
    <style:style style:name="T84" style:family="text">
      <style:text-properties fo:font-style="italic" officeooo:rsid="000b4a52" style:font-style-asian="italic" style:font-style-complex="italic"/>
    </style:style>
    <style:style style:name="T85" style:family="text">
      <style:text-properties fo:font-style="italic" officeooo:rsid="000febc9" style:font-style-asian="italic" style:font-style-complex="italic"/>
    </style:style>
    <style:style style:name="T86" style:family="text">
      <style:text-properties fo:font-style="italic" officeooo:rsid="007787df" style:font-style-asian="italic" style:font-style-complex="italic"/>
    </style:style>
    <style:style style:name="T87" style:family="text">
      <style:text-properties fo:font-style="italic" officeooo:rsid="00099f11" style:font-style-asian="italic" style:font-style-complex="italic"/>
    </style:style>
    <style:style style:name="T88" style:family="text">
      <style:text-properties fo:font-style="italic" officeooo:rsid="02b52e49" style:font-style-asian="italic" style:font-style-complex="italic"/>
    </style:style>
    <style:style style:name="T89" style:family="text">
      <style:text-properties fo:font-style="italic" fo:font-weight="normal" officeooo:rsid="000b4a52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711cec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0730dc6" style:font-style-asian="italic" style:font-weight-asian="normal" style:font-style-complex="italic" style:font-weight-complex="normal"/>
    </style:style>
    <style:style style:name="T92" style:family="text">
      <style:text-properties fo:font-style="normal" officeooo:rsid="008fc3c0" style:font-style-asian="normal" style:font-style-complex="normal"/>
    </style:style>
    <style:style style:name="T93" style:family="text">
      <style:text-properties fo:font-style="normal" officeooo:rsid="010a8fef" style:font-style-asian="normal" style:font-style-complex="normal"/>
    </style:style>
    <style:style style:name="T94" style:family="text">
      <style:text-properties fo:font-style="normal" officeooo:rsid="010b5b7a" style:font-style-asian="normal" style:font-style-complex="normal"/>
    </style:style>
    <style:style style:name="T95" style:family="text">
      <style:text-properties fo:font-style="normal" officeooo:rsid="010b6d63" style:font-style-asian="normal" style:font-style-complex="normal"/>
    </style:style>
    <style:style style:name="T96" style:family="text">
      <style:text-properties fo:font-style="normal" officeooo:rsid="01c68865" style:font-style-asian="normal" style:font-style-complex="normal"/>
    </style:style>
    <style:style style:name="T97" style:family="text">
      <style:text-properties fo:font-style="normal" officeooo:rsid="0237e496" style:font-style-asian="normal" style:font-style-complex="normal"/>
    </style:style>
    <style:style style:name="T98" style:family="text">
      <style:text-properties fo:font-style="normal" officeooo:rsid="00134f95" style:font-style-asian="normal" style:font-style-complex="normal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0b4a52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73bd71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262d1f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231114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711cec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75c06a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730dc6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1085f18" style:font-style-asian="normal" style:font-weight-asian="normal" style:font-style-complex="normal" style:font-weight-complex="normal"/>
    </style:style>
    <style:style style:name="T109" style:family="text">
      <style:text-properties style:font-name="Liberation Serif1" fo:font-size="12pt" fo:font-weight="normal" officeooo:rsid="0025807d" style:font-size-asian="12pt" style:font-weight-asian="normal" style:font-size-complex="12pt" style:font-weight-complex="normal"/>
    </style:style>
    <style:style style:name="T110" style:family="text">
      <style:text-properties style:font-name="Liberation Serif1" fo:font-size="12pt" fo:font-weight="normal" officeooo:rsid="00288e6d" style:font-size-asian="12pt" style:font-weight-asian="normal" style:font-size-complex="12pt" style:font-weight-complex="normal"/>
    </style:style>
    <style:style style:name="T111" style:family="text">
      <style:text-properties style:font-name="Liberation Serif1" officeooo:rsid="0118f586"/>
    </style:style>
    <style:style style:name="T112" style:family="text">
      <style:text-properties officeooo:rsid="0032efce"/>
    </style:style>
    <style:style style:name="T113" style:family="text">
      <style:text-properties officeooo:rsid="003849c4"/>
    </style:style>
    <style:style style:name="T114" style:family="text">
      <style:text-properties officeooo:rsid="0039785f"/>
    </style:style>
    <style:style style:name="T115" style:family="text">
      <style:text-properties officeooo:rsid="0043487d"/>
    </style:style>
    <style:style style:name="T116" style:family="text">
      <style:text-properties officeooo:rsid="0043d33a"/>
    </style:style>
    <style:style style:name="T117" style:family="text">
      <style:text-properties officeooo:rsid="004fc5a1"/>
    </style:style>
    <style:style style:name="T118" style:family="text">
      <style:text-properties officeooo:rsid="00517544"/>
    </style:style>
    <style:style style:name="T119" style:family="text">
      <style:text-properties officeooo:rsid="00570f5e"/>
    </style:style>
    <style:style style:name="T120" style:family="text">
      <style:text-properties officeooo:rsid="00589877"/>
    </style:style>
    <style:style style:name="T121" style:family="text">
      <style:text-properties officeooo:rsid="005d7b27"/>
    </style:style>
    <style:style style:name="T122" style:family="text">
      <style:text-properties officeooo:rsid="00618033"/>
    </style:style>
    <style:style style:name="T123" style:family="text">
      <style:text-properties officeooo:rsid="0066c4be"/>
    </style:style>
    <style:style style:name="T124" style:family="text">
      <style:text-properties style:font-name="Jomolhari1"/>
    </style:style>
    <style:style style:name="T125" style:family="text">
      <style:text-properties style:font-name="Jomolhari1" officeooo:rsid="007200c7"/>
    </style:style>
    <style:style style:name="T126" style:family="text">
      <style:text-properties style:font-name="Jomolhari1" officeooo:rsid="008053f5"/>
    </style:style>
    <style:style style:name="T127" style:family="text">
      <style:text-properties style:font-name="Jomolhari1" officeooo:rsid="0032efce"/>
    </style:style>
    <style:style style:name="T128" style:family="text">
      <style:text-properties style:font-name="Jomolhari1" officeooo:rsid="008894f2"/>
    </style:style>
    <style:style style:name="T129" style:family="text">
      <style:text-properties style:font-name="Jomolhari1" officeooo:rsid="0089ccf0"/>
    </style:style>
    <style:style style:name="T130" style:family="text">
      <style:text-properties style:font-name="Jomolhari1" officeooo:rsid="008a6f9a"/>
    </style:style>
    <style:style style:name="T131" style:family="text">
      <style:text-properties style:font-name="Jomolhari1" officeooo:rsid="008e3e08"/>
    </style:style>
    <style:style style:name="T132" style:family="text">
      <style:text-properties style:font-name="Jomolhari1" officeooo:rsid="010a8fef"/>
    </style:style>
    <style:style style:name="T133" style:family="text">
      <style:text-properties style:font-name="Jomolhari1" officeooo:rsid="010b5b7a"/>
    </style:style>
    <style:style style:name="T134" style:family="text">
      <style:text-properties style:font-name="Jomolhari1" officeooo:rsid="010f638a"/>
    </style:style>
    <style:style style:name="T135" style:family="text">
      <style:text-properties style:font-name="Jomolhari1" officeooo:rsid="008f91cd" style:font-name-asian="FreeMono" style:font-name-complex="FreeMono"/>
    </style:style>
    <style:style style:name="T136" style:family="text">
      <style:text-properties style:font-name="Jomolhari1" officeooo:rsid="00ef08d7" style:font-name-asian="FreeMono" style:font-name-complex="FreeMono"/>
    </style:style>
    <style:style style:name="T137" style:family="text">
      <style:text-properties style:font-name="Jomolhari1" officeooo:rsid="00ef60f6" style:font-name-asian="FreeMono" style:font-name-complex="FreeMono"/>
    </style:style>
    <style:style style:name="T138" style:family="text">
      <style:text-properties style:font-name="Jomolhari1" officeooo:rsid="0093ee39" style:font-name-asian="FreeMono" style:font-name-complex="FreeMono"/>
    </style:style>
    <style:style style:name="T139" style:family="text">
      <style:text-properties style:font-name="Jomolhari1" officeooo:rsid="0092ca38" style:font-name-asian="FreeMono" style:font-name-complex="FreeMono"/>
    </style:style>
    <style:style style:name="T140" style:family="text">
      <style:text-properties style:font-name="Jomolhari1" officeooo:rsid="00efcdf8" style:font-name-asian="FreeMono" style:font-name-complex="FreeMono"/>
    </style:style>
    <style:style style:name="T141" style:family="text">
      <style:text-properties style:font-name="Jomolhari1" officeooo:rsid="018f8d36" style:font-name-asian="FreeMono" style:font-name-complex="FreeMono"/>
    </style:style>
    <style:style style:name="T142" style:family="text">
      <style:text-properties style:font-name="Jomolhari1" officeooo:rsid="0190f242" style:font-name-asian="FreeMono" style:font-name-complex="FreeMono"/>
    </style:style>
    <style:style style:name="T143" style:family="text">
      <style:text-properties style:font-name="Jomolhari1" officeooo:rsid="01a69ee1" style:font-name-asian="FreeMono" style:font-name-complex="FreeMono"/>
    </style:style>
    <style:style style:name="T144" style:family="text">
      <style:text-properties style:font-name="Jomolhari1" officeooo:rsid="01ab3992" style:font-name-asian="FreeMono" style:font-name-complex="FreeMono"/>
    </style:style>
    <style:style style:name="T145" style:family="text">
      <style:text-properties style:font-name="Jomolhari1" officeooo:rsid="01ade907" style:font-name-asian="FreeMono" style:font-name-complex="FreeMono"/>
    </style:style>
    <style:style style:name="T146" style:family="text">
      <style:text-properties style:font-name="Jomolhari1" officeooo:rsid="019cc1c8" style:font-name-asian="FreeMono" style:font-name-complex="FreeMono"/>
    </style:style>
    <style:style style:name="T147" style:family="text">
      <style:text-properties style:font-name="Jomolhari1" fo:font-weight="normal" officeooo:rsid="00fd9f19" style:font-name-asian="FreeMono" style:font-weight-asian="normal" style:font-name-complex="FreeMono" style:font-weight-complex="normal"/>
    </style:style>
    <style:style style:name="T148" style:family="text">
      <style:text-properties style:font-name="Jomolhari1" fo:font-weight="normal" officeooo:rsid="00ff3a72" style:font-name-asian="FreeMono" style:font-weight-asian="normal" style:font-name-complex="FreeMono" style:font-weight-complex="normal"/>
    </style:style>
    <style:style style:name="T149" style:family="text">
      <style:text-properties style:font-name="Jomolhari1" fo:font-weight="normal" officeooo:rsid="00ff3cbe" style:font-name-asian="FreeMono" style:font-weight-asian="normal" style:font-name-complex="FreeMono" style:font-weight-complex="normal"/>
    </style:style>
    <style:style style:name="T150" style:family="text">
      <style:text-properties style:font-name="Jomolhari1" fo:font-weight="normal" officeooo:rsid="010123cb" style:font-name-asian="FreeMono" style:font-weight-asian="normal" style:font-name-complex="FreeMono" style:font-weight-complex="normal"/>
    </style:style>
    <style:style style:name="T151" style:family="text">
      <style:text-properties style:font-name="Jomolhari1" fo:font-style="italic" officeooo:rsid="01ab3992" style:font-name-asian="FreeMono" style:font-style-asian="italic" style:font-name-complex="FreeMono" style:font-style-complex="italic"/>
    </style:style>
    <style:style style:name="T152" style:family="text">
      <style:text-properties style:font-name="Jomolhari1" officeooo:rsid="01bcbfa6"/>
    </style:style>
    <style:style style:name="T153" style:family="text">
      <style:text-properties style:font-name="Jomolhari1" officeooo:rsid="00b804e3"/>
    </style:style>
    <style:style style:name="T154" style:family="text">
      <style:text-properties style:font-name="Jomolhari1" officeooo:rsid="01e98d09"/>
    </style:style>
    <style:style style:name="T155" style:family="text">
      <style:text-properties style:font-name="Jomolhari1" officeooo:rsid="0207d5ad"/>
    </style:style>
    <style:style style:name="T156" style:family="text">
      <style:text-properties style:font-name="Jomolhari1" officeooo:rsid="0273f949"/>
    </style:style>
    <style:style style:name="T157" style:family="text">
      <style:text-properties style:font-name="Jomolhari1" officeooo:rsid="02815bec"/>
    </style:style>
    <style:style style:name="T158" style:family="text">
      <style:text-properties style:font-name="Jomolhari1" officeooo:rsid="02d9803e"/>
    </style:style>
    <style:style style:name="T159" style:family="text">
      <style:text-properties style:font-name="Jomolhari1" officeooo:rsid="02dab5a9"/>
    </style:style>
    <style:style style:name="T160" style:family="text">
      <style:text-properties style:font-name="Jomolhari1" officeooo:rsid="02dc892d"/>
    </style:style>
    <style:style style:name="T161" style:family="text">
      <style:text-properties style:font-name="Jomolhari1" officeooo:rsid="02e30cf2"/>
    </style:style>
    <style:style style:name="T162" style:family="text">
      <style:text-properties style:font-name="Jomolhari1" officeooo:rsid="02d3f3f5"/>
    </style:style>
    <style:style style:name="T163" style:family="text">
      <style:text-properties style:font-name="Jomolhari1" officeooo:rsid="0244c57e"/>
    </style:style>
    <style:style style:name="T164" style:family="text">
      <style:text-properties style:font-name="Jomolhari1" officeooo:rsid="02d5622b"/>
    </style:style>
    <style:style style:name="T165" style:family="text">
      <style:text-properties style:font-name="Jomolhari1" fo:font-weight="bold" officeooo:rsid="0018b72f" style:font-weight-asian="bold" style:font-weight-complex="bold"/>
    </style:style>
    <style:style style:name="T166" style:family="text">
      <style:text-properties style:font-name="Jomolhari1" fo:font-weight="bold" officeooo:rsid="001810e1" style:font-weight-asian="bold" style:font-weight-complex="bold"/>
    </style:style>
    <style:style style:name="T167" style:family="text">
      <style:text-properties style:font-name="Jomolhari1" officeooo:rsid="01338b22"/>
    </style:style>
    <style:style style:name="T168" style:family="text">
      <style:text-properties officeooo:rsid="006b862b"/>
    </style:style>
    <style:style style:name="T169" style:family="text">
      <style:text-properties officeooo:rsid="006e6fee"/>
    </style:style>
    <style:style style:name="T170" style:family="text">
      <style:text-properties fo:color="#000000" style:text-underline-style="none" fo:font-weight="normal" officeooo:rsid="002afd29" style:font-weight-asian="normal" style:font-weight-complex="normal"/>
    </style:style>
    <style:style style:name="T171" style:family="text">
      <style:text-properties fo:color="#000000" style:text-underline-style="none" fo:font-weight="normal" officeooo:rsid="002b32e2" style:font-weight-asian="normal" style:font-weight-complex="normal"/>
    </style:style>
    <style:style style:name="T172" style:family="text">
      <style:text-properties fo:color="#000000" style:text-underline-style="none" fo:font-weight="normal" officeooo:rsid="002cfe84" style:font-weight-asian="normal" style:font-weight-complex="normal"/>
    </style:style>
    <style:style style:name="T173" style:family="text">
      <style:text-properties fo:color="#000000" style:text-underline-style="none" fo:font-weight="normal" officeooo:rsid="010a8fef" style:font-weight-asian="normal" style:font-weight-complex="normal"/>
    </style:style>
    <style:style style:name="T174" style:family="text">
      <style:text-properties fo:color="#000000" style:text-underline-style="none" fo:font-weight="normal" officeooo:rsid="010f638a" style:font-weight-asian="normal" style:font-weight-complex="normal"/>
    </style:style>
    <style:style style:name="T175" style:family="text">
      <style:text-properties fo:color="#000000" style:font-name="Liberation Serif1" style:text-underline-style="none" fo:font-weight="normal" officeooo:rsid="002afd29" style:font-weight-asian="normal" style:font-weight-complex="normal"/>
    </style:style>
    <style:style style:name="T176" style:family="text">
      <style:text-properties fo:color="#000000" style:font-name="Liberation Serif1" style:text-underline-style="none" fo:font-weight="normal" officeooo:rsid="002cfe84" style:font-weight-asian="normal" style:font-weight-complex="normal"/>
    </style:style>
    <style:style style:name="T177" style:family="text">
      <style:text-properties fo:color="#000000" style:font-name="Liberation Serif1" style:text-underline-style="none" fo:font-weight="normal" officeooo:rsid="00907ee1" style:font-weight-asian="normal" style:font-weight-complex="normal"/>
    </style:style>
    <style:style style:name="T178" style:family="text">
      <style:text-properties fo:color="#000000" style:font-name="Jomolhari1" fo:font-weight="normal" officeooo:rsid="01a69ee1" style:font-name-asian="FreeMono" style:font-weight-asian="normal" style:font-name-complex="FreeMono" style:font-weight-complex="normal"/>
    </style:style>
    <style:style style:name="T179" style:family="text">
      <style:text-properties fo:color="#000000" style:font-name="Jomolhari1" fo:font-weight="normal" officeooo:rsid="01aab703" style:font-name-asian="FreeMono" style:font-weight-asian="normal" style:font-name-complex="FreeMono" style:font-weight-complex="normal"/>
    </style:style>
    <style:style style:name="T180" style:family="text">
      <style:text-properties fo:color="#000000" style:font-name="Jomolhari1" fo:font-weight="normal" officeooo:rsid="01a89490" style:font-name-asian="FreeMono" style:font-weight-asian="normal" style:font-name-complex="FreeMono" style:font-weight-complex="normal"/>
    </style:style>
    <style:style style:name="T181" style:family="text">
      <style:text-properties fo:color="#000000" style:font-name="Jomolhari1" officeooo:rsid="0292082f"/>
    </style:style>
    <style:style style:name="T182" style:family="text">
      <style:text-properties fo:color="#000000" style:font-name="Jomolhari1" style:text-underline-style="none" fo:font-weight="normal" officeooo:rsid="01338b22" style:font-weight-asian="normal" style:font-weight-complex="normal"/>
    </style:style>
    <style:style style:name="T183" style:family="text">
      <style:text-properties fo:color="#000000" style:font-name="Jomolhari1" style:text-underline-style="none" fo:font-weight="normal" officeooo:rsid="01354b34" style:font-weight-asian="normal" style:font-weight-complex="normal"/>
    </style:style>
    <style:style style:name="T184" style:family="text">
      <style:text-properties fo:color="#000000" style:font-name="Jomolhari1" style:text-underline-style="none" fo:font-weight="normal" officeooo:rsid="01b9800f" style:font-weight-asian="normal" style:font-weight-complex="normal"/>
    </style:style>
    <style:style style:name="T185" style:family="text">
      <style:text-properties fo:color="#000000" style:font-name="Jomolhari1" style:text-underline-style="none" fo:font-weight="normal" officeooo:rsid="01bb752b" style:font-weight-asian="normal" style:font-weight-complex="normal"/>
    </style:style>
    <style:style style:name="T186" style:family="text">
      <style:text-properties fo:color="#000000" style:font-name="Jomolhari1" style:text-underline-style="none" fo:font-weight="normal" officeooo:rsid="00907ee1" style:font-weight-asian="normal" style:font-weight-complex="normal"/>
    </style:style>
    <style:style style:name="T187" style:family="text">
      <style:text-properties fo:color="#000000" style:font-name="Jomolhari1" style:text-underline-style="none" fo:font-weight="normal" officeooo:rsid="01c82819" style:font-weight-asian="normal" style:font-weight-complex="normal"/>
    </style:style>
    <style:style style:name="T188" style:family="text">
      <style:text-properties fo:color="#000000" style:font-name="Jomolhari1" style:text-underline-style="none" fo:font-weight="normal" officeooo:rsid="008fc3c0" style:font-weight-asian="normal" style:font-weight-complex="normal"/>
    </style:style>
    <style:style style:name="T189" style:family="text">
      <style:text-properties fo:color="#000000" style:font-name="Jomolhari1" style:text-underline-style="none" fo:font-weight="normal" officeooo:rsid="02383cf3" style:font-weight-asian="normal" style:font-weight-complex="normal"/>
    </style:style>
    <style:style style:name="T190" style:family="text">
      <style:text-properties fo:color="#000000" style:font-name="Jomolhari1" style:text-underline-style="none" fo:font-weight="normal" officeooo:rsid="009268ba" style:font-weight-asian="normal" style:font-weight-complex="normal"/>
    </style:style>
    <style:style style:name="T191" style:family="text">
      <style:text-properties fo:color="#000000" style:font-name="Jomolhari1" style:text-underline-style="none" fo:font-weight="normal" officeooo:rsid="00991ab7" style:font-weight-asian="normal" style:font-weight-complex="normal"/>
    </style:style>
    <style:style style:name="T192" style:family="text">
      <style:text-properties fo:color="#000000" style:font-name="Jomolhari1" style:text-underline-style="none" fo:font-weight="normal" officeooo:rsid="0113a8ba" style:font-weight-asian="normal" style:font-weight-complex="normal"/>
    </style:style>
    <style:style style:name="T193" style:family="text">
      <style:text-properties fo:color="#000000" style:font-name="Jomolhari1" style:text-underline-style="none" fo:font-weight="normal" officeooo:rsid="01bcbfa6" style:font-weight-asian="normal" style:font-weight-complex="normal"/>
    </style:style>
    <style:style style:name="T194" style:family="text">
      <style:text-properties fo:color="#000000" style:font-name="Jomolhari1" style:text-underline-style="none" fo:font-weight="normal" officeooo:rsid="010d4ed6" style:font-weight-asian="normal" style:font-weight-complex="normal"/>
    </style:style>
    <style:style style:name="T195" style:family="text">
      <style:text-properties fo:color="#000000" style:font-name="Jomolhari1" style:text-underline-style="none" fo:font-weight="normal" officeooo:rsid="009bf172" style:font-weight-asian="normal" style:font-weight-complex="normal"/>
    </style:style>
    <style:style style:name="T196" style:family="text">
      <style:text-properties fo:color="#000000" style:font-name="Jomolhari1" fo:font-style="italic" style:text-underline-style="none" fo:font-weight="normal" officeooo:rsid="00907ee1" style:font-style-asian="italic" style:font-weight-asian="normal" style:font-style-complex="italic" style:font-weight-complex="normal"/>
    </style:style>
    <style:style style:name="T197" style:family="text">
      <style:text-properties fo:color="#000000" style:font-name="Jomolhari1" fo:font-style="italic" style:text-underline-style="none" fo:font-weight="normal" officeooo:rsid="00991ab7" style:font-style-asian="italic" style:font-weight-asian="normal" style:font-style-complex="italic" style:font-weight-complex="normal"/>
    </style:style>
    <style:style style:name="T198" style:family="text">
      <style:text-properties fo:color="#000000" style:font-name="Jomolhari1" fo:font-style="italic" style:text-underline-style="none" fo:font-weight="normal" officeooo:rsid="009ba17c" style:font-style-asian="italic" style:font-weight-asian="normal" style:font-style-complex="italic" style:font-weight-complex="normal"/>
    </style:style>
    <style:style style:name="T199" style:family="text">
      <style:text-properties fo:color="#000000" style:font-name="FreeMono1" officeooo:rsid="018e3118"/>
    </style:style>
    <style:style style:name="T200" style:family="text">
      <style:text-properties fo:color="#000000" style:font-name="FreeMono1" fo:font-weight="normal" officeooo:rsid="01a69ee1" style:font-name-asian="FreeMono" style:font-weight-asian="normal" style:font-name-complex="FreeMono" style:font-weight-complex="normal"/>
    </style:style>
    <style:style style:name="T201" style:family="text">
      <style:text-properties fo:color="#000000" style:font-name="FreeMono1" officeooo:rsid="0292082f"/>
    </style:style>
    <style:style style:name="T202" style:family="text">
      <style:text-properties fo:color="#000000" style:font-name="FreeMono1" fo:font-style="normal" style:text-underline-style="none" fo:font-weight="normal" officeooo:rsid="01e1c8b8" style:font-style-asian="normal" style:font-weight-asian="normal" style:font-style-complex="normal" style:font-weight-complex="normal"/>
    </style:style>
    <style:style style:name="T203" style:family="text">
      <style:text-properties fo:color="#000000" style:font-name="FreeMono1" fo:font-style="normal" style:text-underline-style="none" fo:font-weight="normal" officeooo:rsid="01dc4583" style:font-style-asian="normal" style:font-weight-asian="normal" style:font-style-complex="normal" style:font-weight-complex="normal"/>
    </style:style>
    <style:style style:name="T204" style:family="text">
      <style:text-properties fo:color="#000000" style:font-name="FreeMono1" fo:font-style="normal" style:text-underline-style="none" fo:font-weight="normal" officeooo:rsid="01655df9" style:font-style-asian="normal" style:font-weight-asian="normal" style:font-style-complex="normal" style:font-weight-complex="normal"/>
    </style:style>
    <style:style style:name="T205" style:family="text">
      <style:text-properties fo:color="#000000" style:font-name="FreeMono1" fo:font-style="normal" style:text-underline-style="none" fo:font-weight="normal" officeooo:rsid="01714a0f" style:font-style-asian="normal" style:font-weight-asian="normal" style:font-style-complex="normal" style:font-weight-complex="normal"/>
    </style:style>
    <style:style style:name="T206" style:family="text">
      <style:text-properties fo:color="#000000" style:font-name="FreeMono1" style:text-underline-style="none" fo:font-weight="normal" officeooo:rsid="01655df9" style:font-weight-asian="normal" style:font-weight-complex="normal"/>
    </style:style>
    <style:style style:name="T207" style:family="text">
      <style:text-properties fo:color="#000000" style:font-name="FreeMono1" style:text-underline-style="none" fo:font-weight="normal" officeooo:rsid="01de5552" style:font-weight-asian="normal" style:font-weight-complex="normal"/>
    </style:style>
    <style:style style:name="T208" style:family="text">
      <style:text-properties fo:color="#000000" style:font-name="FreeMono1" style:text-underline-style="none" fo:font-weight="normal" officeooo:rsid="00442821" style:font-weight-asian="normal" style:font-weight-complex="normal"/>
    </style:style>
    <style:style style:name="T209" style:family="text">
      <style:text-properties fo:color="#000000" style:font-name="FreeMono1" style:text-underline-style="none" fo:font-weight="normal" officeooo:rsid="01338b22" style:font-weight-asian="normal" style:font-weight-complex="normal"/>
    </style:style>
    <style:style style:name="T210" style:family="text">
      <style:text-properties fo:color="#000000" style:font-name="FreeMono1" style:text-underline-style="none" fo:font-weight="normal" officeooo:rsid="01df8e62" style:font-weight-asian="normal" style:font-weight-complex="normal"/>
    </style:style>
    <style:style style:name="T211" style:family="text">
      <style:text-properties fo:color="#000000" style:font-name="FreeMono1" style:text-underline-style="none" fo:font-weight="normal" officeooo:rsid="00907ee1" style:font-weight-asian="normal" style:font-weight-complex="normal"/>
    </style:style>
    <style:style style:name="T212" style:family="text">
      <style:text-properties fo:color="#000000" style:font-name="Jomolhari2" fo:font-style="normal" style:text-underline-style="none" fo:font-weight="normal" officeooo:rsid="011a4c32" style:font-style-asian="normal" style:font-weight-asian="normal" style:font-style-complex="normal" style:font-weight-complex="normal"/>
    </style:style>
    <style:style style:name="T213" style:family="text">
      <style:text-properties fo:color="#000000" style:font-name="Jomolhari2" fo:font-style="normal" style:text-underline-style="none" fo:font-weight="normal" officeooo:rsid="013e6568" style:font-style-asian="normal" style:font-weight-asian="normal" style:font-style-complex="normal" style:font-weight-complex="normal"/>
    </style:style>
    <style:style style:name="T214" style:family="text">
      <style:text-properties fo:color="#000000" style:font-name="Jomolhari2" fo:font-style="normal" style:text-underline-style="none" fo:font-weight="normal" officeooo:rsid="012f8f43" style:font-style-asian="normal" style:font-weight-asian="normal" style:font-style-complex="normal" style:font-weight-complex="normal"/>
    </style:style>
    <style:style style:name="T215" style:family="text">
      <style:text-properties fo:color="#000000" style:font-name="Jomolhari2" fo:font-style="normal" style:text-underline-style="none" fo:font-weight="normal" officeooo:rsid="0120eeaa" style:font-style-asian="normal" style:font-weight-asian="normal" style:font-style-complex="normal" style:font-weight-complex="normal"/>
    </style:style>
    <style:style style:name="T216" style:family="text">
      <style:text-properties fo:color="#000000" style:font-name="Jomolhari2" fo:font-style="normal" style:text-underline-style="none" fo:font-weight="normal" officeooo:rsid="01b9800f" style:font-style-asian="normal" style:font-weight-asian="normal" style:font-style-complex="normal" style:font-weight-complex="normal"/>
    </style:style>
    <style:style style:name="T217" style:family="text">
      <style:text-properties fo:color="#000000" style:font-name="Jomolhari2" fo:font-size="12pt" style:text-underline-style="none" fo:font-weight="normal" officeooo:rsid="01b9800f" style:font-size-asian="12pt" style:font-weight-asian="normal" style:font-size-complex="12pt" style:font-weight-complex="normal"/>
    </style:style>
    <style:style style:name="T218" style:family="text">
      <style:text-properties fo:color="#000000" style:font-name="Jomolhari2" fo:font-size="12pt" style:text-underline-style="none" fo:font-weight="normal" officeooo:rsid="01115540" style:font-size-asian="12pt" style:font-weight-asian="normal" style:font-size-complex="12pt" style:font-weight-complex="normal"/>
    </style:style>
    <style:style style:name="T219" style:family="text">
      <style:text-properties fo:color="#000000" style:font-name="Jomolhari2" fo:font-size="12pt" style:text-underline-style="none" fo:font-weight="normal" officeooo:rsid="0111ee3c" style:font-size-asian="12pt" style:font-weight-asian="normal" style:font-size-complex="12pt" style:font-weight-complex="normal"/>
    </style:style>
    <style:style style:name="T220" style:family="text">
      <style:text-properties fo:color="#000000" style:font-name="Jomolhari2" fo:font-size="12pt" style:text-underline-style="none" fo:font-weight="normal" officeooo:rsid="014ef548" style:font-size-asian="12pt" style:font-weight-asian="normal" style:font-size-complex="12pt" style:font-weight-complex="normal"/>
    </style:style>
    <style:style style:name="T221" style:family="text">
      <style:text-properties fo:color="#000000" style:font-name="Jomolhari2" fo:font-size="12pt" style:text-underline-style="none" fo:font-weight="normal" officeooo:rsid="02c49bc4" style:font-size-asian="12pt" style:font-weight-asian="normal" style:font-size-complex="12pt" style:font-weight-complex="normal"/>
    </style:style>
    <style:style style:name="T222" style:family="text">
      <style:text-properties fo:color="#000000" style:font-name="Jomolhari2" fo:font-size="12pt" style:text-underline-style="none" fo:font-weight="normal" officeooo:rsid="02c5cc87" style:font-size-asian="12pt" style:font-weight-asian="normal" style:font-size-complex="12pt" style:font-weight-complex="normal"/>
    </style:style>
    <style:style style:name="T223" style:family="text">
      <style:text-properties fo:color="#000000" style:font-name="Jomolhari2" fo:font-size="12pt" style:text-underline-style="none" fo:font-weight="normal" officeooo:rsid="003cf827" style:font-size-asian="12pt" style:font-weight-asian="normal" style:font-size-complex="12pt" style:font-weight-complex="normal"/>
    </style:style>
    <style:style style:name="T224" style:family="text">
      <style:text-properties fo:color="#000000" style:font-name="Jomolhari2" fo:font-size="12pt" style:text-underline-style="none" fo:font-weight="normal" officeooo:rsid="01c3d0d9" style:font-size-asian="12pt" style:font-weight-asian="normal" style:font-size-complex="12pt" style:font-weight-complex="normal"/>
    </style:style>
    <style:style style:name="T225" style:family="text">
      <style:text-properties fo:color="#000000" style:font-name="Jomolhari2" fo:font-size="12pt" style:text-underline-style="none" fo:font-weight="normal" officeooo:rsid="01e4ef85" style:font-size-asian="12pt" style:font-weight-asian="normal" style:font-size-complex="12pt" style:font-weight-complex="normal"/>
    </style:style>
    <style:style style:name="T226" style:family="text">
      <style:text-properties fo:color="#000000" style:font-name="Jomolhari2" fo:font-size="12pt" style:text-underline-style="none" fo:font-weight="normal" officeooo:rsid="01d6180d" style:font-size-asian="12pt" style:font-weight-asian="normal" style:font-size-complex="12pt" style:font-weight-complex="normal"/>
    </style:style>
    <style:style style:name="T227" style:family="text">
      <style:text-properties fo:color="#000000" style:font-name="Jomolhari2" fo:font-size="12pt" style:text-underline-style="none" fo:font-weight="normal" officeooo:rsid="01ec100d" style:font-size-asian="12pt" style:font-weight-asian="normal" style:font-size-complex="12pt" style:font-weight-complex="normal"/>
    </style:style>
    <style:style style:name="T228" style:family="text">
      <style:text-properties fo:color="#000000" style:font-name="Jomolhari2" fo:font-size="12pt" fo:font-style="italic" style:text-underline-style="none" fo:font-weight="normal" officeooo:rsid="01115540" style:font-size-asian="12pt" style:font-style-asian="italic" style:font-weight-asian="normal" style:font-size-complex="12pt" style:font-style-complex="italic" style:font-weight-complex="normal"/>
    </style:style>
    <style:style style:name="T229" style:family="text">
      <style:text-properties fo:color="#000000" style:font-name="Jomolhari2" fo:font-size="12pt" fo:font-style="italic" style:text-underline-style="none" fo:font-weight="normal" officeooo:rsid="014bc689" style:font-size-asian="12pt" style:font-style-asian="italic" style:font-weight-asian="normal" style:font-size-complex="12pt" style:font-style-complex="italic" style:font-weight-complex="normal"/>
    </style:style>
    <style:style style:name="T230" style:family="text">
      <style:text-properties fo:color="#000000" style:font-name="Jomolhari2" fo:font-size="12pt" fo:font-style="italic" style:text-underline-style="none" fo:font-weight="normal" officeooo:rsid="01b9800f" style:font-size-asian="12pt" style:font-style-asian="italic" style:font-weight-asian="normal" style:font-size-complex="12pt" style:font-style-complex="italic" style:font-weight-complex="normal"/>
    </style:style>
    <style:style style:name="T231" style:family="text">
      <style:text-properties fo:color="#000000" style:font-name="Jomolhari2" fo:font-size="12pt" fo:font-style="italic" style:text-underline-style="none" fo:font-weight="normal" officeooo:rsid="0111ee3c" style:font-size-asian="12pt" style:font-style-asian="italic" style:font-weight-asian="normal" style:font-size-complex="12pt" style:font-style-complex="italic" style:font-weight-complex="normal"/>
    </style:style>
    <style:style style:name="T232" style:family="text">
      <style:text-properties fo:color="#000000" style:font-name="Jomolhari2" fo:font-size="12pt" fo:font-style="italic" style:text-underline-style="none" fo:font-weight="normal" officeooo:rsid="01c3d0d9" style:font-size-asian="12pt" style:font-style-asian="italic" style:font-weight-asian="normal" style:font-size-complex="12pt" style:font-style-complex="italic" style:font-weight-complex="normal"/>
    </style:style>
    <style:style style:name="T233" style:family="text">
      <style:text-properties fo:color="#000000" style:font-name="VL Gothic" style:text-underline-style="none" fo:font-weight="normal" officeooo:rsid="010d4ed6" style:font-weight-asian="normal" style:font-weight-complex="normal"/>
    </style:style>
    <style:style style:name="T234" style:family="text">
      <style:text-properties fo:color="#000000" officeooo:rsid="018e3118"/>
    </style:style>
    <style:style style:name="T235" style:family="text">
      <style:text-properties fo:color="#000000" style:font-name="FreeMono1" style:text-underline-style="none" officeooo:rsid="033b32f2"/>
    </style:style>
    <style:style style:name="T236" style:family="text">
      <style:text-properties officeooo:rsid="008fc3c0"/>
    </style:style>
    <style:style style:name="T237" style:family="text">
      <style:text-properties style:font-name="Jomolhari2"/>
    </style:style>
    <style:style style:name="T238" style:family="text">
      <style:text-properties style:font-name="Jomolhari2" officeooo:rsid="005d7b27"/>
    </style:style>
    <style:style style:name="T239" style:family="text">
      <style:text-properties style:font-name="Jomolhari2" officeooo:rsid="00ad103c"/>
    </style:style>
    <style:style style:name="T240" style:family="text">
      <style:text-properties style:font-name="Jomolhari2" officeooo:rsid="00ad6f0a"/>
    </style:style>
    <style:style style:name="T241" style:family="text">
      <style:text-properties style:font-name="Jomolhari2" officeooo:rsid="00b01992"/>
    </style:style>
    <style:style style:name="T242" style:family="text">
      <style:text-properties style:font-name="Jomolhari2" officeooo:rsid="00c7fe8a"/>
    </style:style>
    <style:style style:name="T243" style:family="text">
      <style:text-properties style:font-name="Jomolhari2" officeooo:rsid="00ffdc51"/>
    </style:style>
    <style:style style:name="T244" style:family="text">
      <style:text-properties style:font-name="Jomolhari2" officeooo:rsid="0102d0ef"/>
    </style:style>
    <style:style style:name="T245" style:family="text">
      <style:text-properties style:font-name="Jomolhari2" officeooo:rsid="01041c8a"/>
    </style:style>
    <style:style style:name="T246" style:family="text">
      <style:text-properties style:font-name="Jomolhari2" officeooo:rsid="01044023"/>
    </style:style>
    <style:style style:name="T247" style:family="text">
      <style:text-properties style:font-name="Jomolhari2" officeooo:rsid="01058896"/>
    </style:style>
    <style:style style:name="T248" style:family="text">
      <style:text-properties style:font-name="Jomolhari2" officeooo:rsid="01071934"/>
    </style:style>
    <style:style style:name="T249" style:family="text">
      <style:text-properties style:font-name="Jomolhari2" officeooo:rsid="0107ec6e"/>
    </style:style>
    <style:style style:name="T250" style:family="text">
      <style:text-properties style:font-name="Jomolhari2" officeooo:rsid="0112b87c"/>
    </style:style>
    <style:style style:name="T251" style:family="text">
      <style:text-properties style:font-name="Jomolhari2" officeooo:rsid="0114970b"/>
    </style:style>
    <style:style style:name="T252" style:family="text">
      <style:text-properties style:font-name="Jomolhari2" officeooo:rsid="0118f586"/>
    </style:style>
    <style:style style:name="T253" style:family="text">
      <style:text-properties style:font-name="Jomolhari2" officeooo:rsid="0119a69a"/>
    </style:style>
    <style:style style:name="T254" style:family="text">
      <style:text-properties style:font-name="Jomolhari2" fo:font-style="italic" style:font-style-asian="italic" style:font-style-complex="italic"/>
    </style:style>
    <style:style style:name="T255" style:family="text">
      <style:text-properties style:font-name="Jomolhari2" fo:font-style="italic" officeooo:rsid="00ad103c" style:font-style-asian="italic" style:font-style-complex="italic"/>
    </style:style>
    <style:style style:name="T256" style:family="text">
      <style:text-properties style:font-name="Jomolhari2" fo:font-style="italic" officeooo:rsid="005ed207" style:font-style-asian="italic" style:font-style-complex="italic"/>
    </style:style>
    <style:style style:name="T257" style:family="text">
      <style:text-properties style:font-name="Jomolhari2" fo:font-style="italic" officeooo:rsid="005d7b27" style:font-style-asian="italic" style:font-style-complex="italic"/>
    </style:style>
    <style:style style:name="T258" style:family="text">
      <style:text-properties style:font-name="Jomolhari2" officeooo:rsid="0113a8ba"/>
    </style:style>
    <style:style style:name="T259" style:family="text">
      <style:text-properties style:font-name="Jomolhari2" officeooo:rsid="01c82819"/>
    </style:style>
    <style:style style:name="T260" style:family="text">
      <style:text-properties style:font-name="Jomolhari2" officeooo:rsid="01d03d4d"/>
    </style:style>
    <style:style style:name="T261" style:family="text">
      <style:text-properties style:font-name="Jomolhari2" officeooo:rsid="01d116d7"/>
    </style:style>
    <style:style style:name="T262" style:family="text">
      <style:text-properties style:font-name="Jomolhari2" officeooo:rsid="01d268e8"/>
    </style:style>
    <style:style style:name="T263" style:family="text">
      <style:text-properties style:font-name="Jomolhari2" officeooo:rsid="020dbeae"/>
    </style:style>
    <style:style style:name="T264" style:family="text">
      <style:text-properties style:font-name="Jomolhari2" officeooo:rsid="0217b205"/>
    </style:style>
    <style:style style:name="T265" style:family="text">
      <style:text-properties style:font-name="Jomolhari2" officeooo:rsid="0217c9bd"/>
    </style:style>
    <style:style style:name="T266" style:family="text">
      <style:text-properties style:font-name="Jomolhari2" officeooo:rsid="0238c68e"/>
    </style:style>
    <style:style style:name="T267" style:family="text">
      <style:text-properties style:font-name="Jomolhari2" fo:font-weight="normal" officeooo:rsid="02a23b52" style:font-weight-asian="normal" style:font-weight-complex="normal"/>
    </style:style>
    <style:style style:name="T268" style:family="text">
      <style:text-properties style:font-name="Jomolhari2" fo:font-weight="normal" officeooo:rsid="02a2f724" style:font-weight-asian="normal" style:font-weight-complex="normal"/>
    </style:style>
    <style:style style:name="T269" style:family="text">
      <style:text-properties style:font-name="Jomolhari2" officeooo:rsid="029bf435"/>
    </style:style>
    <style:style style:name="T270" style:family="text">
      <style:text-properties style:font-name="Jomolhari2" officeooo:rsid="0335ce37"/>
    </style:style>
    <style:style style:name="T271" style:family="text">
      <style:text-properties officeooo:rsid="00ac8f4e"/>
    </style:style>
    <style:style style:name="T272" style:family="text">
      <style:text-properties officeooo:rsid="00b5eef6"/>
    </style:style>
    <style:style style:name="T273" style:family="text">
      <style:text-properties officeooo:rsid="00b7a7f5"/>
    </style:style>
    <style:style style:name="T274" style:family="text">
      <style:text-properties officeooo:rsid="00b804e3"/>
    </style:style>
    <style:style style:name="T275" style:family="text">
      <style:text-properties officeooo:rsid="00b9656e"/>
    </style:style>
    <style:style style:name="T276" style:family="text">
      <style:text-properties officeooo:rsid="00bf6866"/>
    </style:style>
    <style:style style:name="T277" style:family="text">
      <style:text-properties officeooo:rsid="00c4efc1"/>
    </style:style>
    <style:style style:name="T278" style:family="text">
      <style:text-properties officeooo:rsid="00cb20f3"/>
    </style:style>
    <style:style style:name="T279" style:family="text">
      <style:text-properties officeooo:rsid="00da85ba"/>
    </style:style>
    <style:style style:name="T280" style:family="text">
      <style:text-properties officeooo:rsid="00dbd3c2"/>
    </style:style>
    <style:style style:name="T281" style:family="text">
      <style:text-properties officeooo:rsid="00eeb3a3"/>
    </style:style>
    <style:style style:name="T282" style:family="text">
      <style:text-properties officeooo:rsid="00ef818c"/>
    </style:style>
    <style:style style:name="T283" style:family="text">
      <style:text-properties officeooo:rsid="00f02d5b"/>
    </style:style>
    <style:style style:name="T284" style:family="text">
      <style:text-properties officeooo:rsid="00f517aa"/>
    </style:style>
    <style:style style:name="T285" style:family="text">
      <style:text-properties officeooo:rsid="00f8380e"/>
    </style:style>
    <style:style style:name="T286" style:family="text">
      <style:text-properties officeooo:rsid="010a8fef"/>
    </style:style>
    <style:style style:name="T287" style:family="text">
      <style:text-properties officeooo:rsid="010b5b7a"/>
    </style:style>
    <style:style style:name="T288" style:family="text">
      <style:text-properties officeooo:rsid="010b6d63"/>
    </style:style>
    <style:style style:name="T289" style:family="text">
      <style:text-properties officeooo:rsid="010d4ed6"/>
    </style:style>
    <style:style style:name="T290" style:family="text">
      <style:text-properties officeooo:rsid="010f638a"/>
    </style:style>
    <style:style style:name="T291" style:family="text">
      <style:text-properties officeooo:rsid="01115540"/>
    </style:style>
    <style:style style:name="T292" style:family="text">
      <style:text-properties officeooo:rsid="0111ee3c"/>
    </style:style>
    <style:style style:name="T293" style:family="text">
      <style:text-properties officeooo:rsid="0113a8ba"/>
    </style:style>
    <style:style style:name="T294" style:family="text">
      <style:text-properties officeooo:rsid="0114d6d9"/>
    </style:style>
    <style:style style:name="T295" style:family="text">
      <style:text-properties officeooo:rsid="0152bf3e"/>
    </style:style>
    <style:style style:name="T296" style:family="text">
      <style:text-properties officeooo:rsid="0154bda5"/>
    </style:style>
    <style:style style:name="T297" style:family="text">
      <style:text-properties officeooo:rsid="01572228"/>
    </style:style>
    <style:style style:name="T298" style:family="text">
      <style:text-properties officeooo:rsid="015a3351"/>
    </style:style>
    <style:style style:name="T299" style:family="text">
      <style:text-properties officeooo:rsid="015d43f1"/>
    </style:style>
    <style:style style:name="T300" style:family="text">
      <style:text-properties officeooo:rsid="01655df9"/>
    </style:style>
    <style:style style:name="T301" style:family="text">
      <style:text-properties officeooo:rsid="01714a0f"/>
    </style:style>
    <style:style style:name="T302" style:family="text">
      <style:text-properties officeooo:rsid="01747c8e"/>
    </style:style>
    <style:style style:name="T303" style:family="text">
      <style:text-properties officeooo:rsid="017788d2"/>
    </style:style>
    <style:style style:name="T304" style:family="text">
      <style:text-properties officeooo:rsid="0178a90e"/>
    </style:style>
    <style:style style:name="T305" style:family="text">
      <style:text-properties officeooo:rsid="017a5fd3"/>
    </style:style>
    <style:style style:name="T306" style:family="text">
      <style:text-properties officeooo:rsid="017b9caf"/>
    </style:style>
    <style:style style:name="T307" style:family="text">
      <style:text-properties officeooo:rsid="017e7627"/>
    </style:style>
    <style:style style:name="T308" style:family="text">
      <style:text-properties officeooo:rsid="0180d354"/>
    </style:style>
    <style:style style:name="T309" style:family="text">
      <style:text-properties officeooo:rsid="01829185"/>
    </style:style>
    <style:style style:name="T310" style:family="text">
      <style:text-properties officeooo:rsid="0182dbda"/>
    </style:style>
    <style:style style:name="T311" style:family="text">
      <style:text-properties officeooo:rsid="0184d9ba"/>
    </style:style>
    <style:style style:name="T312" style:family="text">
      <style:text-properties officeooo:rsid="01859010"/>
    </style:style>
    <style:style style:name="T313" style:family="text">
      <style:text-properties officeooo:rsid="018749b1"/>
    </style:style>
    <style:style style:name="T314" style:family="text">
      <style:text-properties officeooo:rsid="018877fe"/>
    </style:style>
    <style:style style:name="T315" style:family="text">
      <style:text-properties style:font-name="FreeMono" officeooo:rsid="022b8250"/>
    </style:style>
    <style:style style:name="T316" style:family="text">
      <style:text-properties style:font-name="FreeMono" officeooo:rsid="017788d2"/>
    </style:style>
    <style:style style:name="T317" style:family="text">
      <style:text-properties style:font-name="FreeMono" officeooo:rsid="022d5693"/>
    </style:style>
    <style:style style:name="T318" style:family="text">
      <style:text-properties style:font-name="FreeMono" fo:font-weight="normal" officeooo:rsid="0198db4e" style:font-weight-asian="normal" style:font-weight-complex="normal"/>
    </style:style>
    <style:style style:name="T319" style:family="text">
      <style:text-properties style:font-name-asian="FreeMono" style:font-name-complex="FreeMono"/>
    </style:style>
    <style:style style:name="T320" style:family="text">
      <style:text-properties officeooo:rsid="0092ca38" style:font-name-asian="FreeMono" style:font-name-complex="FreeMono"/>
    </style:style>
    <style:style style:name="T321" style:family="text">
      <style:text-properties officeooo:rsid="011231bb" style:font-name-asian="FreeMono" style:font-name-complex="FreeMono"/>
    </style:style>
    <style:style style:name="T322" style:family="text">
      <style:text-properties officeooo:rsid="00f2a4c6" style:font-name-asian="FreeMono" style:font-name-complex="FreeMono"/>
    </style:style>
    <style:style style:name="T323" style:family="text">
      <style:text-properties officeooo:rsid="01972683" style:font-name-asian="FreeMono" style:font-name-complex="FreeMono"/>
    </style:style>
    <style:style style:name="T324" style:family="text">
      <style:text-properties officeooo:rsid="019b6abc" style:font-name-asian="FreeMono" style:font-name-complex="FreeMono"/>
    </style:style>
    <style:style style:name="T325" style:family="text">
      <style:text-properties officeooo:rsid="019cc1c8" style:font-name-asian="FreeMono" style:font-name-complex="FreeMono"/>
    </style:style>
    <style:style style:name="T326" style:family="text">
      <style:text-properties officeooo:rsid="03868f74" style:font-name-asian="FreeMono" style:font-name-complex="FreeMono"/>
    </style:style>
    <style:style style:name="T327" style:family="text">
      <style:text-properties officeooo:rsid="0180f0ec"/>
    </style:style>
    <style:style style:name="T328" style:family="text">
      <style:text-properties officeooo:rsid="0189c187"/>
    </style:style>
    <style:style style:name="T329" style:family="text">
      <style:text-properties officeooo:rsid="01859472"/>
    </style:style>
    <style:style style:name="T330" style:family="text">
      <style:text-properties officeooo:rsid="018b1505"/>
    </style:style>
    <style:style style:name="T331" style:family="text">
      <style:text-properties officeooo:rsid="019f853b"/>
    </style:style>
    <style:style style:name="T332" style:family="text">
      <style:text-properties officeooo:rsid="01bcbfa6"/>
    </style:style>
    <style:style style:name="T333" style:family="text">
      <style:text-properties officeooo:rsid="01bdf059"/>
    </style:style>
    <style:style style:name="T334" style:family="text">
      <style:text-properties officeooo:rsid="01bfcc7a"/>
    </style:style>
    <style:style style:name="T335" style:family="text">
      <style:text-properties officeooo:rsid="01c3d0d9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officeooo:rsid="00f517aa" style:font-weight-asian="bold" style:font-weight-complex="bold"/>
    </style:style>
    <style:style style:name="T338" style:family="text">
      <style:text-properties fo:font-weight="bold" officeooo:rsid="01c9b2cb" style:font-weight-asian="bold" style:font-weight-complex="bold"/>
    </style:style>
    <style:style style:name="T339" style:family="text">
      <style:text-properties fo:font-weight="bold" officeooo:rsid="02383cf3" style:font-weight-asian="bold" style:font-weight-complex="bold"/>
    </style:style>
    <style:style style:name="T340" style:family="text">
      <style:text-properties fo:font-weight="bold" officeooo:rsid="000b4a52" style:font-weight-asian="bold" style:font-weight-complex="bold"/>
    </style:style>
    <style:style style:name="T341" style:family="text">
      <style:text-properties fo:font-weight="bold" officeooo:rsid="000bc66b" style:font-weight-asian="bold" style:font-weight-complex="bold"/>
    </style:style>
    <style:style style:name="T342" style:family="text">
      <style:text-properties fo:font-weight="bold" officeooo:rsid="0024dc63" style:font-weight-asian="bold" style:font-weight-complex="bold"/>
    </style:style>
    <style:style style:name="T343" style:family="text">
      <style:text-properties fo:font-weight="bold" officeooo:rsid="0273f949" style:font-weight-asian="bold" style:font-weight-complex="bold"/>
    </style:style>
    <style:style style:name="T344" style:family="text">
      <style:text-properties fo:font-weight="bold" officeooo:rsid="02b69ccc" style:font-weight-asian="bold" style:font-weight-complex="bold"/>
    </style:style>
    <style:style style:name="T345" style:family="text">
      <style:text-properties fo:font-weight="bold" officeooo:rsid="0309dfa5" style:font-weight-asian="bold" style:font-weight-complex="bold"/>
    </style:style>
    <style:style style:name="T346" style:family="text">
      <style:text-properties fo:font-weight="bold" officeooo:rsid="0308550f" style:font-weight-asian="bold" style:font-weight-complex="bold"/>
    </style:style>
    <style:style style:name="T347" style:family="text">
      <style:text-properties fo:font-weight="bold" officeooo:rsid="030b92eb" style:font-weight-asian="bold" style:font-weight-complex="bold"/>
    </style:style>
    <style:style style:name="T348" style:family="text">
      <style:text-properties fo:font-weight="bold" officeooo:rsid="027b5250" style:font-weight-asian="bold" style:font-weight-complex="bold"/>
    </style:style>
    <style:style style:name="T349" style:family="text">
      <style:text-properties fo:font-weight="bold" officeooo:rsid="027ba23a" style:font-weight-asian="bold" style:font-weight-complex="bold"/>
    </style:style>
    <style:style style:name="T350" style:family="text">
      <style:text-properties fo:font-weight="bold" officeooo:rsid="0318de6e" style:font-weight-asian="bold" style:font-weight-complex="bold"/>
    </style:style>
    <style:style style:name="T351" style:family="text">
      <style:text-properties fo:font-weight="bold" officeooo:rsid="031901a1" style:font-weight-asian="bold" style:font-weight-complex="bold"/>
    </style:style>
    <style:style style:name="T352" style:family="text">
      <style:text-properties fo:font-weight="bold" officeooo:rsid="031b496d" style:font-weight-asian="bold" style:font-weight-complex="bold"/>
    </style:style>
    <style:style style:name="T353" style:family="text">
      <style:text-properties fo:font-weight="bold" officeooo:rsid="00eb40f4" style:font-weight-asian="bold" style:font-weight-complex="bold"/>
    </style:style>
    <style:style style:name="T354" style:family="text">
      <style:text-properties fo:font-weight="bold" officeooo:rsid="0093506b" style:font-weight-asian="bold" style:font-weight-complex="bold"/>
    </style:style>
    <style:style style:name="T355" style:family="text">
      <style:text-properties fo:font-weight="bold" officeooo:rsid="0094db56" style:font-weight-asian="bold" style:font-weight-complex="bold"/>
    </style:style>
    <style:style style:name="T356" style:family="text">
      <style:text-properties fo:font-weight="bold" officeooo:rsid="0330e963" style:font-weight-asian="bold" style:font-weight-complex="bold"/>
    </style:style>
    <style:style style:name="T357" style:family="text">
      <style:text-properties fo:font-weight="bold" officeooo:rsid="039e21ce" style:font-weight-asian="bold" style:font-weight-complex="bold"/>
    </style:style>
    <style:style style:name="T358" style:family="text">
      <style:text-properties fo:font-weight="bold" officeooo:rsid="039ed945" style:font-weight-asian="bold" style:font-weight-complex="bold"/>
    </style:style>
    <style:style style:name="T359" style:family="text">
      <style:text-properties officeooo:rsid="01c82819"/>
    </style:style>
    <style:style style:name="T360" style:family="text">
      <style:text-properties officeooo:rsid="01c9b2cb"/>
    </style:style>
    <style:style style:name="T361" style:family="text">
      <style:text-properties officeooo:rsid="01cb609a"/>
    </style:style>
    <style:style style:name="T362" style:family="text">
      <style:text-properties officeooo:rsid="01ce545d"/>
    </style:style>
    <style:style style:name="T363" style:family="text">
      <style:text-properties officeooo:rsid="01d03d4d"/>
    </style:style>
    <style:style style:name="T364" style:family="text">
      <style:text-properties officeooo:rsid="01d36fac"/>
    </style:style>
    <style:style style:name="T365" style:family="text">
      <style:text-properties officeooo:rsid="01d6180d"/>
    </style:style>
    <style:style style:name="T366" style:family="text">
      <style:text-properties fo:color="#0000ff"/>
    </style:style>
    <style:style style:name="T367" style:family="text">
      <style:text-properties fo:color="#0000ff" style:font-name="Jomolhari2" officeooo:rsid="01d116d7"/>
    </style:style>
    <style:style style:name="T368" style:family="text">
      <style:text-properties fo:color="#0000ff" style:font-name="Jomolhari2" officeooo:rsid="01fc1624"/>
    </style:style>
    <style:style style:name="T369" style:family="text">
      <style:text-properties fo:color="#0000ff" style:font-name="Jomolhari2" officeooo:rsid="020dbeae"/>
    </style:style>
    <style:style style:name="T370" style:family="text">
      <style:text-properties fo:color="#0000ff" style:font-name="Jomolhari2" officeooo:rsid="0217c9bd"/>
    </style:style>
    <style:style style:name="T371" style:family="text">
      <style:text-properties fo:color="#0000ff" style:font-name="Jomolhari2" officeooo:rsid="021a03e5"/>
    </style:style>
    <style:style style:name="T372" style:family="text">
      <style:text-properties fo:color="#0000ff" style:font-name="Jomolhari2" fo:font-size="12pt" fo:font-style="normal" style:text-underline-style="none" fo:font-weight="normal" officeooo:rsid="01c3d0d9" style:font-size-asian="12pt" style:font-style-asian="normal" style:font-weight-asian="normal" style:font-size-complex="12pt" style:font-style-complex="normal" style:font-weight-complex="normal"/>
    </style:style>
    <style:style style:name="T373" style:family="text">
      <style:text-properties fo:color="#0000ff" style:font-name="Jomolhari2" fo:font-size="12pt" style:text-underline-style="none" fo:font-weight="normal" officeooo:rsid="01c3d0d9" style:font-size-asian="12pt" style:font-weight-asian="normal" style:font-size-complex="12pt" style:font-weight-complex="normal"/>
    </style:style>
    <style:style style:name="T374" style:family="text">
      <style:text-properties fo:color="#0000ff" style:font-name="Jomolhari2" fo:font-size="12pt" style:text-underline-style="none" fo:font-weight="normal" officeooo:rsid="01e6aa53" style:font-size-asian="12pt" style:font-weight-asian="normal" style:font-size-complex="12pt" style:font-weight-complex="normal"/>
    </style:style>
    <style:style style:name="T375" style:family="text">
      <style:text-properties fo:color="#0000ff" officeooo:rsid="01e6aa53"/>
    </style:style>
    <style:style style:name="T376" style:family="text">
      <style:text-properties fo:color="#0000ff" officeooo:rsid="01e98d09"/>
    </style:style>
    <style:style style:name="T377" style:family="text">
      <style:text-properties fo:color="#0000ff" style:font-name="Jomolhari1" officeooo:rsid="01ec100d"/>
    </style:style>
    <style:style style:name="T378" style:family="text">
      <style:text-properties fo:color="#0000ff" style:font-name="Jomolhari1" officeooo:rsid="01ed59fc"/>
    </style:style>
    <style:style style:name="T379" style:family="text">
      <style:text-properties fo:color="#0000ff" style:font-name="Jomolhari1" officeooo:rsid="01ee3d41"/>
    </style:style>
    <style:style style:name="T380" style:family="text">
      <style:text-properties fo:color="#0000ff" style:font-name="Jomolhari1" style:text-underline-style="none" fo:font-weight="normal" officeooo:rsid="01bcbfa6" style:font-weight-asian="normal" style:font-weight-complex="normal"/>
    </style:style>
    <style:style style:name="T381" style:family="text">
      <style:text-properties fo:color="#0000ff" style:font-name="Jomolhari1" style:text-underline-style="none" fo:font-weight="normal" officeooo:rsid="01f32ef1" style:font-weight-asian="normal" style:font-weight-complex="normal"/>
    </style:style>
    <style:style style:name="T382" style:family="text">
      <style:text-properties fo:color="#0000ff" style:font-name="Jomolhari1" style:text-underline-style="none" fo:font-weight="normal" officeooo:rsid="022b8250" style:font-weight-asian="normal" style:font-weight-complex="normal"/>
    </style:style>
    <style:style style:name="T383" style:family="text">
      <style:text-properties fo:color="#0000ff" officeooo:rsid="01f19e93"/>
    </style:style>
    <style:style style:name="T384" style:family="text">
      <style:text-properties fo:color="#0000ff" officeooo:rsid="01c82819"/>
    </style:style>
    <style:style style:name="T385" style:family="text">
      <style:text-properties fo:color="#0000ff" officeooo:rsid="01f7ee1f"/>
    </style:style>
    <style:style style:name="T386" style:family="text">
      <style:text-properties fo:color="#0000ff" officeooo:rsid="01fc1624"/>
    </style:style>
    <style:style style:name="T387" style:family="text">
      <style:text-properties fo:color="#0000ff" officeooo:rsid="02027c83"/>
    </style:style>
    <style:style style:name="T388" style:family="text">
      <style:text-properties fo:color="#0000ff" officeooo:rsid="0205350b"/>
    </style:style>
    <style:style style:name="T389" style:family="text">
      <style:text-properties fo:color="#0000ff" officeooo:rsid="01c9b2cb"/>
    </style:style>
    <style:style style:name="T390" style:family="text">
      <style:text-properties fo:color="#0000ff" style:font-name="FreeMono1" officeooo:rsid="01d116d7"/>
    </style:style>
    <style:style style:name="T391" style:family="text">
      <style:text-properties fo:color="#0000ff" officeooo:rsid="02292c35"/>
    </style:style>
    <style:style style:name="T392" style:family="text">
      <style:text-properties fo:color="#0000ff" officeooo:rsid="024bb0ad"/>
    </style:style>
    <style:style style:name="T393" style:family="text">
      <style:text-properties fo:color="#0000ff" officeooo:rsid="02b69ccc"/>
    </style:style>
    <style:style style:name="T394" style:family="text">
      <style:text-properties fo:color="#0000ff" fo:font-weight="bold" style:font-weight-asian="bold" style:font-weight-complex="bold"/>
    </style:style>
    <style:style style:name="T395" style:family="text">
      <style:text-properties fo:color="#0000ff" officeooo:rsid="02fb4d7d"/>
    </style:style>
    <style:style style:name="T396" style:family="text">
      <style:text-properties fo:color="#0000ff" officeooo:rsid="02fc30ac"/>
    </style:style>
    <style:style style:name="T397" style:family="text">
      <style:text-properties fo:color="#0000ff" officeooo:rsid="0315d6c2"/>
    </style:style>
    <style:style style:name="T398" style:family="text">
      <style:text-properties fo:color="#0000ff" officeooo:rsid="030d3389"/>
    </style:style>
    <style:style style:name="T399" style:family="text">
      <style:text-properties fo:color="#0000ff" officeooo:rsid="031c0397"/>
    </style:style>
    <style:style style:name="T400" style:family="text">
      <style:text-properties fo:color="#0000ff" officeooo:rsid="031c6cc4"/>
    </style:style>
    <style:style style:name="T401" style:family="text">
      <style:text-properties fo:color="#0000ff" officeooo:rsid="031b496d"/>
    </style:style>
    <style:style style:name="T402" style:family="text">
      <style:text-properties fo:color="#0000ff" officeooo:rsid="0323fd14"/>
    </style:style>
    <style:style style:name="T403" style:family="text">
      <style:text-properties fo:color="#0000ff" fo:font-weight="normal" officeooo:rsid="022b8250" style:font-weight-asian="normal" style:font-weight-complex="normal"/>
    </style:style>
    <style:style style:name="T404" style:family="text">
      <style:text-properties officeooo:rsid="01da9c2d"/>
    </style:style>
    <style:style style:name="T405" style:family="text">
      <style:text-properties officeooo:rsid="01e1ba05"/>
    </style:style>
    <style:style style:name="T406" style:family="text">
      <style:text-properties officeooo:rsid="01e4ef85"/>
    </style:style>
    <style:style style:name="T407" style:family="text">
      <style:text-properties officeooo:rsid="01e86530"/>
    </style:style>
    <style:style style:name="T408" style:family="text">
      <style:text-properties officeooo:rsid="01e9443a"/>
    </style:style>
    <style:style style:name="T409" style:family="text">
      <style:text-properties officeooo:rsid="01e98d09"/>
    </style:style>
    <style:style style:name="T410" style:family="text">
      <style:text-properties officeooo:rsid="01f19e93"/>
    </style:style>
    <style:style style:name="T411" style:family="text">
      <style:text-properties officeooo:rsid="01f32ef1"/>
    </style:style>
    <style:style style:name="T412" style:family="text">
      <style:text-properties officeooo:rsid="01f7675e"/>
    </style:style>
    <style:style style:name="T413" style:family="text">
      <style:text-properties officeooo:rsid="01f7ee1f"/>
    </style:style>
    <style:style style:name="T414" style:family="text">
      <style:text-properties officeooo:rsid="01fc1624"/>
    </style:style>
    <style:style style:name="T415" style:family="text">
      <style:text-properties officeooo:rsid="0200b089"/>
    </style:style>
    <style:style style:name="T416" style:family="text">
      <style:text-properties officeooo:rsid="02043da2"/>
    </style:style>
    <style:style style:name="T417" style:family="text">
      <style:text-properties officeooo:rsid="0207d5ad"/>
    </style:style>
    <style:style style:name="T418" style:family="text">
      <style:text-properties officeooo:rsid="021a7ca9"/>
    </style:style>
    <style:style style:name="T419" style:family="text">
      <style:text-properties officeooo:rsid="021b3fa5"/>
    </style:style>
    <style:style style:name="T420" style:family="text">
      <style:text-properties officeooo:rsid="021d76ae"/>
    </style:style>
    <style:style style:name="T421" style:family="text">
      <style:text-properties officeooo:rsid="021f80b8"/>
    </style:style>
    <style:style style:name="T422" style:family="text">
      <style:text-properties officeooo:rsid="02215ebe"/>
    </style:style>
    <style:style style:name="T423" style:family="text">
      <style:text-properties officeooo:rsid="0223bc40"/>
    </style:style>
    <style:style style:name="T424" style:family="text">
      <style:text-properties officeooo:rsid="0225272a"/>
    </style:style>
    <style:style style:name="T425" style:family="text">
      <style:text-properties officeooo:rsid="02252ec7"/>
    </style:style>
    <style:style style:name="T426" style:family="text">
      <style:text-properties officeooo:rsid="0226f52a"/>
    </style:style>
    <style:style style:name="T427" style:family="text">
      <style:text-properties officeooo:rsid="02292c35"/>
    </style:style>
    <style:style style:name="T428" style:family="text">
      <style:text-properties officeooo:rsid="022a1d34"/>
    </style:style>
    <style:style style:name="T429" style:family="text">
      <style:text-properties style:use-window-font-color="true" officeooo:rsid="022b5fec"/>
    </style:style>
    <style:style style:name="T430" style:family="text">
      <style:text-properties style:use-window-font-color="true" officeooo:rsid="022b8250"/>
    </style:style>
    <style:style style:name="T431" style:family="text">
      <style:text-properties style:use-window-font-color="true" style:font-name="Jomolhari1" style:text-underline-style="none" fo:font-weight="normal" officeooo:rsid="022b8250" style:font-weight-asian="normal" style:font-weight-complex="normal"/>
    </style:style>
    <style:style style:name="T432" style:family="text">
      <style:text-properties style:use-window-font-color="true" style:font-name="Jomolhari1" style:text-underline-style="none" fo:font-weight="normal" officeooo:rsid="022b5fec" style:font-weight-asian="normal" style:font-weight-complex="normal"/>
    </style:style>
    <style:style style:name="T433" style:family="text">
      <style:text-properties style:use-window-font-color="true" officeooo:rsid="022f5e14"/>
    </style:style>
    <style:style style:name="T434" style:family="text">
      <style:text-properties style:use-window-font-color="true" officeooo:rsid="02baf564"/>
    </style:style>
    <style:style style:name="T435" style:family="text">
      <style:text-properties style:use-window-font-color="true" officeooo:rsid="0315d6c2"/>
    </style:style>
    <style:style style:name="T436" style:family="text">
      <style:text-properties style:use-window-font-color="true" officeooo:rsid="0309dfa5"/>
    </style:style>
    <style:style style:name="T437" style:family="text">
      <style:text-properties style:use-window-font-color="true" fo:font-weight="normal" officeooo:rsid="022b8250" style:font-weight-asian="normal" style:font-weight-complex="normal"/>
    </style:style>
    <style:style style:name="T438" style:family="text">
      <style:text-properties officeooo:rsid="02345b5f"/>
    </style:style>
    <style:style style:name="T439" style:family="text">
      <style:text-properties officeooo:rsid="02383cf3"/>
    </style:style>
    <style:style style:name="T440" style:family="text">
      <style:text-properties officeooo:rsid="0238c68e"/>
    </style:style>
    <style:style style:name="T441" style:family="text">
      <style:text-properties officeooo:rsid="023abdfa"/>
    </style:style>
    <style:style style:name="T442" style:family="text">
      <style:text-properties officeooo:rsid="023f3c6f"/>
    </style:style>
    <style:style style:name="T443" style:family="text">
      <style:text-properties officeooo:rsid="0244c57e"/>
    </style:style>
    <style:style style:name="T444" style:family="text">
      <style:text-properties officeooo:rsid="024c8e6a"/>
    </style:style>
    <style:style style:name="T445" style:family="text">
      <style:text-properties officeooo:rsid="02738b74"/>
    </style:style>
    <style:style style:name="T446" style:family="text">
      <style:text-properties officeooo:rsid="0273f949"/>
    </style:style>
    <style:style style:name="T447" style:family="text">
      <style:text-properties officeooo:rsid="02750d1d"/>
    </style:style>
    <style:style style:name="T448" style:family="text">
      <style:text-properties officeooo:rsid="0276af84"/>
    </style:style>
    <style:style style:name="T449" style:family="text">
      <style:text-properties officeooo:rsid="0277d5ee"/>
    </style:style>
    <style:style style:name="T450" style:family="text">
      <style:text-properties officeooo:rsid="0279ccfa"/>
    </style:style>
    <style:style style:name="T451" style:family="text">
      <style:text-properties officeooo:rsid="027b5250"/>
    </style:style>
    <style:style style:name="T452" style:family="text">
      <style:text-properties officeooo:rsid="027ba23a"/>
    </style:style>
    <style:style style:name="T453" style:family="text">
      <style:text-properties officeooo:rsid="028117db"/>
    </style:style>
    <style:style style:name="T454" style:family="text">
      <style:text-properties officeooo:rsid="028358cb"/>
    </style:style>
    <style:style style:name="T455" style:family="text">
      <style:text-properties officeooo:rsid="0283c7ef"/>
    </style:style>
    <style:style style:name="T456" style:family="text">
      <style:text-properties officeooo:rsid="028b4e0b"/>
    </style:style>
    <style:style style:name="T457" style:family="text">
      <style:text-properties officeooo:rsid="028c503d"/>
    </style:style>
    <style:style style:name="T458" style:family="text">
      <style:text-properties officeooo:rsid="02906776"/>
    </style:style>
    <style:style style:name="T459" style:family="text">
      <style:text-properties officeooo:rsid="0291199e"/>
    </style:style>
    <style:style style:name="T460" style:family="text">
      <style:text-properties officeooo:rsid="02974dcc"/>
    </style:style>
    <style:style style:name="T461" style:family="text">
      <style:text-properties officeooo:rsid="0298b0ae"/>
    </style:style>
    <style:style style:name="T462" style:family="text">
      <style:text-properties officeooo:rsid="029ae6af"/>
    </style:style>
    <style:style style:name="T463" style:family="text">
      <style:text-properties officeooo:rsid="003c243e"/>
    </style:style>
    <style:style style:name="T464" style:family="text">
      <style:text-properties officeooo:rsid="0001b64e"/>
    </style:style>
    <style:style style:name="T465" style:family="text">
      <style:text-properties officeooo:rsid="000660fc"/>
    </style:style>
    <style:style style:name="T466" style:family="text">
      <style:text-properties officeooo:rsid="003d2716"/>
    </style:style>
    <style:style style:name="T467" style:family="text">
      <style:text-properties officeooo:rsid="001c9c80"/>
    </style:style>
    <style:style style:name="T468" style:family="text">
      <style:text-properties officeooo:rsid="0002a85b"/>
    </style:style>
    <style:style style:name="T469" style:family="text">
      <style:text-properties officeooo:rsid="003f2751"/>
    </style:style>
    <style:style style:name="T470" style:family="text">
      <style:text-properties officeooo:rsid="01078525"/>
    </style:style>
    <style:style style:name="T471" style:family="text">
      <style:text-properties officeooo:rsid="001d344d"/>
    </style:style>
    <style:style style:name="T472" style:family="text">
      <style:text-properties officeooo:rsid="0020dff3"/>
    </style:style>
    <style:style style:name="T473" style:family="text">
      <style:text-properties officeooo:rsid="00491b39"/>
    </style:style>
    <style:style style:name="T474" style:family="text">
      <style:text-properties officeooo:rsid="004796a7"/>
    </style:style>
    <style:style style:name="T475" style:family="text">
      <style:text-properties officeooo:rsid="004112f0"/>
    </style:style>
    <style:style style:name="T476" style:family="text">
      <style:text-properties officeooo:rsid="00076215"/>
    </style:style>
    <style:style style:name="T477" style:family="text">
      <style:text-properties officeooo:rsid="003e0aed"/>
    </style:style>
    <style:style style:name="T478" style:family="text">
      <style:text-properties officeooo:rsid="004b169d"/>
    </style:style>
    <style:style style:name="T479" style:family="text">
      <style:text-properties officeooo:rsid="010de23e"/>
    </style:style>
    <style:style style:name="T480" style:family="text">
      <style:text-properties officeooo:rsid="002d2939"/>
    </style:style>
    <style:style style:name="T481" style:family="text">
      <style:text-properties officeooo:rsid="01085f18"/>
    </style:style>
    <style:style style:name="T482" style:family="text">
      <style:text-properties officeooo:rsid="000b4a52"/>
    </style:style>
    <style:style style:name="T483" style:family="text">
      <style:text-properties officeooo:rsid="000bc66b"/>
    </style:style>
    <style:style style:name="T484" style:family="text">
      <style:text-properties officeooo:rsid="0014e471"/>
    </style:style>
    <style:style style:name="T485" style:family="text">
      <style:text-properties officeooo:rsid="0017e3a9"/>
    </style:style>
    <style:style style:name="T486" style:family="text">
      <style:text-properties officeooo:rsid="00f33c84"/>
    </style:style>
    <style:style style:name="T487" style:family="text">
      <style:text-properties officeooo:rsid="00162c88"/>
    </style:style>
    <style:style style:name="T488" style:family="text">
      <style:text-properties officeooo:rsid="003faa43"/>
    </style:style>
    <style:style style:name="T489" style:family="text">
      <style:text-properties officeooo:rsid="0024dc63"/>
    </style:style>
    <style:style style:name="T490" style:family="text">
      <style:text-properties officeooo:rsid="002b8270"/>
    </style:style>
    <style:style style:name="T491" style:family="text">
      <style:text-properties officeooo:rsid="00523644"/>
    </style:style>
    <style:style style:name="T492" style:family="text">
      <style:text-properties officeooo:rsid="005429dd"/>
    </style:style>
    <style:style style:name="T493" style:family="text">
      <style:text-properties officeooo:rsid="000febc9"/>
    </style:style>
    <style:style style:name="T494" style:family="text">
      <style:text-properties officeooo:rsid="00134f95"/>
    </style:style>
    <style:style style:name="T495" style:family="text">
      <style:text-properties officeooo:rsid="001149c0"/>
    </style:style>
    <style:style style:name="T496" style:family="text">
      <style:text-properties officeooo:rsid="00581630"/>
    </style:style>
    <style:style style:name="T497" style:family="text">
      <style:text-properties officeooo:rsid="005b9c9d"/>
    </style:style>
    <style:style style:name="T498" style:family="text">
      <style:text-properties officeooo:rsid="005de737"/>
    </style:style>
    <style:style style:name="T499" style:family="text">
      <style:text-properties officeooo:rsid="005d06f9"/>
    </style:style>
    <style:style style:name="T500" style:family="text">
      <style:text-properties officeooo:rsid="0071376a"/>
    </style:style>
    <style:style style:name="T501" style:family="text">
      <style:text-properties officeooo:rsid="005567e8"/>
    </style:style>
    <style:style style:name="T502" style:family="text">
      <style:text-properties officeooo:rsid="00a12a21"/>
    </style:style>
    <style:style style:name="T503" style:family="text">
      <style:text-properties officeooo:rsid="007787df"/>
    </style:style>
    <style:style style:name="T504" style:family="text">
      <style:text-properties officeooo:rsid="001975b5"/>
    </style:style>
    <style:style style:name="T505" style:family="text">
      <style:text-properties officeooo:rsid="010c8dec"/>
    </style:style>
    <style:style style:name="T506" style:family="text">
      <style:text-properties officeooo:rsid="000784e0"/>
    </style:style>
    <style:style style:name="T507" style:family="text">
      <style:text-properties officeooo:rsid="0030efb7"/>
    </style:style>
    <style:style style:name="T508" style:family="text">
      <style:text-properties officeooo:rsid="0031ab87"/>
    </style:style>
    <style:style style:name="T509" style:family="text">
      <style:text-properties officeooo:rsid="0032d1ca"/>
    </style:style>
    <style:style style:name="T510" style:family="text">
      <style:text-properties officeooo:rsid="00099f11"/>
    </style:style>
    <style:style style:name="T511" style:family="text">
      <style:text-properties officeooo:rsid="000a8a25"/>
    </style:style>
    <style:style style:name="T512" style:family="text">
      <style:text-properties officeooo:rsid="000e1783"/>
    </style:style>
    <style:style style:name="T513" style:family="text">
      <style:text-properties officeooo:rsid="00225ae5"/>
    </style:style>
    <style:style style:name="T514" style:family="text">
      <style:text-properties officeooo:rsid="0009a1d4"/>
    </style:style>
    <style:style style:name="T515" style:family="text">
      <style:text-properties officeooo:rsid="02b52e49"/>
    </style:style>
    <style:style style:name="T516" style:family="text">
      <style:text-properties officeooo:rsid="02b69ccc"/>
    </style:style>
    <style:style style:name="T517" style:family="text">
      <style:text-properties officeooo:rsid="02baf564"/>
    </style:style>
    <style:style style:name="T518" style:family="text">
      <style:text-properties officeooo:rsid="02baf627"/>
    </style:style>
    <style:style style:name="T519" style:family="text">
      <style:text-properties officeooo:rsid="02bef118"/>
    </style:style>
    <style:style style:name="T520" style:family="text">
      <style:text-properties fo:color="#000080" style:font-name="Jomolhari2" fo:font-size="12pt" fo:font-style="normal" style:text-underline-style="none" fo:font-weight="normal" officeooo:rsid="02c5cc87" style:font-size-asian="12pt" style:font-style-asian="normal" style:font-weight-asian="normal" style:font-size-complex="12pt" style:font-style-complex="normal" style:font-weight-complex="normal"/>
    </style:style>
    <style:style style:name="T521" style:family="text">
      <style:text-properties fo:color="#000080" officeooo:rsid="02ca5cb6" fo:background-color="transparent"/>
    </style:style>
    <style:style style:name="T522" style:family="text">
      <style:text-properties officeooo:rsid="02d5622b"/>
    </style:style>
    <style:style style:name="T523" style:family="text">
      <style:text-properties officeooo:rsid="02d6a8b0"/>
    </style:style>
    <style:style style:name="T524" style:family="text">
      <style:text-properties officeooo:rsid="02e161a2"/>
    </style:style>
    <style:style style:name="T525" style:family="text">
      <style:text-properties officeooo:rsid="02edeecb"/>
    </style:style>
    <style:style style:name="T526" style:family="text">
      <style:text-properties officeooo:rsid="02f1158b"/>
    </style:style>
    <style:style style:name="T527" style:family="text">
      <style:text-properties officeooo:rsid="0301ee65"/>
    </style:style>
    <style:style style:name="T528" style:family="text">
      <style:text-properties officeooo:rsid="0303674d"/>
    </style:style>
    <style:style style:name="T529" style:family="text">
      <style:text-properties officeooo:rsid="03073cf6"/>
    </style:style>
    <style:style style:name="T530" style:family="text">
      <style:text-properties officeooo:rsid="0308550f"/>
    </style:style>
    <style:style style:name="T531" style:family="text">
      <style:text-properties officeooo:rsid="03093d53"/>
    </style:style>
    <style:style style:name="T532" style:family="text">
      <style:text-properties officeooo:rsid="0309dfa5"/>
    </style:style>
    <style:style style:name="T533" style:family="text">
      <style:text-properties officeooo:rsid="030d3389"/>
    </style:style>
    <style:style style:name="T534" style:family="text">
      <style:text-properties officeooo:rsid="0311407d"/>
    </style:style>
    <style:style style:name="T535" style:family="text">
      <style:text-properties officeooo:rsid="0312167d"/>
    </style:style>
    <style:style style:name="T536" style:family="text">
      <style:text-properties officeooo:rsid="03133963"/>
    </style:style>
    <style:style style:name="T537" style:family="text">
      <style:text-properties officeooo:rsid="0315d6c2"/>
    </style:style>
    <style:style style:name="T538" style:family="text">
      <style:text-properties officeooo:rsid="02b8d7b9"/>
    </style:style>
    <style:style style:name="T539" style:family="text">
      <style:text-properties officeooo:rsid="031b496d"/>
    </style:style>
    <style:style style:name="T540" style:family="text">
      <style:text-properties officeooo:rsid="03246ef8"/>
    </style:style>
    <style:style style:name="T541" style:family="text">
      <style:text-properties officeooo:rsid="03262294"/>
    </style:style>
    <style:style style:name="T542" style:family="text">
      <style:text-properties officeooo:rsid="03271ae0"/>
    </style:style>
    <style:style style:name="T543" style:family="text">
      <style:text-properties officeooo:rsid="032852b2"/>
    </style:style>
    <style:style style:name="T544" style:family="text">
      <style:text-properties officeooo:rsid="0328b9eb"/>
    </style:style>
    <style:style style:name="T545" style:family="text">
      <style:text-properties officeooo:rsid="03294ffe"/>
    </style:style>
    <style:style style:name="T546" style:family="text">
      <style:text-properties officeooo:rsid="032b4f0b"/>
    </style:style>
    <style:style style:name="T547" style:family="text">
      <style:text-properties officeooo:rsid="032d1ea7"/>
    </style:style>
    <style:style style:name="T548" style:family="text">
      <style:text-properties officeooo:rsid="032f19c7"/>
    </style:style>
    <style:style style:name="T549" style:family="text">
      <style:text-properties officeooo:rsid="0038ea8a"/>
    </style:style>
    <style:style style:name="T550" style:family="text">
      <style:text-properties officeooo:rsid="003b28df"/>
    </style:style>
    <style:style style:name="T551" style:family="text">
      <style:text-properties officeooo:rsid="005f99fe"/>
    </style:style>
    <style:style style:name="T552" style:family="text">
      <style:text-properties officeooo:rsid="00913202"/>
    </style:style>
    <style:style style:name="T553" style:family="text">
      <style:text-properties officeooo:rsid="0089e4d5"/>
    </style:style>
    <style:style style:name="T554" style:family="text">
      <style:text-properties officeooo:rsid="007e15a0"/>
    </style:style>
    <style:style style:name="T555" style:family="text">
      <style:text-properties officeooo:rsid="006ba70b"/>
    </style:style>
    <style:style style:name="T556" style:family="text">
      <style:text-properties officeooo:rsid="0085ea94"/>
    </style:style>
    <style:style style:name="T557" style:family="text">
      <style:text-properties officeooo:rsid="008384f7"/>
    </style:style>
    <style:style style:name="T558" style:family="text">
      <style:text-properties officeooo:rsid="00841bff"/>
    </style:style>
    <style:style style:name="T559" style:family="text">
      <style:text-properties officeooo:rsid="00fecb08"/>
    </style:style>
    <style:style style:name="T560" style:family="text">
      <style:text-properties officeooo:rsid="00eb40f4"/>
    </style:style>
    <style:style style:name="T561" style:family="text">
      <style:text-properties officeooo:rsid="00ef4cf7"/>
    </style:style>
    <style:style style:name="T562" style:family="text">
      <style:text-properties officeooo:rsid="00f9d45c"/>
    </style:style>
    <style:style style:name="T563" style:family="text">
      <style:text-properties officeooo:rsid="00f14f7f"/>
    </style:style>
    <style:style style:name="T564" style:family="text">
      <style:text-properties officeooo:rsid="00f58947"/>
    </style:style>
    <style:style style:name="T565" style:family="text">
      <style:text-properties officeooo:rsid="00f68964"/>
    </style:style>
    <style:style style:name="T566" style:family="text">
      <style:text-properties officeooo:rsid="00f83afb"/>
    </style:style>
    <style:style style:name="T567" style:family="text">
      <style:text-properties officeooo:rsid="00fb24b2"/>
    </style:style>
    <style:style style:name="T568" style:family="text">
      <style:text-properties officeooo:rsid="00fb25c4"/>
    </style:style>
    <style:style style:name="T569" style:family="text">
      <style:text-properties officeooo:rsid="0330e963"/>
    </style:style>
    <style:style style:name="T570" style:family="text">
      <style:text-properties officeooo:rsid="0332c60a"/>
    </style:style>
    <style:style style:name="T571" style:family="text">
      <style:text-properties officeooo:rsid="0339dfe2"/>
    </style:style>
    <style:style style:name="T572" style:family="text">
      <style:text-properties officeooo:rsid="033b32f2"/>
    </style:style>
    <style:style style:name="T573" style:family="text">
      <style:text-properties style:font-name="FreeMono1"/>
    </style:style>
    <style:style style:name="T574" style:family="text">
      <style:text-properties style:font-name="FreeMono1" officeooo:rsid="034491dd"/>
    </style:style>
    <style:style style:name="T575" style:family="text">
      <style:text-properties style:font-name="FreeMono1" officeooo:rsid="034582a7"/>
    </style:style>
    <style:style style:name="T576" style:family="text">
      <style:text-properties style:font-name="FreeMono1" officeooo:rsid="034942df"/>
    </style:style>
    <style:style style:name="T577" style:family="text">
      <style:text-properties style:font-name="FreeMono1" officeooo:rsid="0355050c"/>
    </style:style>
    <style:style style:name="T578" style:family="text">
      <style:text-properties style:font-name="FreeMono1" officeooo:rsid="035cc7bb"/>
    </style:style>
    <style:style style:name="T579" style:family="text">
      <style:text-properties style:font-name="FreeMono1" officeooo:rsid="034b6f2d"/>
    </style:style>
    <style:style style:name="T580" style:family="text">
      <style:text-properties style:font-name="FreeMono1" officeooo:rsid="0357cc3e"/>
    </style:style>
    <style:style style:name="T581" style:family="text">
      <style:text-properties style:font-name="FreeMono1" officeooo:rsid="0363f9c8"/>
    </style:style>
    <style:style style:name="T582" style:family="text">
      <style:text-properties style:font-name="FreeMono1" officeooo:rsid="0368787f"/>
    </style:style>
    <style:style style:name="T583" style:family="text">
      <style:text-properties style:font-name="FreeMono1" officeooo:rsid="0377292d"/>
    </style:style>
    <style:style style:name="T584" style:family="text">
      <style:text-properties style:font-name="FreeMono1" officeooo:rsid="03750611"/>
    </style:style>
    <style:style style:name="T585" style:family="text">
      <style:text-properties style:font-name="FreeMono1" officeooo:rsid="0379c422"/>
    </style:style>
    <style:style style:name="T586" style:family="text">
      <style:text-properties style:font-name="FreeMono1" officeooo:rsid="037b5622"/>
    </style:style>
    <style:style style:name="T587" style:family="text">
      <style:text-properties style:font-name="FreeMono1" officeooo:rsid="037cf1ad"/>
    </style:style>
    <style:style style:name="T588" style:family="text">
      <style:text-properties style:font-name="FreeMono1" officeooo:rsid="037db8a8"/>
    </style:style>
    <style:style style:name="T589" style:family="text">
      <style:text-properties style:font-name="FreeMono1" officeooo:rsid="0385e8b1"/>
    </style:style>
    <style:style style:name="T590" style:family="text">
      <style:text-properties style:font-name="FreeMono1" officeooo:rsid="00f87eb3"/>
    </style:style>
    <style:style style:name="T591" style:family="text">
      <style:text-properties style:font-name="FreeMono1" officeooo:rsid="00f1f672"/>
    </style:style>
    <style:style style:name="T592" style:family="text">
      <style:text-properties style:font-name="FreeMono1" officeooo:rsid="00f58947"/>
    </style:style>
    <style:style style:name="T593" style:family="text">
      <style:text-properties style:font-name="FreeMono1" officeooo:rsid="00ef4cf7"/>
    </style:style>
    <style:style style:name="T594" style:family="text">
      <style:text-properties style:font-name="FreeMono1" officeooo:rsid="00f68964"/>
    </style:style>
    <style:style style:name="T595" style:family="text">
      <style:text-properties style:font-name="FreeMono1" officeooo:rsid="01d03d4d"/>
    </style:style>
    <style:style style:name="T596" style:family="text">
      <style:text-properties officeooo:rsid="033e11a9"/>
    </style:style>
    <style:style style:name="T597" style:family="text">
      <style:text-properties style:font-name="Jomolhari1"/>
    </style:style>
    <style:style style:name="T598" style:family="text">
      <style:text-properties style:font-name="Jomolhari1" officeooo:rsid="034942df"/>
    </style:style>
    <style:style style:name="T599" style:family="text">
      <style:text-properties style:font-name="Jomolhari1" officeooo:rsid="034a603d"/>
    </style:style>
    <style:style style:name="T600" style:family="text">
      <style:text-properties style:font-name="Jomolhari1" officeooo:rsid="034b6f2d"/>
    </style:style>
    <style:style style:name="T601" style:family="text">
      <style:text-properties style:font-name="Jomolhari1" officeooo:rsid="034eb7f6"/>
    </style:style>
    <style:style style:name="T602" style:family="text">
      <style:text-properties style:font-name="Jomolhari1" officeooo:rsid="0356d433"/>
    </style:style>
    <style:style style:name="T603" style:family="text">
      <style:text-properties style:font-name="Jomolhari1" officeooo:rsid="036248e7"/>
    </style:style>
    <style:style style:name="T604" style:family="text">
      <style:text-properties style:font-name="Jomolhari1" officeooo:rsid="037cf1ad"/>
    </style:style>
    <style:style style:name="T605" style:family="text">
      <style:text-properties style:font-name="Jomolhari1" officeooo:rsid="038eb016"/>
    </style:style>
    <style:style style:name="T606" style:family="text">
      <style:text-properties style:font-name="Jomolhari1" officeooo:rsid="038fe4c5"/>
    </style:style>
    <style:style style:name="T607" style:family="text">
      <style:text-properties style:font-name="Jomolhari1" officeooo:rsid="0391de21"/>
    </style:style>
    <style:style style:name="T608" style:family="text">
      <style:text-properties style:font-name="Jomolhari1" officeooo:rsid="03939eef"/>
    </style:style>
    <style:style style:name="T609" style:family="text">
      <style:text-properties style:font-name="Jomolhari1" officeooo:rsid="0396df83"/>
    </style:style>
    <style:style style:name="T610" style:family="text">
      <style:text-properties style:font-name="Jomolhari1" officeooo:rsid="03984e5a"/>
    </style:style>
    <style:style style:name="T611" style:family="text">
      <style:text-properties style:font-name="Jomolhari1" officeooo:rsid="039a186b"/>
    </style:style>
    <style:style style:name="T612" style:family="text">
      <style:text-properties style:font-name="Jomolhari1" officeooo:rsid="039be54f"/>
    </style:style>
    <style:style style:name="T613" style:family="text">
      <style:text-properties style:font-name="Jomolhari1" officeooo:rsid="039ca725"/>
    </style:style>
    <style:style style:name="T614" style:family="text">
      <style:text-properties style:font-name="Jomolhari1" officeooo:rsid="039de394"/>
    </style:style>
    <style:style style:name="T615" style:family="text">
      <style:text-properties officeooo:rsid="034491dd"/>
    </style:style>
    <style:style style:name="T616" style:family="text">
      <style:text-properties officeooo:rsid="0344eea6"/>
    </style:style>
    <style:style style:name="T617" style:family="text">
      <style:text-properties officeooo:rsid="034582a7"/>
    </style:style>
    <style:style style:name="T618" style:family="text">
      <style:text-properties officeooo:rsid="034942df"/>
    </style:style>
    <style:style style:name="T619" style:family="text">
      <style:text-properties officeooo:rsid="034d75aa"/>
    </style:style>
    <style:style style:name="T620" style:family="text">
      <style:text-properties fo:font-size="12pt" fo:font-weight="normal" officeooo:rsid="0019b933" style:font-size-asian="12pt" style:font-weight-asian="normal" style:font-size-complex="12pt" style:font-weight-complex="normal"/>
    </style:style>
    <style:style style:name="T621" style:family="text">
      <style:text-properties fo:font-size="12pt" fo:font-weight="normal" officeooo:rsid="001b77f1" style:font-size-asian="12pt" style:font-weight-asian="normal" style:font-size-complex="12pt" style:font-weight-complex="normal"/>
    </style:style>
    <style:style style:name="T622" style:family="text">
      <style:text-properties fo:font-size="12pt" fo:font-weight="normal" officeooo:rsid="001e4cc3" style:font-size-asian="12pt" style:font-weight-asian="normal" style:font-size-complex="12pt" style:font-weight-complex="normal"/>
    </style:style>
    <style:style style:name="T623" style:family="text">
      <style:text-properties fo:font-size="12pt" fo:font-weight="normal" officeooo:rsid="001ff759" style:font-size-asian="12pt" style:font-weight-asian="normal" style:font-size-complex="12pt" style:font-weight-complex="normal"/>
    </style:style>
    <style:style style:name="T624" style:family="text">
      <style:text-properties fo:font-size="12pt" fo:font-weight="normal" officeooo:rsid="01b76207" style:font-size-asian="12pt" style:font-weight-asian="normal" style:font-size-complex="12pt" style:font-weight-complex="normal"/>
    </style:style>
    <style:style style:name="T625" style:family="text">
      <style:text-properties fo:font-size="12pt" fo:font-weight="normal" officeooo:rsid="0025807d" style:font-size-asian="12pt" style:font-weight-asian="normal" style:font-size-complex="12pt" style:font-weight-complex="normal"/>
    </style:style>
    <style:style style:name="T626" style:family="text">
      <style:text-properties fo:font-size="12pt" fo:font-weight="normal" officeooo:rsid="00288e6d" style:font-size-asian="12pt" style:font-weight-asian="normal" style:font-size-complex="12pt" style:font-weight-complex="normal"/>
    </style:style>
    <style:style style:name="T627" style:family="text">
      <style:text-properties fo:font-size="12pt" fo:font-weight="normal" officeooo:rsid="010a8fef" style:font-size-asian="12pt" style:font-weight-asian="normal" style:font-size-complex="12pt" style:font-weight-complex="normal"/>
    </style:style>
    <style:style style:name="T628" style:family="text">
      <style:text-properties fo:font-size="12pt" fo:font-weight="normal" officeooo:rsid="00217b28" style:font-size-asian="12pt" style:font-weight-asian="normal" style:font-size-complex="12pt" style:font-weight-complex="normal"/>
    </style:style>
    <style:style style:name="T629" style:family="text">
      <style:text-properties fo:font-size="12pt" fo:font-weight="normal" officeooo:rsid="0023e396" style:font-size-asian="12pt" style:font-weight-asian="normal" style:font-size-complex="12pt" style:font-weight-complex="normal"/>
    </style:style>
    <style:style style:name="T630" style:family="text">
      <style:text-properties fo:font-size="12pt" style:text-underline-style="none" fo:font-weight="normal" officeooo:rsid="001ff759" style:font-size-asian="12pt" style:font-weight-asian="normal" style:font-size-complex="12pt" style:font-weight-complex="normal"/>
    </style:style>
    <style:style style:name="T631" style:family="text">
      <style:text-properties fo:font-size="12pt" style:text-underline-style="none" fo:font-weight="normal" officeooo:rsid="00217b28" style:font-size-asian="12pt" style:font-weight-asian="normal" style:font-size-complex="12pt" style:font-weight-complex="normal"/>
    </style:style>
    <style:style style:name="T632" style:family="text">
      <style:text-properties officeooo:rsid="034fd24c"/>
    </style:style>
    <style:style style:name="T633" style:family="text">
      <style:text-properties officeooo:rsid="0355050c"/>
    </style:style>
    <style:style style:name="T634" style:family="text">
      <style:text-properties officeooo:rsid="0356dbc3"/>
    </style:style>
    <style:style style:name="T635" style:family="text">
      <style:text-properties officeooo:rsid="0357cc3e"/>
    </style:style>
    <style:style style:name="T636" style:family="text">
      <style:text-properties officeooo:rsid="035cc7bb"/>
    </style:style>
    <style:style style:name="T637" style:family="text">
      <style:text-properties officeooo:rsid="035e7df0"/>
    </style:style>
    <style:style style:name="T638" style:family="text">
      <style:text-properties officeooo:rsid="03624e07"/>
    </style:style>
    <style:style style:name="T639" style:family="text">
      <style:text-properties officeooo:rsid="0362558f"/>
    </style:style>
    <style:style style:name="T640" style:family="text">
      <style:text-properties officeooo:rsid="0363f9c8"/>
    </style:style>
    <style:style style:name="T641" style:family="text">
      <style:text-properties officeooo:rsid="03644bb6"/>
    </style:style>
    <style:style style:name="T642" style:family="text">
      <style:text-properties officeooo:rsid="036493a5"/>
    </style:style>
    <style:style style:name="T643" style:family="text">
      <style:text-properties officeooo:rsid="036681a5"/>
    </style:style>
    <style:style style:name="T644" style:family="text">
      <style:text-properties officeooo:rsid="0368787f"/>
    </style:style>
    <style:style style:name="T645" style:family="text">
      <style:text-properties officeooo:rsid="036b0ff3"/>
    </style:style>
    <style:style style:name="T646" style:family="text">
      <style:text-properties officeooo:rsid="036c7de1"/>
    </style:style>
    <style:style style:name="T647" style:family="text">
      <style:text-properties officeooo:rsid="036f5e7f"/>
    </style:style>
    <style:style style:name="T648" style:family="text">
      <style:text-properties officeooo:rsid="03706fcd"/>
    </style:style>
    <style:style style:name="T649" style:family="text">
      <style:text-properties officeooo:rsid="0371519e"/>
    </style:style>
    <style:style style:name="T650" style:family="text">
      <style:text-properties officeooo:rsid="0372e3aa"/>
    </style:style>
    <style:style style:name="T651" style:family="text">
      <style:text-properties officeooo:rsid="0373994a"/>
    </style:style>
    <style:style style:name="T652" style:family="text">
      <style:text-properties officeooo:rsid="03750611"/>
    </style:style>
    <style:style style:name="T653" style:family="text">
      <style:text-properties officeooo:rsid="03776f80"/>
    </style:style>
    <style:style style:name="T654" style:family="text">
      <style:text-properties officeooo:rsid="0379c422"/>
    </style:style>
    <style:style style:name="T655" style:family="text">
      <style:text-properties officeooo:rsid="037b5622"/>
    </style:style>
    <style:style style:name="T656" style:family="text">
      <style:text-properties officeooo:rsid="037b5869"/>
    </style:style>
    <style:style style:name="T657" style:family="text">
      <style:text-properties officeooo:rsid="037cf1ad"/>
    </style:style>
    <style:style style:name="T658" style:family="text">
      <style:text-properties officeooo:rsid="0384438c"/>
    </style:style>
    <style:style style:name="T659" style:family="text">
      <style:text-properties officeooo:rsid="03850f62"/>
    </style:style>
    <style:style style:name="T660" style:family="text">
      <style:text-properties officeooo:rsid="0385e8b1"/>
    </style:style>
    <style:style style:name="T661" style:family="text">
      <style:text-properties officeooo:rsid="03879a83"/>
    </style:style>
    <style:style style:name="T662" style:family="text">
      <style:text-properties officeooo:rsid="03a496b3"/>
    </style:style>
    <style:style style:name="T663" style:family="text">
      <style:text-properties officeooo:rsid="03a51d30"/>
    </style:style>
    <style:style style:name="T664" style:family="text">
      <style:text-properties officeooo:rsid="03a5dab4"/>
    </style:style>
    <style:style style:name="T665" style:family="text">
      <style:text-properties officeooo:rsid="03a8c8ef"/>
    </style:style>
    <style:style style:name="T666" style:family="text">
      <style:text-properties officeooo:rsid="03a9dc14"/>
    </style:style>
    <style:style style:name="T667" style:family="text">
      <style:text-properties officeooo:rsid="03aeddb4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7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4"><text:span text:style-name="T165">1<text:tab/></text:span><text:span text:style-name="T166">Introduction to YACC</text:span></text:p>
      <text:p text:style-name="P255"/>
      <text:p text:style-name="P3"><text:span text:style-name="T620">YACC (Yet Another Compiler Compiler) is a tool used to generate a parser. </text:span><text:span text:style-name="T621">This document is a tutorial for the use of YACC to generate a parser for SIL. </text:span><text:span text:style-name="T622">YACC </text:span><text:span text:style-name="T623">translates </text:span><text:span text:style-name="T624">a given</text:span><text:span text:style-name="T623"> </text:span><text:a xlink:type="simple" xlink:href="http://en.wikipedia.org/wiki/Context-free_grammar"><text:span text:style-name="T630">Context Free Grammar (CFG)</text:span></text:a><text:span text:style-name="T623"> specifications </text:span><text:span text:style-name="T625">(input in </text:span><text:span text:style-name="T109">input_file.y</text:span><text:span text:style-name="T625">) </text:span><text:span text:style-name="T623">into a C implementation </text:span><text:span text:style-name="T626">(</text:span><text:span text:style-name="T110">y.tab.c</text:span><text:span text:style-name="T626">) </text:span><text:span text:style-name="T623">of a corresponding </text:span><text:a xlink:type="simple" xlink:href="http://en.wikipedia.org/wiki/Pushdown_automaton"><text:span text:style-name="T631">push down automaton</text:span></text:a><text:span text:style-name="T624"> </text:span><text:span text:style-name="T627">(</text:span><text:span text:style-name="T628">i.e., a finite state machine with a stack</text:span><text:span text:style-name="T627">).</text:span><text:span text:style-name="T620"> </text:span><text:span text:style-name="T629">This C program when compiled, yields an executable parser.</text:span></text:p>
      <text:p text:style-name="P283"/>
      <text:p text:style-name="P107"><draw:custom-shape text:anchor-type="paragraph" draw:z-index="0" draw:style-name="gr1" draw:text-style-name="P284" svg:width="1.3335in" svg:height="0.6878in" svg:x="3.8398in" svg:y="0.0917in"><text:p text:style-name="P284">YACC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><draw:custom-shape text:anchor-type="paragraph" draw:z-index="3" draw:style-name="gr2" svg:width="0.7504in" svg:height="0.1252in" svg:x="5.452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style-name="gr2" svg:width="0.7504in" svg:height="0.1252in" svg:x="2.6957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9" draw:style-name="gr3" svg:width="0.8961in" svg:height="0.2189in" svg:x="6.75in" svg:y="0.0756in"><draw:text-box><text:p>y.tab.c</text:p></draw:text-box></draw:frame><draw:frame text:anchor-type="paragraph" draw:z-index="14" draw:style-name="gr4" svg:width="0.8961in" svg:height="0.1925in" svg:x="1.6311in" svg:y="0.0756in"><draw:text-box><text:p>input_file.y</text:p></draw:text-box></draw:frame></text:p>
      <text:p text:style-name="P107"/>
      <text:p text:style-name="P107"><text:tab/></text:p>
      <text:p text:style-name="P108"><draw:custom-shape text:anchor-type="paragraph" draw:z-index="1" draw:style-name="gr1" svg:width="1.3335in" svg:height="0.6878in" svg:x="3.8398in" svg:y="0.1425in"><text:p text:style-name="P284">C compil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08"><draw:custom-shape text:anchor-type="paragraph" draw:z-index="4" draw:style-name="gr2" svg:width="0.7504in" svg:height="0.1252in" svg:x="5.452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style-name="gr2" svg:width="0.7504in" svg:height="0.1252in" svg:x="2.6957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style-name="gr3" svg:width="0.8961in" svg:height="0.2189in" svg:x="6.75in" svg:y="0.0756in"><draw:text-box><text:p>a.out</text:p></draw:text-box></draw:frame><draw:frame text:anchor-type="paragraph" draw:z-index="13" draw:style-name="gr3" svg:width="0.8961in" svg:height="0.2189in" svg:x="1.6311in" svg:y="0.0756in"><draw:text-box><text:p>y.tab.c</text:p></draw:text-box></draw:frame></text:p>
      <text:p text:style-name="P107"/>
      <text:p text:style-name="P109"/>
      <text:p text:style-name="P110"><draw:custom-shape text:anchor-type="paragraph" draw:z-index="2" draw:style-name="gr1" svg:width="1.3335in" svg:height="0.6878in" svg:x="3.8398in" svg:y="0.1043in"><text:p text:style-name="P284">a.ou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1"><draw:custom-shape text:anchor-type="paragraph" draw:z-index="5" draw:style-name="gr2" svg:width="0.7504in" svg:height="0.1252in" svg:x="5.452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style-name="gr2" svg:width="0.7504in" svg:height="0.1252in" svg:x="2.6957in" svg:y="0.10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1" draw:style-name="gr3" svg:width="0.8961in" svg:height="0.2189in" svg:x="6.75in" svg:y="0.0756in"><draw:text-box><text:p>Output</text:p></draw:text-box></draw:frame><draw:frame text:anchor-type="paragraph" draw:z-index="12" draw:style-name="gr3" svg:width="0.8961in" svg:height="0.2189in" svg:x="1.6311in" svg:y="0.0756in"><draw:text-box><text:p>Input</text:p></draw:text-box></draw:frame></text:p>
      <text:p text:style-name="P111"/>
      <text:p text:style-name="P112"/>
      <text:p text:style-name="P206"><text:span text:style-name="T170">The source SIL program is fed as the input to the generated parser (</text:span><text:span text:style-name="T175">a.out</text:span><text:span text:style-name="T170">). <text:s/></text:span><text:span text:style-name="T174">The parser </text:span><text:span text:style-name="T171">checks </text:span><text:span text:style-name="T173">whether</text:span><text:span text:style-name="T171"> the program </text:span><text:span text:style-name="T174">satisfies </text:span><text:span text:style-name="T171">the </text:span><text:span text:style-name="T174">syntax </text:span><text:span text:style-name="T172">specification </text:span><text:span text:style-name="T174">given </text:span><text:span text:style-name="T172">in the </text:span><text:span text:style-name="T176">input_file.y</text:span><text:span text:style-name="T172"> file. </text:span></text:p>
      <text:p text:style-name="P113"/>
      <text:p text:style-name="P114"><text:span text:style-name="T113"><text:tab/>A parser is </text:span><text:span text:style-name="T114">a </text:span><text:span text:style-name="T113">program that </text:span><text:span text:style-name="T93">checks whether its </text:span><text:span text:style-name="T113">input </text:span><text:span text:style-name="T286">(viewed as a stre</text:span><text:span text:style-name="T290">a</text:span><text:span text:style-name="T286">m of tokens) meets</text:span><text:span text:style-name="T113"> a </text:span><text:span text:style-name="T286">given </text:span><text:span text:style-name="T113">grammar </text:span><text:span text:style-name="T119">specification</text:span><text:span text:style-name="T113">. </text:span><text:span text:style-name="T112"><text:s/></text:span><text:span text:style-name="T127">The syntax of </text:span><text:span text:style-name="T128">SIL</text:span><text:span text:style-name="T127"> can be specified <text:s/></text:span><text:span text:style-name="T129">using</text:span><text:span text:style-name="T126"> </text:span><text:span text:style-name="T132">a </text:span><text:span text:style-name="T130">Context Free Grammar.</text:span><text:span text:style-name="T129"> </text:span><text:span text:style-name="T132">As mentioned earlier, </text:span><text:span text:style-name="T131">YACC </text:span><text:span text:style-name="T132">takes this sp</text:span><text:span text:style-name="T134">e</text:span><text:span text:style-name="T132">cification and generates a parser for SIL. <text:s/></text:span></text:p>
      <text:p text:style-name="P117"><text:soft-page-break/></text:p>
      <text:p text:style-name="P2"><text:span text:style-name="T217"><text:s text:c="9"/>Recall that a </text:span><text:span text:style-name="T228">context free grammar</text:span><text:span text:style-name="T218"> is defined by a four tuple (</text:span><text:span text:style-name="T217">N</text:span><text:span text:style-name="T218">,T,P,S) - <text:s/>a set </text:span><text:span text:style-name="T217">N</text:span><text:span text:style-name="T218"> of </text:span><text:span text:style-name="T229">non-terminals</text:span><text:span text:style-name="T218">, a set T of </text:span><text:span text:style-name="T228">t</text:span><text:span text:style-name="T230">erminals</text:span><text:span text:style-name="T228"> </text:span><text:span text:style-name="T218">(</text:span><text:span text:style-name="T217">in our project, these are the tokens returned by the lexical analyzer and hence we may refer to them as </text:span><text:span text:style-name="T230">tokens</text:span><text:span text:style-name="T217"> occasionally</text:span><text:span text:style-name="T218">), <text:s/>set P of </text:span><text:span text:style-name="T228">productions</text:span><text:span text:style-name="T218"> and a </text:span><text:span text:style-name="T228">start </text:span><text:span text:style-name="T231">variable</text:span><text:span text:style-name="T218"> <text:s/>S. </text:span><text:span text:style-name="T219">Each production consists of a </text:span><text:span text:style-name="T217">non-terminal</text:span><text:span text:style-name="T219"> on the left side (</text:span><text:span text:style-name="T231">head</text:span><text:span text:style-name="T219"> part) and a sequence of tokens and </text:span><text:span text:style-name="T217">non-terminals</text:span><text:span text:style-name="T219"> (of zero or more length) on the right side (</text:span><text:span text:style-name="T231">body</text:span><text:span text:style-name="T219"> part). For more about context free grammars </text:span><text:span text:style-name="T220">refer t</text:span><text:span text:style-name="T221">o this </text:span><text:a xlink:type="simple" xlink:href="http://en.wikipedia.org/wiki/Pushdown_automaton"><text:span text:style-name="T520">wiki</text:span></text:a><text:span text:style-name="T222">.</text:span><text:span text:style-name="T221"> </text:span></text:p>
      <text:p text:style-name="P118"/>
      <text:p text:style-name="P1"><text:span text:style-name="T223">Example: <text:s/></text:span><text:span text:style-name="T224">This </text:span><text:a xlink:type="simple" xlink:href="http://en.wikipedia.org/wiki/Context-free_grammar"><text:span text:style-name="T372">example</text:span></text:a><text:span text:style-name="T373"> </text:span><text:span text:style-name="T374">[Link to eg_1n2post_no-att.y]</text:span><text:span text:style-name="T224"> is an</text:span><text:span text:style-name="T223"> </text:span><text:span text:style-name="T224"><text:s/>Infix to Postfix converter </text:span><text:span text:style-name="T225">implemented using</text:span><text:span text:style-name="T224"> YACC. <text:s/>The </text:span><text:span text:style-name="T232">rules part</text:span><text:span text:style-name="T224"> of th</text:span><text:span text:style-name="T226">e</text:span><text:span text:style-name="T224"> </text:span><text:span text:style-name="T225">YACC program</text:span><text:span text:style-name="T224"> </text:span><text:span text:style-name="T227">has been shown below</text:span><text:span text:style-name="T224">: <text:s/></text:span></text:p>
      <text:p text:style-name="P119"/>
      <text:p text:style-name="P146"><text:span text:style-name="T300">start: expr '\n'<text:tab/>{</text:span><text:span text:style-name="T301">exit(1);</text:span><text:span text:style-name="T300">} </text:span></text:p>
      <text:p text:style-name="P151"><text:tab/>; </text:p>
      <text:p text:style-name="P151"/>
      <text:p text:style-name="P151">expr: <text:s/>expr '+' expr<text:tab/>{printf("+ ");} </text:p>
      <text:p text:style-name="P151"><text:tab/>| expr '*' expr<text:tab/>{printf("* ");} </text:p>
      <text:p text:style-name="P151"><text:tab/>| '(' expr ')'<text:tab/> </text:p>
      <text:p text:style-name="P151"><text:tab/>| DIGIT<text:tab/><text:tab/>{printf("NUM%<text:span text:style-name="T407">d</text:span> ",<text:span text:style-name="T407">pos</text:span>);} </text:p>
      <text:p text:style-name="P151"><text:tab/>; </text:p>
      <text:p text:style-name="P151"/>
      <text:p text:style-name="P48"/>
      <text:p text:style-name="P49">In this example, the set of non-terminals N = {<text:span text:style-name="T29">start</text:span><text:span text:style-name="T1">, </text:span><text:span text:style-name="T29">expr</text:span>}, the set of terminals </text:p>
      <text:p text:style-name="P49">T = {<text:span text:style-name="T29">'\n',</text:span><text:span text:style-name="T365"> </text:span><text:span text:style-name="T1">'</text:span><text:span text:style-name="T29">+', <text:s/>'*', '(', ')' , DIGIT</text:span><text:span text:style-name="T365"> </text:span>} and the start symbol S = <text:span text:style-name="T33">start</text:span>. <text:s/></text:p>
      <text:p text:style-name="P50"/>
      <text:p text:style-name="P120">Sample Input/Output :</text:p>
      <text:p text:style-name="P120"/>
      <text:p text:style-name="P152"><text:span text:style-name="T115">I:<text:tab/></text:span><text:span text:style-name="T405">1</text:span><text:span text:style-name="T404">+5</text:span></text:p>
      <text:p text:style-name="P152"><text:span text:style-name="T115">O:<text:tab/></text:span><text:span text:style-name="T404">NUM</text:span><text:span text:style-name="T408">1</text:span><text:span text:style-name="T404"> NUM</text:span><text:span text:style-name="T408">2</text:span><text:span text:style-name="T404"> +</text:span></text:p>
      <text:p text:style-name="P155"><text:s/></text:p>
      <text:p text:style-name="P51">When the input 1+5 is given to the <text:span text:style-name="T409">parser (object file)</text:span> generated by YACC <text:span text:style-name="T376">[Link to yacc_run_inst.txt]</text:span><text:span text:style-name="T409"> </text:span>, <text:span text:style-name="T409">the parser prints a </text:span><text:span text:style-name="T82">postfix form</text:span><text:span text:style-name="T409"> of the original expression </text:span><text:span text:style-name="T43">1+5</text:span><text:span text:style-name="T409"> as <text:s/></text:span><text:span text:style-name="T43">NUM1 NUM2 +</text:span><text:span text:style-name="T409"> where, </text:span><text:span text:style-name="T43">NUM1</text:span><text:span text:style-name="T409"> represents the first number in the input expression </text:span><text:soft-page-break/><text:span text:style-name="T409">i.e. </text:span><text:span text:style-name="T43">1</text:span><text:span text:style-name="T409"> and</text:span><text:span text:style-name="T43"> NUM2 </text:span><text:span text:style-name="T154">represents the second number in the input expression i.e. </text:span><text:span text:style-name="T43">5</text:span><text:span text:style-name="T409">.</text:span></text:p>
      <text:p text:style-name="P51"><text:span text:style-name="T409"><text:s/></text:span><text:s/></text:p>
      <text:p text:style-name="P156">I:<text:tab/><text:span text:style-name="T409">3+(1*9)+5</text:span></text:p>
      <text:p text:style-name="P153"><text:span text:style-name="T116">O:<text:tab/></text:span><text:span text:style-name="T409">NUM1 NUM2 NUM3 * NUM4 + +</text:span></text:p>
      <text:p text:style-name="P157"/>
      <text:p text:style-name="P154"><text:span text:style-name="T117">I:<text:tab/></text:span><text:span text:style-name="T117">5</text:span><text:span text:style-name="T118">$</text:span></text:p>
      <text:p text:style-name="P158">O:<text:tab/><text:span text:style-name="T406">NUM</text:span><text:span text:style-name="T408">1</text:span> error</text:p>
      <text:p text:style-name="P121"><text:tab/></text:p>
      <text:p text:style-name="P115"><text:span text:style-name="T120">This example demonstrates the specification of </text:span><text:span text:style-name="T74">rule</text:span><text:span text:style-name="T75">s</text:span><text:span text:style-name="T120"> in YACC. </text:span><text:span text:style-name="T121"><text:s/></text:span><text:span text:style-name="T122">In this example there are </text:span><text:span text:style-name="T365">five</text:span><text:span text:style-name="T287"> rules</text:span><text:span text:style-name="T122">. <text:s/></text:span><text:span text:style-name="T287">Each</text:span><text:span text:style-name="T168"> rule</text:span><text:span text:style-name="T123"> </text:span><text:span text:style-name="T287">has </text:span><text:span text:style-name="T335">a</text:span><text:span text:style-name="T287"> </text:span><text:span text:style-name="T76">product</text:span><text:span text:style-name="T77">i</text:span><text:span text:style-name="T76">on part</text:span><text:span text:style-name="T287"> and an </text:span><text:span text:style-name="T76">action part</text:span><text:span text:style-name="T287">. <text:s/>The action </text:span><text:span text:style-name="T287">part consists of C statements enclosed within </text:span><text:span text:style-name="T289">a </text:span><text:span text:style-name="T11">{</text:span><text:span text:style-name="T287"> </text:span><text:span text:style-name="T289">and</text:span><text:span text:style-name="T287"> </text:span><text:span text:style-name="T11">}</text:span><text:span text:style-name="T287">. Each production part has a </text:span><text:span text:style-name="T76">head</text:span><text:span text:style-name="T287"> and a </text:span><text:span text:style-name="T76">body</text:span><text:span text:style-name="T287"> sep</text:span><text:span text:style-name="T290">a</text:span><text:span text:style-name="T287">rated by </text:span><text:span text:style-name="T294">a </text:span><text:span text:style-name="T29">'</text:span><text:span text:style-name="T11">:</text:span><text:span text:style-name="T29">'</text:span><text:span text:style-name="T287">. For example, the first rule above has </text:span><text:span text:style-name="T169">production </text:span><text:span text:style-name="T287">part with </text:span><text:span text:style-name="T30">start</text:span><text:span text:style-name="T287"> as the head and </text:span><text:span text:style-name="T30">expr '\n'</text:span><text:span text:style-name="T287"> as the body. <text:s/>The action part for the </text:span><text:span text:style-name="T288">r</text:span><text:span text:style-name="T287">ule is <text:s/></text:span><text:span text:style-name="T32">{</text:span><text:span text:style-name="T31">exit(1);</text:span><text:span text:style-name="T32">}</text:span><text:span text:style-name="T287">. <text:s/></text:span></text:p>
      <text:p text:style-name="P141"/>
      <text:p text:style-name="P116"><text:span text:style-name="T94">The parser reads the input sequentially and tries to find a pattern match with the body part of each production. <text:s/>When </text:span><text:span text:style-name="T95">it </text:span><text:span text:style-name="T94">finds a matching production, </text:span><text:span text:style-name="T94">the action part of the corresponding rule is executed.</text:span><text:span text:style-name="T95"> <text:s/></text:span><text:span text:style-name="T96">The process is repeated till the end of the input.</text:span></text:p>
      <text:p text:style-name="P142"/>
      <text:p text:style-name="P247"><text:span text:style-name="T212">In the above example, when the input </text:span><text:span text:style-name="T202">1</text:span><text:span text:style-name="T203">+5</text:span><text:span text:style-name="T212"> is given to the parser, it attempts to match </text:span><text:span text:style-name="T213">the input</text:span><text:span text:style-name="T212"> with the body of the production of the first rule. </text:span><text:span text:style-name="T214">W</text:span><text:span text:style-name="T215">hen the input has been parsed completely </text:span><text:span text:style-name="T216">and correctly matched with the start production </text:span><text:span text:style-name="T204">start: expr '\n'</text:span><text:span text:style-name="T216"> the</text:span><text:span text:style-name="T215"> </text:span><text:span text:style-name="T216">parser</text:span><text:span text:style-name="T215"> executes the action <text:s/></text:span><text:span text:style-name="T205">exit(1);.</text:span><text:span text:style-name="T1"> </text:span><text:span text:style-name="T167">The statements</text:span><text:span text:style-name="T58"> </text:span><text:span text:style-name="T206">printf("</text:span><text:span text:style-name="T207">NUM </text:span><text:span text:style-name="T206">");</text:span><text:span text:style-name="T208"> </text:span><text:span text:style-name="T182">and</text:span><text:span text:style-name="T209"> </text:span><text:span text:style-name="T206">printf("+ ");</text:span><text:span text:style-name="T208"> </text:span><text:span text:style-name="T183">are executed as result of the input being matched with the </text:span><text:span text:style-name="T184">production</text:span><text:span text:style-name="T185">s </text:span><text:span text:style-name="T184"><text:s/></text:span><text:span text:style-name="T210">expr: DIGIT</text:span><text:span text:style-name="T184"> <text:s/></text:span><text:span text:style-name="T185">and </text:span><text:span text:style-name="T206">expr: <text:s/>expr '+' expr</text:span><text:span text:style-name="T185"> respectively. </text:span></text:p>
      <text:p text:style-name="P106"/>
      <text:p text:style-name="P116"><text:span text:style-name="T94">If the parser fails to find any matching body part, </text:span><text:span text:style-name="T97">it invokes a special yyerror() function. <text:s/>In our example, the yyerror() function is programmed to print the message </text:span><text:span text:style-name="T94"><text:s/></text:span><text:span text:style-name="T125">“</text:span><text:span text:style-name="T2">error</text:span><text:span text:style-name="T125">”</text:span><text:span text:style-name="T133">. </text:span><text:span text:style-name="T377">[Link to yyerror() of eg_</text:span><text:span text:style-name="T378">i</text:span><text:span text:style-name="T377">n2pos</text:span><text:span text:style-name="T379">t</text:span><text:span text:style-name="T377">_no-att.y]</text:span></text:p>
      <text:p text:style-name="P93"/>
      <text:p text:style-name="P94"/>
      <text:p text:style-name="P94"/>
      <text:p text:style-name="P47"><text:soft-page-break/>2<text:tab/>The structure of YACC programs</text:p>
      <text:p text:style-name="P94"/>
      <text:p text:style-name="P122">A <text:span text:style-name="T289">YACC</text:span> program consists of three sections: Declarations, Rules and Auxiliary functions. <text:span text:style-name="T383">[</text:span><text:span text:style-name="T384">Link </text:span><text:span text:style-name="T375">to </text:span><text:span text:style-name="T383">structure.y]</text:span><text:span text:style-name="T410"> </text:span><text:span text:style-name="T289">(Note the similarity with the structure of LEX programs).</text:span><text:span text:style-name="T359"> <text:s/></text:span></text:p>
      <text:p text:style-name="P123"/>
      <text:p text:style-name="P123"><draw:frame text:anchor-type="paragraph" draw:z-index="15" draw:style-name="gr5" svg:width="2.1878in" svg:height="1.7295in" svg:x="2.2126in" svg:y="0.0098in"><draw:text-box><text:p>DECLARATIONS</text:p><text:p/><text:p>%%</text:p><text:p/><text:p>RULES</text:p><text:p/><text:p>%%</text:p><text:p/><text:p>AUXILIARY FUNCTIONS</text:p></draw:text-box></draw:frame></text:p>
      <text:p text:style-name="P124"/>
      <text:p text:style-name="P95"/>
      <text:p text:style-name="P95"/>
      <text:p text:style-name="P95"/>
      <text:p text:style-name="P95"/>
      <text:p text:style-name="P95">2.1<text:tab/>Declarations</text:p>
      <text:p text:style-name="P95"/>
      <text:p text:style-name="P52"><text:span text:style-name="T236">The Declarations section consists of two parts, </text:span><text:span text:style-name="T92">C declarations <text:s/>and YACC Declarations</text:span><text:span text:style-name="T236">.</text:span></text:p>
      <text:p text:style-name="P53"/>
      <text:p text:style-name="P248"><text:span text:style-name="T186">The C Declarations are delimited by </text:span><text:span text:style-name="T211">%{</text:span><text:span text:style-name="T186"> and </text:span><text:span text:style-name="T211">%}.</text:span><text:span text:style-name="T186"> This part consists of all the declarations required for the C code </text:span><text:span text:style-name="T187">you write</text:span><text:span text:style-name="T186"> in the </text:span><text:span text:style-name="T196">Actions</text:span><text:span text:style-name="T186"> section and the</text:span><text:span text:style-name="T188"> </text:span><text:span text:style-name="T196">Auxiliary functions</text:span><text:span text:style-name="T186"> section. </text:span><text:span text:style-name="T189">YACC copies t</text:span><text:span text:style-name="T186">he contents of this section <text:s/>into </text:span><text:span text:style-name="T190">the generated</text:span><text:span text:style-name="T186"> </text:span><text:span text:style-name="T177">y.tab.c </text:span><text:span text:style-name="T124">file</text:span><text:span text:style-name="T177"> </text:span><text:span text:style-name="T186">without any modification</text:span><text:span text:style-name="T177">. </text:span><text:span text:style-name="T186"><text:s/></text:span></text:p>
      <text:p text:style-name="P54"/>
      <text:p text:style-name="P55">The following <text:span text:style-name="T411">example </text:span>shows an abstract outline of the structure of <text:span text:style-name="T412">the declarations part of a</text:span> YACC program: <text:s/></text:p>
      <text:p text:style-name="P159"/>
      <text:p text:style-name="P161">/* Beginning of Declarations part */ </text:p>
      <text:p text:style-name="P161"/>
      <text:p text:style-name="P161">%{ <text:s text:c="5"/>/* Beginning of C declarations */ </text:p>
      <text:p text:style-name="P161"/>
      <text:p text:style-name="P161"/>
      <text:p text:style-name="P161">%} <text:s text:c="5"/>/* End of C declarations */ </text:p>
      <text:p text:style-name="P161"/>
      <text:p text:style-name="P161"><text:tab/>/* Beginning of YACC declarations <text:s/>*/ </text:p>
      <text:p text:style-name="P162"><text:soft-page-break/></text:p>
      <text:p text:style-name="P163"><text:tab/></text:p>
      <text:p text:style-name="P164"><text:tab/>/* End of YACC declarations */ </text:p>
      <text:p text:style-name="P164"><text:tab/> </text:p>
      <text:p text:style-name="P164">/* End of Declarations Part */ </text:p>
      <text:p text:style-name="P57"/>
      <text:p text:style-name="P271"><text:span text:style-name="T191">The YACC </text:span><text:span text:style-name="T192">d</text:span><text:span text:style-name="T191">eclarations </text:span><text:span text:style-name="T192">part </text:span><text:span text:style-name="T191">co</text:span><text:span text:style-name="T187">mprises</text:span><text:span text:style-name="T191"> of declarations of </text:span><text:span text:style-name="T197">tokens</text:span><text:span text:style-name="T191"> </text:span><text:span text:style-name="T193">(usually returned by the </text:span><text:span text:style-name="T380">lexical analyzer </text:span><text:span text:style-name="T381">[Link to LEX document] </text:span><text:span text:style-name="T233">)</text:span><text:span text:style-name="T194">. </text:span><text:span text:style-name="T193">The parser reads the tokens by invoking the function </text:span><text:span text:style-name="T198">yylex() </text:span><text:span text:style-name="T195">(To be discussed in detail later). </text:span></text:p>
      <text:p text:style-name="P60"/>
      <text:p text:style-name="P96">2.2<text:tab/>Rules</text:p>
      <text:p text:style-name="P159"/>
      <text:p text:style-name="P61"><text:span text:style-name="T238">A rule in a YACC program comprises of two parts (i) the </text:span><text:span text:style-name="T256">production</text:span><text:span text:style-name="T257"> part</text:span><text:span text:style-name="T238"> and (ii) the </text:span><text:span text:style-name="T257">action part</text:span><text:span text:style-name="T238">. <text:s/></text:span><text:span text:style-name="T259">In this project, t</text:span><text:span text:style-name="T239">he syntax of SIL </text:span><text:span text:style-name="T259">programming language will be</text:span><text:span text:style-name="T239"> specified in the form of </text:span><text:span text:style-name="T258">a context free grammar.</text:span><text:span text:style-name="T239"> </text:span><text:span text:style-name="T242">A</text:span><text:span text:style-name="T240"> </text:span><text:span text:style-name="T241">rule in YACC</text:span><text:span text:style-name="T240"> is of the form:</text:span></text:p>
      <text:p text:style-name="P165"/>
      <text:p text:style-name="P165">production_head<text:tab/>:<text:tab/>production_body<text:tab/>{<text:span text:style-name="T293">a</text:span>ction in C } ;</text:p>
      <text:p text:style-name="P125"/>
      <text:p text:style-name="P56">The following <text:span text:style-name="T411">example </text:span>shows an abstract outline of the structure of <text:span text:style-name="T412">the </text:span><text:span text:style-name="T413">rules</text:span><text:span text:style-name="T412"> part of a</text:span> YACC program:</text:p>
      <text:p text:style-name="P164"/>
      <text:p text:style-name="P164"/>
      <text:p text:style-name="P164">%%<text:tab/> </text:p>
      <text:p text:style-name="P164"/>
      <text:p text:style-name="P164">/* Rules Section begins here */ </text:p>
      <text:p text:style-name="P164"/>
      <text:p text:style-name="P164"/>
      <text:p text:style-name="P164">/* Rules Section ends here */ </text:p>
      <text:p text:style-name="P164"/>
      <text:p text:style-name="P164">%% <text:tab/> </text:p>
      <text:p text:style-name="P126">The rules in our example can be found <text:span text:style-name="T366">here </text:span><text:span text:style-name="T385">[Link to Rules section in eg_in2post_no-att.y] </text:span></text:p>
      <text:p text:style-name="P125"/>
      <text:p text:style-name="P97">2.2.1<text:tab/>Productions</text:p>
      <text:p text:style-name="P62"/>
      <text:p text:style-name="P127"><text:span text:style-name="T237">Each production consists of a production </text:span><text:span text:style-name="T254">head</text:span><text:span text:style-name="T237"> and a production </text:span><text:span text:style-name="T254">body</text:span><text:span text:style-name="T237">. </text:span><text:span text:style-name="T414">Consider a production from our </text:span><text:span text:style-name="T386">example [Link to </text:span><text:soft-page-break/><text:span text:style-name="T386">productions of eg_in2post_no-att.y]</text:span><text:span text:style-name="T414">:</text:span></text:p>
      <text:p text:style-name="P128"/>
      <text:p text:style-name="P160"><text:span text:style-name="T271">expr<text:tab/>:<text:tab/>expr </text:span><text:span text:style-name="T414">'+'</text:span><text:span text:style-name="T271"> expr</text:span></text:p>
      <text:p text:style-name="P166"/>
      <text:p text:style-name="P63"><text:span text:style-name="T239">The </text:span><text:span text:style-name="T3">expr</text:span><text:span text:style-name="T239"> on the LHS of the</text:span><text:span text:style-name="T3"> : </text:span><text:span text:style-name="T277">in the production </text:span><text:span text:style-name="T239">is called the </text:span><text:span text:style-name="T255">head</text:span><text:span text:style-name="T239"> of the production and the </text:span><text:span text:style-name="T3">expr </text:span><text:span text:style-name="T34">'+'</text:span><text:span text:style-name="T3"> expr</text:span><text:span text:style-name="T239"> on the RHS of the </text:span><text:span text:style-name="T3">: </text:span><text:span text:style-name="T239">is called the </text:span><text:span text:style-name="T255">body</text:span><text:span text:style-name="T239"> of the production. </text:span></text:p>
      <text:p text:style-name="P130"><text:tab/></text:p>
      <text:p text:style-name="P64"><text:span text:style-name="T291">In the above example, </text:span><text:span text:style-name="T35">'+'</text:span><text:span text:style-name="T281"> is a </text:span><text:span text:style-name="T415">terminal</text:span><text:span text:style-name="T283"> </text:span><text:span text:style-name="T439">(token) </text:span><text:span text:style-name="T285">and</text:span><text:span text:style-name="T283"> </text:span><text:span text:style-name="T7">expr</text:span><text:span text:style-name="T283"> is a </text:span><text:span text:style-name="T332">non-terminal. <text:s/></text:span><text:span text:style-name="T284"><text:s/></text:span><text:span text:style-name="T439">Users can name to a tokens. <text:s/></text:span></text:p>
      <text:p text:style-name="P64"><text:span text:style-name="T439">(for instance we can give the name 'PLUS' to the token '+'). <text:s/></text:span><text:span text:style-name="T339"><text:s/>In such cases, the names must be defined in the <text:s/>declarations section. <text:s/>(example)</text:span><text:span text:style-name="T337"> </text:span><text:span text:style-name="T279">The head </text:span><text:span text:style-name="T280">of a production is always a </text:span><text:span text:style-name="T363">non-terminal</text:span><text:span text:style-name="T280">. </text:span><text:span text:style-name="T282">Every </text:span><text:span text:style-name="T363">non-terminal</text:span><text:span text:style-name="T282"> in </text:span><text:span text:style-name="T292">the</text:span><text:span text:style-name="T282"> grammar must </text:span><text:span text:style-name="T292">appear in the head part of at least one production. </text:span></text:p>
      <text:p text:style-name="P68"><text:tab/></text:p>
      <text:p text:style-name="P98">2.2.2<text:tab/>Actions</text:p>
      <text:p text:style-name="P65"/>
      <text:p text:style-name="P66"><text:span text:style-name="T295">The action </text:span><text:span text:style-name="T296">part </text:span><text:span text:style-name="T297">of a rule </text:span><text:span text:style-name="T296">consists of C statements which are</text:span><text:span text:style-name="T295"> executed when the input is matched with the</text:span><text:span text:style-name="T298"> </text:span><text:span text:style-name="T295">body of </text:span><text:span text:style-name="T299">a</text:span><text:span text:style-name="T295"> production. </text:span><text:span text:style-name="T387">([Link to Actions section of </text:span><text:span text:style-name="T387">eg_in2post_no-att.y])</text:span><text:span text:style-name="T363"> </text:span><text:span text:style-name="T360"><text:s/></text:span></text:p>
      <text:p text:style-name="P167"/>
      <text:p text:style-name="P67"><text:span text:style-name="T152">The y.tab.c file contains a function </text:span><text:span text:style-name="T4">yyparse()</text:span><text:span text:style-name="T153"> </text:span><text:span text:style-name="T152">which is an</text:span><text:span text:style-name="T28"> </text:span><text:span text:style-name="T276">implementation </text:span><text:span text:style-name="T363">(in C) </text:span><text:span text:style-name="T276">of </text:span><text:span text:style-name="T363">a</text:span><text:span text:style-name="T276"> push down automaton. </text:span><text:span text:style-name="T44">yyparse()</text:span><text:span text:style-name="T416"> is responsible </text:span><text:span text:style-name="T363">for</text:span><text:span text:style-name="T276"> pars</text:span><text:span text:style-name="T363">ing</text:span><text:span text:style-name="T276"> </text:span><text:span text:style-name="T332">the</text:span><text:span text:style-name="T276"> given input file.</text:span><text:span text:style-name="T274"> <text:s/></text:span><text:span text:style-name="T360">The function </text:span><text:span text:style-name="T5">y</text:span><text:span text:style-name="T4">ylex()</text:span><text:span text:style-name="T274"> is invoked by </text:span><text:span text:style-name="T4">yyparse()</text:span><text:span text:style-name="T274"> to </text:span><text:span text:style-name="T360">read</text:span><text:span text:style-name="T332"> tokens </text:span><text:span text:style-name="T360">from</text:span><text:span text:style-name="T274"> the input file. </text:span><text:span text:style-name="T388">[Link to</text:span><text:span text:style-name="T389"> yy</text:span><text:span text:style-name="T387">l</text:span><text:span text:style-name="T389">ex() in </text:span><text:span text:style-name="T387">eg_in2post_no-att.y</text:span><text:span text:style-name="T388">]</text:span><text:span text:style-name="T360">. <text:s/>Note that the yyparse() function is automatically generated by YACC <text:s/>in the y.tab.c file. Although YACC </text:span><text:span text:style-name="T417">declares <text:s/></text:span><text:span text:style-name="T45">yylex() </text:span><text:span text:style-name="T155">in the y.tab.c file</text:span><text:span text:style-name="T360">, it </text:span><text:span text:style-name="T338">does not</text:span><text:span text:style-name="T360"> generate the </text:span><text:span text:style-name="T79">definition</text:span><text:span text:style-name="T360"> for </text:span><text:span text:style-name="T45">yylex()</text:span><text:span text:style-name="T360">. <text:s text:c="2"/>Hence the </text:span><text:span text:style-name="T45">yylex()</text:span><text:span text:style-name="T360"> function definition has to be supplied by you (either directly </text:span><text:span text:style-name="T363">by </text:span><text:span text:style-name="T361">defining</text:span><text:span text:style-name="T360"> </text:span><text:span text:style-name="T45">yylex()</text:span><text:span text:style-name="T360"> </text:span><text:span text:style-name="T361">in the </text:span><text:span text:style-name="T80">auxiliary function</text:span><text:span text:style-name="T81">s</text:span><text:span text:style-name="T80"> section</text:span><text:span text:style-name="T361"> </text:span><text:span text:style-name="T360">or using a lexical analyzer generator like LEX).</text:span><text:span text:style-name="T274"> </text:span><text:span text:style-name="T333">Each </text:span><text:span text:style-name="T334">invocation of </text:span><text:span text:style-name="T333"><text:s/></text:span><text:span text:style-name="T4">yylex()</text:span><text:span text:style-name="T274"> </text:span><text:span text:style-name="T360">must </text:span><text:span text:style-name="T274">return</text:span><text:span text:style-name="T275"> </text:span><text:span text:style-name="T333">the next </text:span><text:span text:style-name="T275">token </text:span><text:span text:style-name="T361">(from the input steam)</text:span><text:span text:style-name="T333"> to </text:span><text:span text:style-name="T46">yyparse()</text:span><text:span text:style-name="T333">.</text:span><text:span text:style-name="T274"> </text:span><text:span text:style-name="T272">The action corresponding to a production is </text:span><text:span text:style-name="T273">executed </text:span><text:span text:style-name="T278">by </text:span><text:span text:style-name="T6">yyparse()</text:span><text:span text:style-name="T273">only </text:span><text:span text:style-name="T363">after</text:span><text:span text:style-name="T273"> </text:span><text:span text:style-name="T334">sufficient number of tokens has been read <text:s/></text:span><text:span text:style-name="T363">(through repeated invocations of </text:span><text:span text:style-name="T595">yylex()</text:span><text:span text:style-name="T363">) </text:span><text:span text:style-name="T334">to get a complete match with the body of the production. </text:span></text:p>
      <text:p text:style-name="P129"/>
      <text:p text:style-name="P58"><text:span text:style-name="T244">Note that </text:span><text:span text:style-name="T260">a <text:s/>non-terminal</text:span><text:span text:style-name="T244"> </text:span><text:span text:style-name="T266">in the head part of a production</text:span><text:span text:style-name="T263"> </text:span><text:span text:style-name="T244">may have one </text:span><text:span text:style-name="T248">or more </text:span><text:span text:style-name="T244">production bod</text:span><text:span text:style-name="T247">ies </text:span><text:span text:style-name="T244">separated by a “</text:span><text:span text:style-name="T8">|”.</text:span><text:span text:style-name="T243"> </text:span><text:soft-page-break/><text:span text:style-name="T263">C</text:span><text:span text:style-name="T261">onsider the </text:span><text:span text:style-name="T263">non-terminal </text:span><text:span text:style-name="T36">expr</text:span><text:span text:style-name="T261"> <text:s/>in our example </text:span><text:span text:style-name="T368">[Link to </text:span><text:span text:style-name="T369">body of expr in</text:span><text:span text:style-name="T368"> eg_in2post_no-att.y]</text:span><text:span text:style-name="T261">.</text:span><text:span text:style-name="T246"> </text:span><text:span text:style-name="T263">T</text:span><text:span text:style-name="T246">he </text:span><text:span text:style-name="T263">non-terminal</text:span><text:span text:style-name="T246"> has </text:span><text:span text:style-name="T263">four</text:span><text:span text:style-name="T246"> production bodies </text:span><text:span text:style-name="T9">expr </text:span><text:span text:style-name="T36">'+'</text:span><text:span text:style-name="T9"> expr</text:span><text:span text:style-name="T246"> , </text:span><text:span text:style-name="T9">expr </text:span><text:span text:style-name="T36">'*'</text:span><text:span text:style-name="T9"> expr</text:span><text:span text:style-name="T246"> , </text:span><text:span text:style-name="T36">'</text:span><text:span text:style-name="T37">(</text:span><text:span text:style-name="T36">'</text:span><text:span text:style-name="T9"> expr </text:span><text:span text:style-name="T37">')' </text:span><text:span text:style-name="T246">and </text:span><text:span text:style-name="T37">DIGIT</text:span><text:span text:style-name="T246">. The first production body has an associated print action </text:span><text:span text:style-name="T47">printf("+ "), <text:s/></text:span><text:span text:style-name="T51">[ add one more ] </text:span><text:span text:style-name="T246">. </text:span><text:span text:style-name="T9">yyparse()</text:span><text:span text:style-name="T246"> executes the action only when the body </text:span><text:span text:style-name="T9">expr </text:span><text:span text:style-name="T38">'+'</text:span><text:span text:style-name="T9"> expr</text:span><text:span text:style-name="T246"> has been matched </text:span><text:span text:style-name="T249">with the input</text:span><text:span text:style-name="T246">. </text:span><text:span text:style-name="T261">The action part of a single </text:span><text:span text:style-name="T245">production may have </text:span><text:span text:style-name="T261">several statements of C code. </text:span></text:p>
      <text:p text:style-name="P131"/>
      <text:p text:style-name="P140">2.2.3<text:tab/>Auxiliary functions</text:p>
      <text:p text:style-name="P140"/>
      <text:p text:style-name="P59"><text:span text:style-name="T250">The Auxiliary functions section con</text:span><text:span text:style-name="T261">tains the definitions of three mandatory functions </text:span><text:span text:style-name="T48">main()</text:span><text:span text:style-name="T261">, </text:span><text:span text:style-name="T48">yy</text:span><text:span text:style-name="T49">lex</text:span><text:span text:style-name="T48">()</text:span><text:span text:style-name="T261"> and </text:span><text:span text:style-name="T48">yyerror()</text:span><text:span text:style-name="T261">. You</text:span><text:span text:style-name="T252"> may wish to add </text:span><text:span text:style-name="T262">your</text:span><text:span text:style-name="T252"> own </text:span><text:span text:style-name="T261">functions (depending on the </text:span><text:span text:style-name="T264">the requirement for the application</text:span><text:span text:style-name="T261">)</text:span><text:span text:style-name="T252"> </text:span><text:span text:style-name="T261">in</text:span><text:span text:style-name="T252"> the </text:span><text:span text:style-name="T111">y.tab.c</text:span><text:span text:style-name="T252"> file.</text:span><text:span text:style-name="T253"> </text:span><text:span text:style-name="T261">Such functions are written in the a</text:span><text:span text:style-name="T253">uxiliary functions section.</text:span><text:span text:style-name="T250"> </text:span><text:span text:style-name="T265">The</text:span><text:span text:style-name="T261"> </text:span><text:span text:style-name="T390">main()</text:span><text:span text:style-name="T367"> </text:span><text:span text:style-name="T368">[Link to </text:span><text:span text:style-name="T370">main()</text:span><text:span text:style-name="T369"> in</text:span><text:span text:style-name="T368"> eg_in2post_no-att.y] </text:span><text:span text:style-name="T261">function must invoke </text:span><text:span text:style-name="T10">yyparse()</text:span><text:span text:style-name="T251"> </text:span><text:span text:style-name="T261">to parse the input. <text:s/></text:span></text:p>
      <text:p text:style-name="P133"/>
      <text:p text:style-name="P134">The auxiliary functions section of our example <text:span text:style-name="T368">[Link to </text:span><text:span text:style-name="T371">Auxiliary functions section of </text:span><text:span text:style-name="T368">eg_in2_post_no-att.y]</text:span> program uses no user defined functions. You will need to write your supporting functions later in this project. <text:s/></text:p>
      <text:p text:style-name="P135"/>
      <text:p text:style-name="P135"/>
      <text:p text:style-name="P135"/>
      <text:p text:style-name="P168"><text:span text:style-name="T418">expr: <text:s/>expr '+' expr<text:tab/>{</text:span><text:span text:style-name="T421">op</text:span><text:span text:style-name="T418">_print(</text:span><text:span text:style-name="T419">'</text:span><text:span text:style-name="T418">+</text:span><text:span text:style-name="T419">'</text:span><text:span text:style-name="T418">);} </text:span></text:p>
      <text:p text:style-name="P168"><text:span text:style-name="T418"><text:tab/>| expr '*' expr<text:tab/>{</text:span><text:span text:style-name="T421">op</text:span><text:span text:style-name="T418">_print(</text:span><text:span text:style-name="T419">'</text:span><text:span text:style-name="T418">*</text:span><text:span text:style-name="T419">'</text:span><text:span text:style-name="T418">);} </text:span></text:p>
      <text:p text:style-name="P170"><text:tab/>| '(' expr ')'<text:tab/></text:p>
      <text:p text:style-name="P170"><text:tab/>| DIGIT<text:tab/><text:tab/><text:tab/>{printf("NUM%d ",pos);} </text:p>
      <text:p text:style-name="P170"><text:tab/>; </text:p>
      <text:p text:style-name="P170"/>
      <text:p text:style-name="P170">%% </text:p>
      <text:p text:style-name="P171">/*<text:span text:style-name="T440">** Auxiliary functions part ***/</text:span></text:p>
      <text:p text:style-name="P171"/>
      <text:p text:style-name="P169"><text:span text:style-name="T419">void </text:span><text:span text:style-name="T421">op</text:span><text:span text:style-name="T418">_print(char </text:span><text:span text:style-name="T419">op</text:span><text:span text:style-name="T418">)</text:span></text:p>
      <text:p text:style-name="P170">{</text:p>
      <text:p text:style-name="P168"><text:span text:style-name="T418"><text:tab/></text:span><text:span text:style-name="T419">if(op == '+')</text:span></text:p>
      <text:p text:style-name="P175"><text:tab/><text:tab/>printf(“PLUS ”);</text:p>
      <text:p text:style-name="P175"><text:tab/>else if(op == '*')</text:p>
      <text:p text:style-name="P175"><text:soft-page-break/><text:tab/><text:tab/>printf(“MUL ”);</text:p>
      <text:p text:style-name="P176">}</text:p>
      <text:p text:style-name="P170"><text:tab/></text:p>
      <text:p text:style-name="P170">yyerror() </text:p>
      <text:p text:style-name="P170">{ </text:p>
      <text:p text:style-name="P170"><text:tab/>printf("error");<text:tab/></text:p>
      <text:p text:style-name="P170"><text:tab/>return; </text:p>
      <text:p text:style-name="P170">} </text:p>
      <text:p text:style-name="P170"/>
      <text:p text:style-name="P170">yylex() </text:p>
      <text:p text:style-name="P170">{ </text:p>
      <text:p text:style-name="P170"><text:tab/>int c; </text:p>
      <text:p text:style-name="P170"><text:tab/>c = getchar(); </text:p>
      <text:p text:style-name="P170"><text:tab/>if(isdigit(c)) </text:p>
      <text:p text:style-name="P170"><text:tab/>{ </text:p>
      <text:p text:style-name="P170"><text:tab/><text:tab/>pos++;<text:tab/><text:tab/> </text:p>
      <text:p text:style-name="P170"><text:tab/><text:tab/>return DIGIT; </text:p>
      <text:p text:style-name="P170"><text:tab/>} </text:p>
      <text:p text:style-name="P170"><text:tab/>return c; </text:p>
      <text:p text:style-name="P170">} </text:p>
      <text:p text:style-name="P170"/>
      <text:p text:style-name="P170">main() </text:p>
      <text:p text:style-name="P170">{ </text:p>
      <text:p text:style-name="P170"><text:tab/>yyparse(); </text:p>
      <text:p text:style-name="P170"><text:tab/>return 1; </text:p>
      <text:p text:style-name="P170">}</text:p>
      <text:p text:style-name="P69">Sample Input/Output:</text:p>
      <text:p text:style-name="P69"/>
      <text:p text:style-name="P177">I:<text:tab/>2+2</text:p>
      <text:p text:style-name="P177">O:<text:tab/><text:span text:style-name="T420">NUM1 NUM2 PLUS</text:span></text:p>
      <text:p text:style-name="P178"/>
      <text:p text:style-name="P70"><text:span text:style-name="T422">When </text:span><text:span text:style-name="T40">yyparse()</text:span><text:span text:style-name="T422"> matches the input </text:span><text:span text:style-name="T1">2+2 </text:span><text:span text:style-name="T422">with the production body <text:s/></text:span><text:span text:style-name="T39">expr '+' expr, </text:span><text:span text:style-name="T422">it executes the action</text:span><text:span text:style-name="T40"> </text:span><text:span text:style-name="T41">op</text:span><text:span text:style-name="T39">_print(</text:span><text:span text:style-name="T42">'</text:span><text:span text:style-name="T39">+</text:span><text:span text:style-name="T42">'</text:span><text:span text:style-name="T39">); </text:span><text:span text:style-name="T422">and as a result prints</text:span><text:span text:style-name="T40"> “PLUS” </text:span><text:span text:style-name="T422">in place of</text:span><text:span text:style-name="T40"> '+' </text:span><text:span text:style-name="T422">as per the definition of the user defined auxiliary function</text:span><text:span text:style-name="T40"> op_print().</text:span></text:p>
      <text:p text:style-name="P147"/>
      <text:p text:style-name="P282"/>
      <text:p text:style-name="P99"/>
      <text:p text:style-name="P253"><text:soft-page-break/><text:span text:style-name="T269">3</text:span><text:span text:style-name="T237"><text:tab/></text:span><text:span text:style-name="T270">A working introduction to shift-reduce parsing</text:span></text:p>
      <text:p text:style-name="P242"/>
      <text:p text:style-name="P207"><text:span text:style-name="T463">The shift-reduce parser is essentially a </text:span><text:span text:style-name="T464"><text:s/>push down automaton. </text:span><text:span text:style-name="T463">Hence it consists of a finite state machine with </text:span><text:span text:style-name="T464">a stack. The stack is used to hold terminal and/</text:span><text:span text:style-name="T465">or</text:span><text:span text:style-name="T464"> non-terminal symbols. </text:span><text:span text:style-name="T466">The following is a gentle introduction to </text:span><text:span text:style-name="T464">shift-reduce pars</text:span><text:span text:style-name="T466">ing. <text:s/></text:span></text:p>
      <text:p text:style-name="P208"/>
      <text:p text:style-name="P207"><text:span text:style-name="T467">Let us make the following a</text:span><text:span text:style-name="T468">ssum</text:span><text:span text:style-name="T467">ptions:</text:span></text:p>
      <text:p text:style-name="P207"><text:span text:style-name="T467">- T</text:span><text:span text:style-name="T468">he input to be parsed, </text:span><text:span text:style-name="T469">which is a sequence of terminal symbols,</text:span><text:span text:style-name="T468"> is stored in an input buffer.</text:span></text:p>
      <text:p text:style-name="P207"><text:span text:style-name="T467">- </text:span><text:span text:style-name="T468">$ is used as an end-marker to mark the end of the input buffer.</text:span></text:p>
      <text:p text:style-name="P207"><text:span text:style-name="T468"><text:s text:c="2"/></text:span><text:span text:style-name="T470">The stack is initialized to contain just the symbol $. <text:s/></text:span></text:p>
      <text:p text:style-name="P209"><text:span text:style-name="T471">- O</text:span><text:span text:style-name="T468">nce a </text:span><text:span text:style-name="T469">terminal</text:span><text:span text:style-name="T468"> has been read </text:span><text:span text:style-name="T469">from the input</text:span><text:span text:style-name="T468">, it is removed from the input buffer.</text:span></text:p>
      <text:p text:style-name="P210"/>
      <text:p text:style-name="P211"><text:span text:style-name="T466">Consider</text:span> the following <text:span text:style-name="T472">c</text:span>onte<text:span text:style-name="T466">x</text:span>t free grammar:</text:p>
      <text:p text:style-name="P211"/>
      <text:p text:style-name="P280"><text:span text:style-name="T473">(</text:span><text:span text:style-name="T474">1</text:span><text:span text:style-name="T473">)</text:span><text:span text:style-name="T474"><text:tab/></text:span>expr : <text:s text:c="3"/>expr '+' expr<text:tab/> </text:p>
      <text:p text:style-name="P280"><text:span text:style-name="T473">(</text:span><text:span text:style-name="T474">2</text:span><text:span text:style-name="T473">)</text:span><text:span text:style-name="T474"><text:tab/></text:span><text:tab/>| <text:tab/>'(' expr ')'<text:tab/> </text:p>
      <text:p text:style-name="P280"><text:span text:style-name="T473">(</text:span><text:span text:style-name="T474">3</text:span><text:span text:style-name="T473">)</text:span><text:span text:style-name="T474"><text:tab/></text:span><text:tab/>|<text:tab/><text:span text:style-name="T469">'0' | '1' </text:span><text:span text:style-name="T475">|</text:span><text:tab/><text:span text:style-name="T475">'2' | '3' | '4' | '5' | '6' | '7' | '8' | '9'</text:span><text:tab/></text:p>
      <text:p text:style-name="P280"><text:span text:style-name="T473">(</text:span><text:span text:style-name="T474">4</text:span><text:span text:style-name="T473">)</text:span><text:span text:style-name="T474"><text:tab/></text:span><text:tab/>; </text:p>
      <text:p text:style-name="P280"/>
      <text:p text:style-name="P212">The terminal set is <text:span text:style-name="T1">{</text:span><text:span text:style-name="T52">+,(,),</text:span><text:span text:style-name="T1">0,1,</text:span><text:span text:style-name="T52">2,3,4,5,6,7,8,9</text:span><text:span text:style-name="T1">}</text:span>. <text:s/>The only non-terminal is '<text:span text:style-name="T1">expr</text:span>'. <text:s/></text:p>
      <text:p text:style-name="P210"/>
      <text:p text:style-name="P207"><text:span text:style-name="T515">Let us consider parsing of the input 2+2 using this grammar. <text:s/>When</text:span><text:span text:style-name="T468"> </text:span><text:span text:style-name="T476">the </text:span><text:span text:style-name="T468">parsing </text:span><text:span text:style-name="T476">process begins</text:span><text:span text:style-name="T468">, the contents of the stack and the input buffer would be as follows:</text:span></text:p>
      <text:p text:style-name="P210"/>
      <text:p text:style-name="P210">STACK:<text:tab/>$<text:tab/><text:tab/><text:tab/>I/P BUFFER:<text:tab/><text:tab/>2 + 2 $<text:tab/></text:p>
      <text:p text:style-name="P213"/>
      <text:p text:style-name="P210"><text:span text:style-name="T477">That is, </text:span><text:span text:style-name="T478">t</text:span><text:span text:style-name="T477">he stack is initialized with the $ symbol. <text:s/>The input buffer is initialized with the input </text:span><text:span text:style-name="T470">(here 2+2)</text:span><text:span text:style-name="T477"> terminated </text:span><text:span text:style-name="T470">with</text:span><text:span text:style-name="T477"> a $. </text:span></text:p>
      <text:p text:style-name="P213"/>
      <text:p text:style-name="P210"><text:soft-page-break/><text:span text:style-name="T477">The contents of the stack and the contents of the input buffer together define the </text:span><text:span text:style-name="T83">configuration of the parser</text:span><text:span text:style-name="T477">. <text:s/></text:span></text:p>
      <text:p text:style-name="P210"/>
      <text:p text:style-name="P209"><text:span text:style-name="T479">The parsing process takes place in several steps. </text:span>On successful <text:span text:style-name="T477">completion of </text:span>parsing, the <text:span text:style-name="T480">configuration</text:span> would be:</text:p>
      <text:p text:style-name="P209"/>
      <text:p text:style-name="P209">STACK:<text:tab/>$ expr <text:tab/><text:tab/><text:tab/>I/P BUFFER:<text:tab/><text:tab/>$</text:p>
      <text:p text:style-name="P209"/>
      <text:p text:style-name="P214">where expr is the start variable of the parser's context free grammar. <text:s/><text:span text:style-name="T481">Thus </text:span><text:span text:style-name="T477">at the end of successful parsing, the start symbol of the grammar followed by $ will appear on the stack whereas, the input buffer will contain nothing except the $. <text:s/></text:span></text:p>
      <text:p text:style-name="P213"/>
      <text:p text:style-name="P207"><text:span text:style-name="T477">At each step of parsing, the parser takes an </text:span><text:span text:style-name="T83">action</text:span><text:span text:style-name="T477"> resulting in a configuration change. </text:span><text:span text:style-name="T482">A shift-reduce parser can take four possible </text:span><text:span text:style-name="T88">parser-a</text:span><text:span text:style-name="T84">ctions</text:span><text:span text:style-name="T482">:</text:span></text:p>
      <text:p text:style-name="P208"/>
      <text:p text:style-name="P207"><text:span text:style-name="T482">1. </text:span><text:span text:style-name="T340">Shift </text:span><text:span text:style-name="T66"><text:s/>is </text:span><text:span text:style-name="T72">the parser-</text:span><text:span text:style-name="T66">action of shifting </text:span><text:span text:style-name="T67">the next unread</text:span><text:span text:style-name="T66"> </text:span><text:span text:style-name="T67">terminal</text:span><text:span text:style-name="T66"> from the input buffer to the stack. Once an input character is read, it is removed from the buffer and it</text:span><text:span text:style-name="T68"> </text:span><text:span text:style-name="T66">is </text:span><text:span text:style-name="T89">pushed</text:span><text:span text:style-name="T66"> onto the stack.</text:span></text:p>
      <text:p text:style-name="P221"/>
      <text:p text:style-name="P207"><text:span text:style-name="T66">2. </text:span><text:span text:style-name="T340">Reduce</text:span><text:span text:style-name="T66"> is </text:span><text:span text:style-name="T72">the parser-action </text:span><text:span text:style-name="T66">of replacing </text:span><text:span text:style-name="T101">one or more grammar symbols</text:span><text:span text:style-name="T102"> </text:span><text:span text:style-name="T103">from the top of the stack that matches</text:span><text:span text:style-name="T101"> a body of a production, with the corresponding production head.</text:span><text:span text:style-name="T104"> </text:span><text:span text:style-name="T105">The contents on top of the stack </text:span><text:span text:style-name="T106">which matches the </text:span><text:span text:style-name="T105">right side of a production is called a </text:span><text:span text:style-name="T90">handle</text:span><text:span text:style-name="T105">. </text:span><text:span text:style-name="T107">The process of replacing a handle with the corresponding production </text:span><text:span text:style-name="T107">head is called </text:span><text:span text:style-name="T108">a </text:span><text:span text:style-name="T91">reduction</text:span><text:span text:style-name="T107">.</text:span></text:p>
      <text:p text:style-name="P208"/>
      <text:p text:style-name="P207"><text:span text:style-name="T483">3. </text:span><text:span text:style-name="T341">Accept</text:span><text:span text:style-name="T483"> is </text:span><text:span text:style-name="T515">the</text:span><text:span text:style-name="T483"> </text:span><text:span text:style-name="T515">parser-action </text:span><text:span text:style-name="T483">indicating that the entire input has been parsed successfully. </text:span><text:span text:style-name="T484">The parser executes an accept action only if the input buffer is empty and the stack </text:span><text:span text:style-name="T485">consists </text:span><text:span text:style-name="T484">of the start variable </text:span><text:span text:style-name="T481">terminated by a $. <text:s/></text:span></text:p>
      <text:p text:style-name="P215"/>
      <text:p text:style-name="P207"><text:span text:style-name="T481">Accepting configuration: <text:s text:c="9"/></text:span><text:span text:style-name="T468">STACK:<text:tab/></text:span><text:span text:style-name="T486">$ </text:span><text:span text:style-name="T484">&lt;start_</text:span><text:span text:style-name="T487">variable</text:span><text:span text:style-name="T484">&gt;</text:span><text:span text:style-name="T468"><text:tab/><text:tab/><text:tab/>I/P BUFFER: <text:s text:c="6"/>$<text:tab/></text:span></text:p>
      <text:p text:style-name="P216"/>
      <text:p text:style-name="P207"><text:span text:style-name="T483">4. </text:span><text:span text:style-name="T341">Error</text:span><text:span text:style-name="T483"> indicat</text:span><text:span text:style-name="T515">es</text:span><text:span text:style-name="T483"> that an error was encountered while parsing the input.</text:span><text:span text:style-name="T488"> <text:s/>In our example, there was no error. <text:s/>We will see </text:span><text:soft-page-break/><text:span text:style-name="T488">error conditions later. <text:s/></text:span></text:p>
      <text:p text:style-name="P217"/>
      <text:p text:style-name="P217"><text:span text:style-name="T342">EXPLANATION</text:span><text:span text:style-name="T489">:</text:span></text:p>
      <text:p text:style-name="P218"/>
      <text:p text:style-name="P195"><text:span text:style-name="T469">At each step of parsing,</text:span><text:span text:style-name="T490"> </text:span><text:span text:style-name="T491">the shift-reduce parser decides on an action depending on the configuration of the parser. </text:span></text:p>
      <text:p text:style-name="P204"/>
      <text:p text:style-name="P205"/>
      <text:p text:style-name="P196"><text:span text:style-name="T492">(</text:span><text:span text:style-name="T488">1</text:span><text:span text:style-name="T492">)<text:tab/></text:span>STACK:<text:tab/>$<text:tab/><text:tab/><text:tab/><text:tab/><text:tab/>I/P BUFFER:<text:tab/><text:tab/>2 + 2 $<text:tab/></text:p>
      <text:p text:style-name="P197"/>
      <text:p text:style-name="P195"><text:span text:style-name="T493">At this </text:span><text:span text:style-name="T494">configuration</text:span><text:span text:style-name="T493">, </text:span><text:span text:style-name="T492">the parser</text:span><text:span text:style-name="T493"> </text:span><text:span text:style-name="T494">executes a </text:span><text:span text:style-name="T85">shift </text:span><text:span text:style-name="T98">action</text:span><text:span text:style-name="T493"> </text:span><text:span text:style-name="T494">i.e. </text:span><text:span text:style-name="T493">2 </text:span><text:span text:style-name="T494">is pushed onto</text:span><text:span text:style-name="T493"> the stack </text:span><text:span text:style-name="T495">resulting in </text:span><text:span text:style-name="T494">the configuration</text:span><text:span text:style-name="T495">:</text:span></text:p>
      <text:p text:style-name="P198"/>
      <text:p text:style-name="P195"><text:span text:style-name="T492">(</text:span><text:span text:style-name="T488">2</text:span><text:span text:style-name="T492">)<text:tab/></text:span><text:span text:style-name="T468">STACK:<text:tab/>$ </text:span><text:span text:style-name="T496">2</text:span><text:span text:style-name="T495"> </text:span><text:span text:style-name="T468"><text:tab/><text:tab/><text:tab/><text:tab/>I/P BUFFER:<text:tab/><text:tab/> + 2 $</text:span></text:p>
      <text:p text:style-name="P196"/>
      <text:p text:style-name="P199"><text:span text:style-name="T497">At configuration (2)</text:span><text:span text:style-name="T498">,</text:span><text:span text:style-name="T497"> the parser executes a reduce action as the contents on top of the stack match the body of the production expr -&gt; </text:span><text:span text:style-name="T499">'</text:span><text:span text:style-name="T497">2</text:span><text:span text:style-name="T499">' </text:span><text:span text:style-name="T500">i.e., 2 is the handle in this case and a reduction takes place replacing the handle with the </text:span><text:span text:style-name="T500">production head expr.</text:span></text:p>
      <text:p text:style-name="P199"/>
      <text:p text:style-name="P195"><text:span text:style-name="T501">(3)<text:tab/></text:span><text:span text:style-name="T468">STACK:<text:tab/>$ </text:span><text:span text:style-name="T494">expr</text:span><text:span text:style-name="T468"><text:tab/><text:tab/><text:tab/><text:tab/><text:tab/>I/P BUFFER:<text:tab/><text:tab/>+ 2 $<text:tab/></text:span></text:p>
      <text:p text:style-name="P196"/>
      <text:p text:style-name="P199"><text:span text:style-name="T498">Following the reduction,</text:span> the parser shifts '+' to the stack.</text:p>
      <text:p text:style-name="P199"/>
      <text:p text:style-name="P195"><text:span text:style-name="T501">(4)<text:tab/></text:span><text:span text:style-name="T468">STACK:<text:tab/>$</text:span><text:span text:style-name="T494"> expr </text:span><text:span text:style-name="T502">+</text:span><text:span text:style-name="T468"><text:tab/><text:tab/><text:tab/><text:tab/>I/P BUFFER:<text:tab/><text:tab/>2 $</text:span></text:p>
      <text:p text:style-name="P196"/>
      <text:p text:style-name="P199">The parser <text:span text:style-name="T498">shifts once again, resulting in the configuration:</text:span></text:p>
      <text:p text:style-name="P199"/>
      <text:p text:style-name="P195"><text:span text:style-name="T501">(5)<text:tab/></text:span><text:span text:style-name="T468">STACK:<text:tab/>$ </text:span><text:span text:style-name="T494">expr </text:span><text:span text:style-name="T502">+ 2</text:span><text:span text:style-name="T468"><text:tab/><text:tab/><text:tab/>I/P BUFFER:<text:tab/><text:tab/> $<text:tab/></text:span><text:span text:style-name="T494"> </text:span></text:p>
      <text:p text:style-name="P199"><text:soft-page-break/></text:p>
      <text:p text:style-name="P199"><text:span text:style-name="T503">The parser executes a reduce action </text:span><text:span text:style-name="T86">reducing</text:span><text:span text:style-name="T503"> the handle '2' to the grammar symbol expr. </text:span></text:p>
      <text:p text:style-name="P199"/>
      <text:p text:style-name="P195"><text:span text:style-name="T501">(6)<text:tab/></text:span><text:span text:style-name="T468">STACK:<text:tab/>$ </text:span><text:span text:style-name="T494">expr + expr</text:span><text:span text:style-name="T468"><text:tab/><text:tab/><text:tab/><text:tab/>I/P BUFFER:<text:tab/><text:tab/>2 + 2 $</text:span></text:p>
      <text:p text:style-name="P196"/>
      <text:p text:style-name="P200">The handle expr + expr is further reduced to expr.</text:p>
      <text:p text:style-name="P201"/>
      <text:p text:style-name="P195"><text:span text:style-name="T501">(7)<text:tab/></text:span><text:span text:style-name="T468">STACK:<text:tab/>$ </text:span><text:span text:style-name="T484">expr</text:span><text:span text:style-name="T468"><text:tab/><text:tab/><text:tab/><text:tab/>I/P BUFFER:<text:tab/><text:tab/>$<text:tab/><text:tab/><text:tab/></text:span></text:p>
      <text:p text:style-name="P196"/>
      <text:p text:style-name="P195"><text:span text:style-name="T484">Since the I/P BUFFER is empty and the stack contains only the start variable, the parser executes an accept action, indicating that the input has been parsed </text:span><text:span text:style-name="T504">successfully. </text:span></text:p>
      <text:p text:style-name="P202"/>
      <text:p text:style-name="P203">The action of the parser is summarized in the following table (link). <text:s text:c="2"/>The logic behind the parsing process will be discussed subsequently. <text:s/></text:p>
      <text:p text:style-name="P195"/>
      <text:p text:style-name="P207"><text:span text:style-name="T505">T</text:span><text:span text:style-name="T506">he following table </text:span><text:span text:style-name="T505">summarizes</text:span><text:span text:style-name="T506"> the </text:span><text:span text:style-name="T507">step-by-step </text:span><text:span text:style-name="T480">change in </text:span><text:span text:style-name="T508">the </text:span><text:span text:style-name="T509">parser's </text:span><text:span text:style-name="T480">configuration</text:span><text:span text:style-name="T506"> </text:span><text:span text:style-name="T510">after </text:span><text:span text:style-name="T477">each</text:span><text:span text:style-name="T510"> </text:span><text:span text:style-name="T87">action</text:span><text:span text:style-name="T510"> taken </text:span><text:span text:style-name="T511">by parser</text:span><text:span text:style-name="T510">. <text:s/></text:span></text:p>
      <text:p text:style-name="P219"/>
      <text:p text:style-name="P243"><text:span text:style-name="T506">STACK<text:tab/><text:tab/><text:tab/>|<text:tab/><text:tab/>I/P BUFFER<text:tab/><text:tab/><text:tab/>|<text:tab/><text:tab/>ACTION </text:span><text:span text:style-name="T510">TAKEN</text:span></text:p>
      <text:p text:style-name="P244">----------------------------------------------------------------------------------------------------------------------------</text:p>
      <text:p text:style-name="P250"><text:span text:style-name="T474">(1)<text:tab/></text:span><text:span text:style-name="T510">$<text:tab/><text:tab/><text:tab/></text:span><text:span text:style-name="T512">|</text:span><text:span text:style-name="T510"><text:tab/><text:tab/>2 + 2 $<text:tab/><text:tab/><text:tab/><text:tab/></text:span><text:span text:style-name="T512">|</text:span><text:span text:style-name="T510"><text:tab/><text:tab/><text:tab/>_</text:span></text:p>
      <text:p text:style-name="P251"/>
      <text:p text:style-name="P250"><text:span text:style-name="T474">(2)<text:tab/>2</text:span><text:span text:style-name="T510"> $<text:tab/><text:tab/><text:tab/></text:span><text:span text:style-name="T512">|</text:span><text:span text:style-name="T510"><text:tab/><text:tab/>+ 2 $<text:tab/><text:tab/><text:tab/><text:tab/><text:tab/></text:span><text:span text:style-name="T512">|</text:span><text:span text:style-name="T510"><text:tab/><text:tab/><text:tab/>SHIFT</text:span></text:p>
      <text:p text:style-name="P251"/>
      <text:p text:style-name="P250"><text:span text:style-name="T474">(3)<text:tab/></text:span><text:span text:style-name="T510">expr $<text:tab/><text:tab/><text:tab/></text:span><text:span text:style-name="T512">|</text:span><text:span text:style-name="T510"><text:tab/><text:tab/>+ 2 $<text:tab/><text:tab/><text:tab/><text:tab/><text:tab/></text:span><text:span text:style-name="T512">|</text:span><text:span text:style-name="T510"><text:tab/><text:tab/><text:tab/>REDUCE</text:span></text:p>
      <text:p text:style-name="P251"/>
      <text:p text:style-name="P250"><text:soft-page-break/><text:span text:style-name="T474">(4)<text:tab/></text:span><text:span text:style-name="T510">+ expr $<text:tab/><text:tab/></text:span><text:span text:style-name="T512">|</text:span><text:span text:style-name="T510"><text:tab/><text:tab/>2 $<text:tab/><text:tab/><text:tab/><text:tab/><text:tab/></text:span><text:span text:style-name="T512">|</text:span><text:span text:style-name="T510"><text:tab/><text:tab/><text:tab/>SHIFT</text:span></text:p>
      <text:p text:style-name="P251"/>
      <text:p text:style-name="P250"><text:span text:style-name="T474">(5)<text:tab/>2</text:span><text:span text:style-name="T510"> + expr $<text:tab/><text:tab/></text:span><text:span text:style-name="T512">|</text:span><text:span text:style-name="T510"><text:tab/><text:tab/>$<text:tab/><text:tab/><text:tab/><text:tab/><text:tab/></text:span><text:span text:style-name="T512">|</text:span><text:span text:style-name="T510"><text:tab/><text:tab/><text:tab/>SHIFT</text:span></text:p>
      <text:p text:style-name="P251"/>
      <text:p text:style-name="P250"><text:span text:style-name="T474">(6)<text:tab/></text:span><text:span text:style-name="T510">expr + expr $<text:tab/></text:span><text:span text:style-name="T512">|</text:span><text:span text:style-name="T510"><text:tab/><text:tab/>$<text:tab/><text:tab/><text:tab/><text:tab/><text:tab/></text:span><text:span text:style-name="T512">|</text:span><text:span text:style-name="T510"><text:tab/><text:tab/><text:tab/></text:span><text:span text:style-name="T513">REDUCE</text:span></text:p>
      <text:p text:style-name="P251"/>
      <text:p text:style-name="P250"><text:span text:style-name="T474">(7)<text:tab/></text:span><text:span text:style-name="T510">expr $<text:tab/><text:tab/><text:tab/></text:span><text:span text:style-name="T512">|</text:span><text:span text:style-name="T510"><text:tab/><text:tab/>$<text:tab/><text:tab/><text:tab/><text:tab/><text:tab/></text:span><text:span text:style-name="T512">|</text:span><text:span text:style-name="T510"><text:tab/><text:tab/><text:tab/>REDUCE</text:span></text:p>
      <text:p text:style-name="P251"/>
      <text:p text:style-name="P250"><text:span text:style-name="T474">(8)<text:tab/></text:span><text:span text:style-name="T510">expr $<text:tab/><text:tab/><text:tab/></text:span><text:span text:style-name="T512">|</text:span><text:span text:style-name="T510"><text:tab/><text:tab/></text:span><text:span text:style-name="T514">$<text:tab/><text:tab/><text:tab/><text:tab/><text:tab/></text:span><text:span text:style-name="T512">|</text:span><text:span text:style-name="T514"><text:tab/><text:tab/><text:tab/>ACCEPT</text:span></text:p>
      <text:p text:style-name="P251"/>
      <text:p text:style-name="P220">The following parsing algorithm exhibits the behavior of the parser.</text:p>
      <text:p text:style-name="P14">Initialize the stack with $</text:p>
      <text:p text:style-name="P39"/>
      <text:p text:style-name="P15"><text:span text:style-name="T537">do_</text:span><text:span text:style-name="T534">p</text:span><text:span text:style-name="T525">arser_action(</text:span><text:span text:style-name="T536">next</text:span><text:span text:style-name="T525">)</text:span></text:p>
      <text:p text:style-name="P40">{</text:p>
      <text:p text:style-name="P17"><text:span text:style-name="T516"><text:tab/></text:span><text:span text:style-name="T344">if</text:span><text:span text:style-name="T516"> </text:span><text:span text:style-name="T519">( </text:span><text:span text:style-name="T516">next == $ </text:span><text:span text:style-name="T344">and</text:span><text:span text:style-name="T516"> stack contains “start_symbol $” </text:span><text:span text:style-name="T519">) </text:span><text:span text:style-name="T344">then</text:span><text:span text:style-name="T516"> </text:span></text:p>
      <text:p text:style-name="P18"><text:span text:style-name="T344"><text:tab/><text:tab/>return</text:span><text:span text:style-name="T516"> ACCEPT </text:span></text:p>
      <text:p text:style-name="P18"><text:span text:style-name="T344"><text:tab/>if</text:span><text:span text:style-name="T516"> (valid_shift(next)</text:span><text:span text:style-name="T526">)</text:span><text:span text:style-name="T516"> </text:span><text:span text:style-name="T344">then</text:span><text:span text:style-name="T516"> </text:span></text:p>
      <text:p text:style-name="P18"><text:span text:style-name="T516"><text:tab/></text:span><text:span text:style-name="T351">{</text:span></text:p>
      <text:p text:style-name="P21"><text:tab/><text:tab/><text:span text:style-name="T538">Push the current token into the stack</text:span></text:p>
      <text:p text:style-name="P24"><text:tab/><text:tab/>Remove the token from the input</text:p>
      <text:p text:style-name="P24"><text:tab/><text:tab/><text:span text:style-name="T528">A</text:span>dvance the input <text:span text:style-name="T527">pointer </text:span>to the next token</text:p>
      <text:p text:style-name="P24"><text:tab/><text:tab/><text:span text:style-name="T350">r</text:span><text:span text:style-name="T345">eturn</text:span><text:span text:style-name="T532"> SHIFT</text:span></text:p>
      <text:p text:style-name="P24"><text:span text:style-name="T532"><text:tab/></text:span><text:span text:style-name="T351">}</text:span></text:p>
      <text:p text:style-name="P22"><text:span text:style-name="T394"><text:tab/></text:span><text:span text:style-name="T336">else if</text:span> (valid_reduce(next)) </text:p>
      <text:p text:style-name="P22"><text:tab/><text:span text:style-name="T351">{</text:span></text:p>
      <text:p text:style-name="P21"><text:s text:c="4"/><text:tab/><text:tab/><text:span text:style-name="T538">Pop out the handle from the top of the stack</text:span></text:p>
      <text:p text:style-name="P24"><text:tab/><text:tab/>Push the handle's production to the stack</text:p>
      <text:p text:style-name="P24"><text:tab/><text:tab/><text:span text:style-name="T350">r</text:span><text:span text:style-name="T345">eturn</text:span><text:span text:style-name="T532"> REDUCE</text:span></text:p>
      <text:p text:style-name="P24"><text:span text:style-name="T532"><text:tab/></text:span><text:span text:style-name="T351">}</text:span></text:p>
      <text:p text:style-name="P41"><text:tab/>else </text:p>
      <text:p text:style-name="P19"><text:span text:style-name="T344"><text:tab/><text:tab/>return</text:span><text:span text:style-name="T516"> ERROR </text:span><text:span text:style-name="T393">/* no valid shift or reduce possible */</text:span></text:p>
      <text:p text:style-name="P42">}</text:p>
      <text:p text:style-name="P23"/>
      <text:p text:style-name="P24"><text:soft-page-break/><text:span text:style-name="T531">shift_reduce_</text:span><text:span text:style-name="T529">parser()</text:span></text:p>
      <text:p text:style-name="P43">{</text:p>
      <text:p text:style-name="P25"><text:span text:style-name="T529"><text:tab/></text:span><text:span text:style-name="T346">while</text:span><text:span text:style-name="T530">(true)</text:span><text:span text:style-name="T345">{</text:span></text:p>
      <text:p text:style-name="P26"><text:span text:style-name="T345"><text:tab/><text:tab/></text:span><text:span text:style-name="T516">next = next_token()<text:tab/></text:span><text:span text:style-name="T393">/* look at next input token </text:span></text:p>
      <text:p text:style-name="P26"><text:span text:style-name="T393"><text:tab/><text:tab/><text:tab/><text:tab/><text:tab/><text:tab/><text:tab/><text:tab/></text:span><text:span text:style-name="T395">without removing </text:span><text:span text:style-name="T396">from input</text:span><text:span text:style-name="T393">*/</text:span></text:p>
      <text:p text:style-name="P27"><text:span text:style-name="T393"><text:tab/><text:tab/></text:span><text:span text:style-name="T435">parser-action = do_parser_action(next)<text:tab/></text:span><text:span text:style-name="T397">/* </text:span><text:span text:style-name="T402">Perform</text:span><text:span text:style-name="T401"> parser-action */</text:span></text:p>
      <text:p text:style-name="P191"/>
      <text:p text:style-name="P192"><text:span text:style-name="T532"><text:tab/></text:span><text:span text:style-name="T530"><text:tab/></text:span><text:span text:style-name="T345">if</text:span><text:span text:style-name="T532">(</text:span><text:span text:style-name="T537">parser-action</text:span><text:span text:style-name="T530"> </text:span><text:span text:style-name="T532">== ACCEPT) </text:span><text:span text:style-name="T347">then<text:tab/></text:span></text:p>
      <text:p text:style-name="P28"><text:span text:style-name="T436"><text:tab/><text:tab/></text:span><text:span text:style-name="T532"><text:tab/></text:span><text:span text:style-name="T352">return</text:span><text:span text:style-name="T539"> parsing successful<text:tab/><text:tab/></text:span></text:p>
      <text:p text:style-name="P28"><text:span text:style-name="T532"><text:tab/><text:tab/></text:span><text:span text:style-name="T345">else if</text:span><text:span text:style-name="T532">(</text:span><text:span text:style-name="T537">p</text:span><text:span text:style-name="T532">arser-action == ERROR)</text:span></text:p>
      <text:p text:style-name="P28"><text:span text:style-name="T532"><text:tab/><text:tab/><text:tab/></text:span><text:span text:style-name="T352">return</text:span><text:span text:style-name="T539"> </text:span><text:span text:style-name="T533">syntax error</text:span></text:p>
      <text:p text:style-name="P29"><text:span text:style-name="T533"><text:tab/><text:tab/></text:span><text:span text:style-name="T398">/* </text:span><text:span text:style-name="T399">If the parser does not execute</text:span><text:span text:style-name="T400"> accept or error, continue parsing*/</text:span></text:p>
      <text:p text:style-name="P28"><text:span text:style-name="T532"><text:tab/></text:span><text:span text:style-name="T345">}</text:span></text:p>
      <text:p text:style-name="P44">}</text:p>
      <text:p text:style-name="P30"/>
      <text:p text:style-name="P30"/>
      <text:p text:style-name="P71">There are several variants of shift-reduce parsing like the LR(1), SLR(1) and LALR(1) parsing methods. <text:s/>The notion of <text:s/>valid shift or a valid reduce depends on the particular parsing method and can be fairly involved. <text:s/>Hence, we do not explain here how the functions <text:span text:style-name="T1">valid_shift(next)</text:span> and <text:span text:style-name="T1">valid_reduce(next)</text:span> operate. YACC uses an LALR parsing method. (See ... References and links). <text:s text:c="2"/>However, an understanding of the general principles of shift-reduce parsing at this level will be sufficient for most part of this project. <text:s/></text:p>
      <text:p text:style-name="P71"><text:s text:c="2"/></text:p>
      <text:p text:style-name="P71"/>
      <text:p text:style-name="P46"><text:span text:style-name="T438">4<text:tab/></text:span>Infix to Postfix program</text:p>
      <text:p text:style-name="P101"/>
      <text:p text:style-name="P72"><text:span text:style-name="T428">When</text:span><text:span text:style-name="T427"> </text:span><text:span text:style-name="T571">yacc</text:span><text:span text:style-name="T427">_file.y </text:span><text:span text:style-name="T428">is</text:span><text:span text:style-name="T427"> fed to YACC, it generates a y.tab.c </text:span><text:span text:style-name="T428">file. <text:s/></text:span><text:span text:style-name="T462">W</text:span><text:span text:style-name="T444">hen compiled, </text:span><text:span text:style-name="T462">this program </text:span><text:span text:style-name="T444">yields a parser.</text:span><text:span text:style-name="T428"> </text:span><text:span text:style-name="T391">[Link to Introduction to Yacc]. </text:span><text:span text:style-name="T444">The generated parser uses shift-reduce parsing to parse the given input.</text:span><text:span text:style-name="T392"> </text:span><text:span text:style-name="T429">Yacc copies the </text:span><text:span text:style-name="T430">C </text:span><text:span text:style-name="T429">declarations </text:span><text:span text:style-name="T430">(in the </text:span><text:span text:style-name="T433">D</text:span><text:span text:style-name="T430">eclaration </text:span><text:span text:style-name="T429">section </text:span><text:span text:style-name="T433">of input_file.y</text:span><text:span text:style-name="T430">)</text:span><text:span text:style-name="T429"> and </text:span><text:span text:style-name="T430">all </text:span><text:span text:style-name="T429">the auxiliary function</text:span><text:span text:style-name="T430">s </text:span><text:span text:style-name="T433">(</text:span><text:span text:style-name="T430">in the Auxiliary functions section </text:span><text:span text:style-name="T433">of input_file.y)</text:span><text:span text:style-name="T430"> </text:span><text:span text:style-name="T429">directly into y.tab.c without any modification. In addition to th</text:span><text:span text:style-name="T434">ese,</text:span><text:span text:style-name="T429"> YACC generates <text:s/>the definition of yyparse() in y.tab.c.</text:span></text:p>
      <text:p text:style-name="P193"/>
      <text:p text:style-name="P194">It is important to understand that, y.tab.c contains the following :</text:p>
      <text:list xml:id="list13851358151" text:style-name="L1">
        <text:list-item>
          <text:p text:style-name="P249"><text:soft-page-break/><text:span text:style-name="T431">The C declarations from the input_file.y file </text:span><text:span text:style-name="T382">[Link to part in y.tab.c]</text:span></text:p>
        </text:list-item>
        <text:list-item>
          <text:p text:style-name="P249"><text:span text:style-name="T431">Generated yyparse() definition </text:span><text:span text:style-name="T432"><text:s/></text:span><text:span text:style-name="T382">[Link to part in y.tab.c]</text:span></text:p>
        </text:list-item>
        <text:list-item>
          <text:p text:style-name="P100"><text:span text:style-name="T437">All the auxiliary functions from the input_file.y </text:span><text:span text:style-name="T403">[Link to part in y.tab.c]</text:span></text:p>
        </text:list-item>
      </text:list>
      <text:p text:style-name="P143"><text:span text:style-name="T572"/></text:p>
      <text:p text:style-name="P75"><text:span text:style-name="T572">Recall our infix to postfix program </text:span></text:p>
      <text:p text:style-name="P143"><text:span text:style-name="T572"/></text:p>
      <text:p text:style-name="P143"><text:span text:style-name="T572">%{</text:span></text:p>
      <text:p text:style-name="P143"><text:span text:style-name="T572"></text:span></text:p>
      <text:p text:style-name="P143"><text:span text:style-name="T572">#include &lt;stdio.h&gt;</text:span></text:p>
      <text:p text:style-name="P143"><text:span text:style-name="T572">int pos = 0;<text:tab/><text:tab/><text:tab/>/* Corresponds to the order of occurence of the number in the input expression */</text:span></text:p>
      <text:p text:style-name="P143"><text:span text:style-name="T572"></text:span></text:p>
      <text:p text:style-name="P143"><text:span text:style-name="T572">%}</text:span></text:p>
      <text:p text:style-name="P143"><text:span text:style-name="T572"></text:span></text:p>
      <text:p text:style-name="P143"><text:span text:style-name="T572">%token DIGIT <text:tab/><text:tab/><text:tab/></text:span></text:p>
      <text:p text:style-name="P143"><text:span text:style-name="T572"></text:span></text:p>
      <text:p text:style-name="P143"><text:span text:style-name="T572">%% </text:span></text:p>
      <text:p text:style-name="P143"><text:span text:style-name="T572"></text:span></text:p>
      <text:p text:style-name="P143"><text:span text:style-name="T572">start: expr '\n'<text:tab/>{exit(1);} </text:span></text:p>
      <text:p text:style-name="P143"><text:span text:style-name="T572"><text:tab/>; </text:span></text:p>
      <text:p text:style-name="P143"><text:span text:style-name="T572"></text:span></text:p>
      <text:p text:style-name="P143"><text:span text:style-name="T572">expr: <text:s/>expr '+' expr<text:tab/>{printf("+ ");} </text:span></text:p>
      <text:p text:style-name="P143"><text:span text:style-name="T572"><text:tab/>| expr '*' expr<text:tab/>{printf("* ");} </text:span></text:p>
      <text:p text:style-name="P143"><text:span text:style-name="T572"><text:tab/>| '(' expr ')'<text:tab/> </text:span></text:p>
      <text:p text:style-name="P143"><text:span text:style-name="T572"><text:tab/>| DIGIT<text:tab/><text:tab/>{printf("NUM%d ",pos);} </text:span></text:p>
      <text:p text:style-name="P143"><text:span text:style-name="T572"><text:tab/>; </text:span></text:p>
      <text:p text:style-name="P143"><text:span text:style-name="T572"></text:span></text:p>
      <text:p text:style-name="P143"><text:span text:style-name="T572">%% </text:span></text:p>
      <text:p text:style-name="P143"><text:span text:style-name="T572"></text:span></text:p>
      <text:p text:style-name="P143"><text:span text:style-name="T572">yyerror() </text:span></text:p>
      <text:p text:style-name="P143"><text:span text:style-name="T572">{ </text:span></text:p>
      <text:p text:style-name="P143"><text:span text:style-name="T572"><text:tab/>printf("error");<text:tab/>/* Prints this message if the input does not meet the CFG specifications in the Rules */ <text:s/></text:span></text:p>
      <text:p text:style-name="P143"><text:span text:style-name="T572"><text:tab/>return;</text:span></text:p>
      <text:p text:style-name="P143"><text:span text:style-name="T572">}</text:span></text:p>
      <text:p text:style-name="P143"><text:span text:style-name="T572"></text:span></text:p>
      <text:p text:style-name="P143"><text:span text:style-name="T572">yylex() </text:span></text:p>
      <text:p text:style-name="P143"><text:span text:style-name="T572">{ </text:span></text:p>
      <text:p text:style-name="P143"><text:span text:style-name="T572"><text:tab/>int c; </text:span></text:p>
      <text:p text:style-name="P143"><text:soft-page-break/><text:span text:style-name="T572"><text:tab/>c = getchar(); </text:span></text:p>
      <text:p text:style-name="P143"><text:span text:style-name="T572"><text:tab/>if(isdigit(c)) </text:span></text:p>
      <text:p text:style-name="P143"><text:span text:style-name="T572"><text:tab/>{</text:span></text:p>
      <text:p text:style-name="P143"><text:span text:style-name="T572"><text:tab/><text:tab/>pos++;<text:tab/><text:tab/></text:span></text:p>
      <text:p text:style-name="P143"><text:span text:style-name="T572"><text:tab/><text:tab/>return DIGIT; </text:span></text:p>
      <text:p text:style-name="P143"><text:span text:style-name="T572"><text:tab/>}</text:span></text:p>
      <text:p text:style-name="P143"><text:span text:style-name="T572"><text:tab/>return c; </text:span></text:p>
      <text:p text:style-name="P143"><text:span text:style-name="T572">}</text:span></text:p>
      <text:p text:style-name="P143"><text:span text:style-name="T572"></text:span></text:p>
      <text:p text:style-name="P143"><text:span text:style-name="T572">main() </text:span></text:p>
      <text:p text:style-name="P143"><text:span text:style-name="T572">{ </text:span></text:p>
      <text:p text:style-name="P143"><text:span text:style-name="T572"><text:tab/>yyparse(); </text:span></text:p>
      <text:p text:style-name="P143"><text:span text:style-name="T572"><text:tab/>return 1; </text:span></text:p>
      <text:p text:style-name="P143"><text:span text:style-name="T572">}</text:span></text:p>
      <text:p text:style-name="P76"><text:span text:style-name="T517"/></text:p>
      <text:p text:style-name="P76"><text:span text:style-name="T517">Here is a </text:span>Sample I<text:span text:style-name="T517">nput and Output</text:span>:</text:p>
      <text:p text:style-name="P179"/>
      <text:p text:style-name="P179"><text:tab/>I: 2+3</text:p>
      <text:p text:style-name="P148"><text:span text:style-name="T423"><text:tab/>O: NUM</text:span><text:span text:style-name="T424">1</text:span><text:span text:style-name="T423"> NUM</text:span><text:span text:style-name="T424">2</text:span><text:span text:style-name="T423"> + </text:span><text:span text:style-name="T303"><text:s/></text:span></text:p>
      <text:p text:style-name="P77"/>
      <text:p text:style-name="P73"><text:span text:style-name="T423">When the </text:span><text:span text:style-name="T425">expression </text:span><text:span text:style-name="T50">2+3</text:span><text:span text:style-name="T423"> is fed as the input to the generated parser, <text:s/></text:span><text:span text:style-name="T441">the </text:span><text:span text:style-name="T423">main() function </text:span><text:span text:style-name="T424">in the auxiliary functions section <text:s/></text:span><text:span text:style-name="T423">invokes yyparse() </text:span><text:span text:style-name="T518">as below: </text:span><text:span text:style-name="T423"><text:s/></text:span><text:span text:style-name="T455">(</text:span><text:span text:style-name="T518">The </text:span><text:span text:style-name="T455">code </text:span><text:span text:style-name="T518">for</text:span><text:span text:style-name="T455"> main() </text:span><text:span text:style-name="T518">from the example is copied </text:span><text:span text:style-name="T455">below)</text:span><text:span text:style-name="T423"> </text:span><text:span text:style-name="T441"><text:s/></text:span></text:p>
      <text:p text:style-name="P180"/>
      <text:p text:style-name="P180">main() </text:p>
      <text:p text:style-name="P180">{ </text:p>
      <text:p text:style-name="P180"><text:tab/>yyparse(); </text:p>
      <text:p text:style-name="P180"><text:tab/>return 1; </text:p>
      <text:p text:style-name="P180">}</text:p>
      <text:p text:style-name="P78"/>
      <text:p text:style-name="P73"><text:span text:style-name="T441">As noted earlier, </text:span><text:span text:style-name="T423">yyparse() in</text:span><text:span text:style-name="T441">vokes</text:span><text:span text:style-name="T423"> yylex() to read t</text:span><text:span text:style-name="T441">okens from the input. For example,</text:span><text:span text:style-name="T423"> </text:span><text:span text:style-name="T424">yylex() re</text:span><text:span text:style-name="T426">ads</text:span><text:span text:style-name="T424"> the input </text:span><text:span text:style-name="T442">2 </text:span><text:span text:style-name="T424">and</text:span><text:span text:style-name="T423"> returns </text:span><text:span text:style-name="T424">the token DIGIT </text:span><text:span text:style-name="T455">(code of yylex() shown below)</text:span></text:p>
      <text:p text:style-name="P79"/>
      <text:p text:style-name="P180">yylex() </text:p>
      <text:p text:style-name="P180">{ </text:p>
      <text:p text:style-name="P180"><text:tab/>int c; </text:p>
      <text:p text:style-name="P180"><text:tab/>c = getchar(); </text:p>
      <text:p text:style-name="P181"><text:soft-page-break/><text:tab/>if(isdigit(c)) <text:tab/><text:span text:style-name="T315">/* </text:span><text:span text:style-name="T316">Every time a number is found in the input stream, <text:tab/><text:tab/><text:tab/><text:tab/><text:tab/><text:tab/><text:tab/><text:tab/><text:tab/>yylex() </text:span><text:span text:style-name="T317">increments pos and </text:span><text:span text:style-name="T316">returns a token DIGIT */</text:span></text:p>
      <text:p text:style-name="P180"><text:tab/>{ </text:p>
      <text:p text:style-name="P180"><text:tab/><text:tab/>pos++;<text:tab/><text:tab/> </text:p>
      <text:p text:style-name="P182"><text:tab/><text:tab/>return DIGIT; </text:p>
      <text:p text:style-name="P180"><text:tab/>} </text:p>
      <text:p text:style-name="P183"><text:tab/>return c;<text:tab/><text:tab/><text:tab/><text:tab/>/* <text:span text:style-name="T316">If any character other than a number is found, yylex() <text:tab/><text:tab/><text:tab/><text:tab/><text:tab/><text:tab/><text:tab/><text:tab/></text:span><text:span text:style-name="T317">simply </text:span><text:span text:style-name="T316">returns the character itself to yyparse() */</text:span> </text:p>
      <text:p text:style-name="P180">}</text:p>
      <text:p text:style-name="P180"/>
      <text:p text:style-name="P136"/>
      <text:p text:style-name="P132"><text:span text:style-name="T523">NOTE: </text:span><text:span text:style-name="T424">As </text:span><text:span text:style-name="T53">pos</text:span><text:span text:style-name="T424"> was initialized to 0, </text:span><text:span text:style-name="T162">it</text:span><text:span text:style-name="T424"> holds the value 1 </text:span><text:span text:style-name="T443">after returning </text:span><text:span text:style-name="T522">the first </text:span><text:span text:style-name="T54">DIGIT</text:span><text:span text:style-name="T163">, </text:span><text:span text:style-name="T164">2 after returning the second </text:span><text:span text:style-name="T55">DIGIT</text:span><text:span text:style-name="T164"> and so on.</text:span></text:p>
      <text:p text:style-name="P80"/>
      <text:p text:style-name="P149"><text:span text:style-name="T158">yyparse() is the function that parses the given input using shift-reduce parsing. </text:span><text:span text:style-name="T161">When the</text:span><text:span text:style-name="T158"> reduction of a handle </text:span><text:span text:style-name="T161">takes place</text:span><text:span text:style-name="T158">, yyparse() executes </text:span><text:span text:style-name="T160">the</text:span><text:span text:style-name="T158"> action specified </text:span><text:span text:style-name="T159">in</text:span><text:span text:style-name="T158"> the rule containing the handle's production. </text:span><text:span text:style-name="T161">On successful parsing of the given input, </text:span><text:span text:style-name="T56">yyparse()</text:span><text:span text:style-name="T161"> returns 0. If </text:span><text:span text:style-name="T56">yyparse()</text:span><text:span text:style-name="T161"> fails to parse the given input, it returns 0.</text:span></text:p>
      <text:p text:style-name="P81"/>
      <text:p text:style-name="P150"><text:span text:style-name="T156">A general</text:span><text:span text:style-name="T157">ized</text:span><text:span text:style-name="T156"> algorithm of </text:span><text:span text:style-name="T57">yyparse()</text:span><text:span text:style-name="T156"> would look like:</text:span></text:p>
      <text:p text:style-name="P184"/>
      <text:p text:style-name="P16">Initialize the stack with the end-marker $</text:p>
      <text:p text:style-name="P16">new_<text:span text:style-name="T541">token</text:span> = yylex()</text:p>
      <text:p text:style-name="P20"><text:span text:style-name="T343">while</text:span><text:span text:style-name="T446"> (</text:span><text:span text:style-name="T453">true</text:span><text:span text:style-name="T446">)</text:span></text:p>
      <text:p text:style-name="P16"><text:tab/><text:span text:style-name="T336">switch</text:span>(<text:span text:style-name="T540">do_</text:span><text:span text:style-name="T524">parser_action</text:span><text:span text:style-name="T535">(</text:span><text:span text:style-name="T540">new_</text:span><text:span text:style-name="T541">token</text:span><text:span text:style-name="T535">)</text:span>)</text:p>
      <text:p text:style-name="P20"><text:span text:style-name="T446"><text:tab/><text:tab/></text:span><text:span text:style-name="T343">case</text:span><text:span text:style-name="T446"> '</text:span><text:span text:style-name="T447">reduce</text:span><text:span text:style-name="T446">':</text:span></text:p>
      <text:p text:style-name="P20"><text:span text:style-name="T449"><text:tab/><text:tab/><text:tab/></text:span><text:span text:style-name="T450">execute action corresponding to the handle's production</text:span></text:p>
      <text:p text:style-name="P20"><text:span text:style-name="T450"><text:tab/><text:tab/></text:span><text:span text:style-name="T348">case</text:span><text:span text:style-name="T451"> 'shift': </text:span></text:p>
      <text:p text:style-name="P31"><text:tab/><text:tab/><text:tab/>new_<text:span text:style-name="T542">token</text:span> = yylex()</text:p>
      <text:p text:style-name="P20"><text:span text:style-name="T451"><text:tab/><text:tab/></text:span><text:span text:style-name="T349">case</text:span><text:span text:style-name="T452"> 'accept':</text:span></text:p>
      <text:p text:style-name="P32"><text:tab/><text:tab/><text:tab/>return 0</text:p>
      <text:p text:style-name="P32"><text:tab/><text:tab/><text:span text:style-name="T336">case</text:span> 'error':</text:p>
      <text:p text:style-name="P20"><text:span text:style-name="T452"><text:tab/><text:tab/><text:tab/>return 1</text:span><text:span text:style-name="T448"><text:tab/></text:span></text:p>
      <text:p text:style-name="P33"/>
      <text:p text:style-name="P82">The following table summarizes the parsing process in every iteration of the above algorithm.</text:p>
      <text:p text:style-name="P82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Input buffer</text:p>
          </table:table-cell>
          <table:table-cell table:style-name="Table1.A1" office:value-type="string">
            <text:p text:style-name="P7">new_</text:p>
            <text:p text:style-name="P7">token</text:p>
          </table:table-cell>
          <table:table-cell table:style-name="Table1.A1" office:value-type="string">
            <text:p text:style-name="P8"><text:span text:style-name="T543">do_parser_action</text:span><text:span text:style-name="T547">()</text:span><text:span text:style-name="T543"> returns</text:span></text:p>
          </table:table-cell>
          <table:table-cell table:style-name="Table1.A1" office:value-type="string">
            <text:p text:style-name="P8"><text:span text:style-name="T543">Stack contents </text:span><text:span text:style-name="T546">after parser-action</text:span></text:p>
          </table:table-cell>
          <table:table-cell table:style-name="Table1.A1" office:value-type="string">
            <text:p text:style-name="P8"><text:span text:style-name="T543">Action executed </text:span><text:span text:style-name="T548">by yyparse()</text:span></text:p>
          </table:table-cell>
          <table:table-cell table:style-name="Table1.F1" office:value-type="string">
            <text:p text:style-name="P7">Output</text:p>
          </table:table-cell>
        </table:table-row>
        <table:table-row>
          <table:table-cell table:style-name="Table1.A2" office:value-type="string">
            <text:p text:style-name="P9">1+2 $</text:p>
          </table:table-cell>
          <table:table-cell table:style-name="Table1.A2" office:value-type="string">
            <text:p text:style-name="P9">DIGIT</text:p>
          </table:table-cell>
          <table:table-cell table:style-name="Table1.A2" office:value-type="string">
            <text:p text:style-name="P9">_</text:p>
          </table:table-cell>
          <table:table-cell table:style-name="Table1.A2" office:value-type="string">
            <text:p text:style-name="P9">_</text:p>
          </table:table-cell>
          <table:table-cell table:style-name="Table1.A2" office:value-type="string">
            <text:p text:style-name="P10">_</text:p>
          </table:table-cell>
          <table:table-cell table:style-name="Table1.F2" office:value-type="string">
            <text:p text:style-name="P10">_</text:p>
          </table:table-cell>
        </table:table-row>
        <table:table-row>
          <table:table-cell table:style-name="Table1.A2" office:value-type="string">
            <text:p text:style-name="P9">1+2 $</text:p>
          </table:table-cell>
          <table:table-cell table:style-name="Table1.A2" office:value-type="string">
            <text:p text:style-name="P9">DIGIT</text:p>
          </table:table-cell>
          <table:table-cell table:style-name="Table1.A2" office:value-type="string">
            <text:p text:style-name="P9">SHIFT</text:p>
          </table:table-cell>
          <table:table-cell table:style-name="Table1.A2" office:value-type="string">
            <text:p text:style-name="P9">DIGIT $</text:p>
          </table:table-cell>
          <table:table-cell table:style-name="Table1.A2" office:value-type="string">
            <text:p text:style-name="P172">_</text:p>
          </table:table-cell>
          <table:table-cell table:style-name="Table1.F2" office:value-type="string">
            <text:p text:style-name="P10">_</text:p>
          </table:table-cell>
        </table:table-row>
        <table:table-row>
          <table:table-cell table:style-name="Table1.A2" office:value-type="string">
            <text:p text:style-name="P9">+2 $</text:p>
          </table:table-cell>
          <table:table-cell table:style-name="Table1.A2" office:value-type="string">
            <text:p text:style-name="P9">+</text:p>
          </table:table-cell>
          <table:table-cell table:style-name="Table1.A2" office:value-type="string">
            <text:p text:style-name="P9">REDUCE</text:p>
          </table:table-cell>
          <table:table-cell table:style-name="Table1.A2" office:value-type="string">
            <text:p text:style-name="P9">expr $</text:p>
          </table:table-cell>
          <table:table-cell table:style-name="Table1.A2" office:value-type="string">
            <text:p text:style-name="P172">printf("NUM%d",pos);</text:p>
          </table:table-cell>
          <table:table-cell table:style-name="Table1.F2" office:value-type="string">
            <text:p text:style-name="P4">NUM1</text:p>
          </table:table-cell>
        </table:table-row>
        <table:table-row>
          <table:table-cell table:style-name="Table1.A2" office:value-type="string">
            <text:p text:style-name="P9">+2 $</text:p>
          </table:table-cell>
          <table:table-cell table:style-name="Table1.A2" office:value-type="string">
            <text:p text:style-name="P9">+</text:p>
          </table:table-cell>
          <table:table-cell table:style-name="Table1.A2" office:value-type="string">
            <text:p text:style-name="P9">SHIFT</text:p>
          </table:table-cell>
          <table:table-cell table:style-name="Table1.A2" office:value-type="string">
            <text:p text:style-name="P9">+ expr $</text:p>
          </table:table-cell>
          <table:table-cell table:style-name="Table1.A2" office:value-type="string">
            <text:p text:style-name="P10">_</text:p>
          </table:table-cell>
          <table:table-cell table:style-name="Table1.F2" office:value-type="string">
            <text:p text:style-name="P4">NUM1</text:p>
          </table:table-cell>
        </table:table-row>
        <table:table-row>
          <table:table-cell table:style-name="Table1.A2" office:value-type="string">
            <text:p text:style-name="P9">2 $</text:p>
          </table:table-cell>
          <table:table-cell table:style-name="Table1.A2" office:value-type="string">
            <text:p text:style-name="P9">DIGIT</text:p>
          </table:table-cell>
          <table:table-cell table:style-name="Table1.A2" office:value-type="string">
            <text:p text:style-name="P9">SHIFT</text:p>
          </table:table-cell>
          <table:table-cell table:style-name="Table1.A2" office:value-type="string">
            <text:p text:style-name="P9">DIGIT + expr $</text:p>
          </table:table-cell>
          <table:table-cell table:style-name="Table1.A2" office:value-type="string">
            <text:p text:style-name="P172">_</text:p>
          </table:table-cell>
          <table:table-cell table:style-name="Table1.F2" office:value-type="string">
            <text:p text:style-name="P4">NUM1</text:p>
          </table:table-cell>
        </table:table-row>
        <table:table-row>
          <table:table-cell table:style-name="Table1.A2" office:value-type="string">
            <text:p text:style-name="P9">$</text:p>
          </table:table-cell>
          <table:table-cell table:style-name="Table1.A2" office:value-type="string">
            <text:p text:style-name="P9">$</text:p>
          </table:table-cell>
          <table:table-cell table:style-name="Table1.A2" office:value-type="string">
            <text:p text:style-name="P12">REDUCE</text:p>
          </table:table-cell>
          <table:table-cell table:style-name="Table1.A2" office:value-type="string">
            <text:p text:style-name="P12">expr+expr $</text:p>
          </table:table-cell>
          <table:table-cell table:style-name="Table1.A2" office:value-type="string">
            <text:p text:style-name="P173">printf("NUM%d",pos);</text:p>
          </table:table-cell>
          <table:table-cell table:style-name="Table1.F2" office:value-type="string">
            <text:p text:style-name="P5">NUM1 NUM2</text:p>
          </table:table-cell>
        </table:table-row>
        <table:table-row table:style-name="Table1.8">
          <table:table-cell table:style-name="Table1.A2" office:value-type="string">
            <text:p text:style-name="P9">$</text:p>
          </table:table-cell>
          <table:table-cell table:style-name="Table1.A2" office:value-type="string">
            <text:p text:style-name="P12">$</text:p>
          </table:table-cell>
          <table:table-cell table:style-name="Table1.A2" office:value-type="string">
            <text:p text:style-name="P11"><text:span text:style-name="T544">R</text:span><text:span text:style-name="T546">E</text:span><text:span text:style-name="T544">DUCE</text:span></text:p>
          </table:table-cell>
          <table:table-cell table:style-name="Table1.A2" office:value-type="string">
            <text:p text:style-name="P12">expr $</text:p>
          </table:table-cell>
          <table:table-cell table:style-name="Table1.A2" office:value-type="string">
            <text:p text:style-name="P174"><text:span text:style-name="T545">printf("+ ")</text:span>;</text:p>
          </table:table-cell>
          <table:table-cell table:style-name="Table1.F2" office:value-type="string">
            <text:p text:style-name="P6">NUM1 NUM2 +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3">$</text:p>
          </table:table-cell>
          <table:table-cell table:style-name="Table2.A1" office:value-type="string">
            <text:p text:style-name="P13">$</text:p>
          </table:table-cell>
          <table:table-cell table:style-name="Table2.A1" office:value-type="string">
            <text:p text:style-name="P13">ACCEPT</text:p>
          </table:table-cell>
          <table:table-cell table:style-name="Table2.A1" office:value-type="string">
            <text:p text:style-name="P13">expr $</text:p>
          </table:table-cell>
          <table:table-cell table:style-name="Table2.A1" office:value-type="string">
            <text:p text:style-name="P10">_</text:p>
          </table:table-cell>
          <table:table-cell table:style-name="Table2.F1" office:value-type="string">
            <text:p text:style-name="P6">NUM1 NUM2 +</text:p>
          </table:table-cell>
        </table:table-row>
      </table:table>
      <text:p text:style-name="P82"/>
      <text:p text:style-name="P82"/>
      <text:p text:style-name="P83"/>
      <text:p text:style-name="P84"/>
      <text:p text:style-name="P85"><text:s text:c="2"/></text:p>
      <text:p text:style-name="P86"/>
      <text:p text:style-name="P86"/>
      <text:p text:style-name="P86"/>
      <text:p text:style-name="P240"><text:span text:style-name="T549"/></text:p>
      <text:p text:style-name="P245"><text:span text:style-name="T569"/></text:p>
      <text:p text:style-name="P245"><text:span text:style-name="T569"/></text:p>
      <text:p text:style-name="P252"><text:soft-page-break/><text:span text:style-name="T569">5<text:tab/></text:span><text:span text:style-name="T596">CONFLICTS </text:span><text:span text:style-name="T658">IN PARSING USING YACC</text:span></text:p>
      <text:p text:style-name="P240"><text:span text:style-name="T569"/></text:p>
      <text:p text:style-name="P240"><text:span text:style-name="T615">YACC uses a shift-reduce parsing methodology as noted earlier. </text:span><text:span text:style-name="T549">A shift-reduce parser cannot be used to successfully parse all context free </text:span><text:span text:style-name="T481">grammars</text:span><text:span text:style-name="T549">. </text:span><text:span text:style-name="T550">Conflicts arise when the parser is unable to make a decision on the action to </text:span><text:span text:style-name="T551">execute</text:span><text:span text:style-name="T550">. These conflicts are practically of two-types: </text:span><text:span text:style-name="T552">s</text:span><text:span text:style-name="T553">hift/</text:span><text:span text:style-name="T552">r</text:span><text:span text:style-name="T553">educe conflict and </text:span><text:span text:style-name="T552">r</text:span><text:span text:style-name="T553">educe/</text:span><text:span text:style-name="T552">r</text:span><text:span text:style-name="T553">educe conflict.</text:span></text:p>
      <text:p text:style-name="P224"/>
      <text:p text:style-name="P224"><text:span text:style-name="T356">5</text:span><text:span text:style-name="T353">.1<text:tab/></text:span><text:span text:style-name="T357">resolving </text:span><text:span text:style-name="T354">s</text:span><text:span text:style-name="T336">hift/reduce conflict</text:span><text:span text:style-name="T357">s</text:span></text:p>
      <text:p text:style-name="P235"/>
      <text:p text:style-name="P224">When the parser cannot decide whether to shift or to reduce <text:span text:style-name="T554">in a configuration where both</text:span> <text:span text:style-name="T554">the actions</text:span> seem to be viable options. <text:span text:style-name="T615">Consider the following grammar:</text:span></text:p>
      <text:p text:style-name="P224"/>
      <text:p text:style-name="P281"><text:span text:style-name="T474"><text:tab/></text:span>expr : <text:s text:c="3"/>expr '+' expr<text:tab/> </text:p>
      <text:p text:style-name="P281"><text:span text:style-name="T474"><text:tab/></text:span><text:tab/>| <text:tab/>'(' expr ')'<text:tab/> </text:p>
      <text:p text:style-name="P281"><text:span text:style-name="T474"><text:tab/></text:span><text:tab/>|<text:tab/><text:span text:style-name="T469">'0' | '1' </text:span><text:span text:style-name="T475">|</text:span><text:tab/><text:span text:style-name="T475">'2' | '3' | '4' | '5' | '6' | '7' | '8' | '9'</text:span><text:tab/></text:p>
      <text:p text:style-name="P34"><text:span text:style-name="T474"><text:tab/></text:span><text:span text:style-name="T615"><text:tab/>; </text:span></text:p>
      <text:p text:style-name="P225"><text:span text:style-name="T615"/></text:p>
      <text:p text:style-name="P225"><text:span text:style-name="T615">When the above grammar is fed to YACC, it produces a warning as shown below</text:span></text:p>
      <text:p text:style-name="P225"><text:span text:style-name="T615"/></text:p>
      <text:p text:style-name="P225"><text:span text:style-name="T615"><text:tab/></text:span><text:span text:style-name="T574">yacc: 1 shift/reduce conflict</text:span></text:p>
      <text:p text:style-name="P225"><text:span text:style-name="T574"/></text:p>
      <text:p text:style-name="P227"><text:span text:style-name="T616">Let us consider an example to demonstrate a shift-reduce conflict. </text:span><text:span text:style-name="T617">Consider an input of </text:span><text:span text:style-name="T575">1+2+3</text:span><text:span text:style-name="T616"> </text:span><text:span text:style-name="T617">to the parser generated by YACC for the above context free grammar. </text:span><text:span text:style-name="T633">T</text:span><text:span text:style-name="T618">he input can be interpreted as </text:span><text:span text:style-name="T576">(1+2)+3 </text:span><text:span text:style-name="T618">or</text:span><text:span text:style-name="T576"> 1+(2+3) </text:span><text:span text:style-name="T598">. </text:span><text:span text:style-name="T602">W</text:span><text:span text:style-name="T599">hen the parser reaches a configuration of: </text:span></text:p>
      <text:p text:style-name="P226"><text:span text:style-name="T599"/></text:p>
      <text:p text:style-name="P226"><text:span text:style-name="T599"><text:tab/>STACK:<text:tab/><text:tab/></text:span><text:span text:style-name="T601">$ </text:span><text:span text:style-name="T577">1+2</text:span></text:p>
      <text:p text:style-name="P226"><text:span text:style-name="T599"><text:tab/>I/P BUFFER:<text:tab/></text:span><text:span text:style-name="T579">+3</text:span><text:span text:style-name="T600"> </text:span><text:span text:style-name="T603">$</text:span></text:p>
      <text:p text:style-name="P228"><text:span text:style-name="T619"/></text:p>
      <text:p text:style-name="P228"><text:soft-page-break/><text:span text:style-name="T619">The parser can choose to reduce by reducing the handle </text:span><text:span text:style-name="T577">1+2</text:span><text:span text:style-name="T619"> on top of the stack </text:span><text:span text:style-name="T633">to </text:span><text:span text:style-name="T577">expr</text:span><text:span text:style-name="T633"> </text:span><text:span text:style-name="T634">OR</text:span><text:span text:style-name="T619"> it </text:span><text:span text:style-name="T632">can </text:span><text:span text:style-name="T619">choose to shift the remaining input </text:span><text:span text:style-name="T580">+3</text:span><text:span text:style-name="T635"> </text:span><text:span text:style-name="T619">and then </text:span><text:span text:style-name="T635">reduce the handle </text:span><text:span text:style-name="T580">2+3</text:span><text:span text:style-name="T619"> </text:span><text:span text:style-name="T636">to </text:span><text:span text:style-name="T578">expr</text:span><text:span text:style-name="T636"> </text:span><text:span text:style-name="T619">later on. </text:span><text:span text:style-name="T556">T</text:span><text:span text:style-name="T557">he parser faces a conflict </text:span><text:span text:style-name="T558">on</text:span><text:span text:style-name="T557"> </text:span><text:span text:style-name="T558">deciding between </text:span><text:span text:style-name="T557">the shift and reduce actions. This conflict is called shift/reduce conflict.</text:span></text:p>
      <text:p text:style-name="P228"><text:span text:style-name="T557"/></text:p>
      <text:p text:style-name="P229"><text:span text:style-name="T638">If the parser choose</text:span><text:span text:style-name="T641">s</text:span><text:span text:style-name="T638"> to reduce, the input would be interpreted as (1+2)+3. </text:span><text:span text:style-name="T639">If the parser chooses to shift and reduce later on, the input would be interpreted as 1+(2+3). </text:span><text:span text:style-name="T640">The difference is the interpretations is the associativity of of the </text:span><text:span text:style-name="T581">'+'</text:span><text:span text:style-name="T640"> operator. </text:span><text:span text:style-name="T642">As the + operator is left associative in general, </text:span><text:span text:style-name="T645">hence </text:span><text:span text:style-name="T642">we would want the input to be </text:span><text:span text:style-name="T643">interpreted</text:span><text:span text:style-name="T642"> as (1+2)+3. </text:span><text:span text:style-name="T644">This can be done by specifying the associativity </text:span><text:span text:style-name="T645">o</text:span><text:span text:style-name="T644">f the token </text:span><text:span text:style-name="T582">'+</text:span><text:span text:style-name="T588">'</text:span><text:span text:style-name="T644"> </text:span><text:span text:style-name="T655">using the YACC keyword </text:span><text:span text:style-name="T586">%left</text:span><text:span text:style-name="T655"> in the Declarations section </text:span><text:span text:style-name="T646">as shown below:</text:span></text:p>
      <text:p text:style-name="P229"><text:span text:style-name="T640"/></text:p>
      <text:p text:style-name="P229"><text:span text:style-name="T640"><text:tab/></text:span><text:span text:style-name="T581">%left '+'</text:span><text:span text:style-name="T640"> </text:span><text:span text:style-name="T639"><text:s/></text:span></text:p>
      <text:p text:style-name="P228"><text:span text:style-name="T557"/></text:p>
      <text:p text:style-name="P233"><text:span text:style-name="T655">Similarly tokens can be declared to be right associative or non-associative by using the YACC keywords </text:span><text:span text:style-name="T586">%right</text:span><text:span text:style-name="T655"> and </text:span><text:span text:style-name="T586">%nonassoc</text:span><text:span text:style-name="T655">. </text:span></text:p>
      <text:p text:style-name="P233"><text:span text:style-name="T655"/></text:p>
      <text:p text:style-name="P230"><text:span text:style-name="T637">Th</text:span><text:span text:style-name="T656">e</text:span><text:span text:style-name="T637"> conflict in our example </text:span><text:span text:style-name="T656">arises </text:span><text:span text:style-name="T637">because the grammar is an ambiguous grammar</text:span><text:span text:style-name="T555">. </text:span><text:span text:style-name="T647">Note that, YACC cannot successfully parse ambiguous grammars. To overcome this difficulty it offers us certain features to parse an input using an ambiguous grammar like </text:span><text:span text:style-name="T648">specifying the </text:span><text:span text:style-name="T647">associativity (seen above) and precedence (seen below) </text:span><text:span text:style-name="T648">of terminals (or tokens in a YACC program) which cause the ambiguity</text:span><text:span text:style-name="T647">.</text:span></text:p>
      <text:p text:style-name="P230"><text:span text:style-name="T649"/></text:p>
      <text:p text:style-name="P230"><text:span text:style-name="T649">Consider another ambiguous grammar:</text:span></text:p>
      <text:p text:style-name="P230"><text:span text:style-name="T649"/></text:p>
      <text:p text:style-name="P230"><text:span text:style-name="T649"><text:tab/></text:span><text:span text:style-name="T235">expr:<text:tab/>expr '+' expr<text:tab/></text:span></text:p>
      <text:p text:style-name="P144"><text:span text:style-name="T572"><text:tab/><text:tab/>|<text:tab/>expr '*' expr<text:tab/> </text:span></text:p>
      <text:p text:style-name="P144"><text:span text:style-name="T572"><text:tab/><text:tab/>|<text:tab/>'(' expr ')'<text:tab/> </text:span></text:p>
      <text:p text:style-name="P145"><text:span text:style-name="T572"><text:tab/><text:tab/>|<text:tab/></text:span><text:span text:style-name="T651">'0'|'1'|'2'|'3'|'4'|'5'|'6'|'7'|'8'|'9'</text:span></text:p>
      <text:p text:style-name="P145"><text:span text:style-name="T650"/></text:p>
      <text:p text:style-name="P190"><text:span text:style-name="T652"/></text:p>
      <text:p text:style-name="P190"><text:soft-page-break/><text:span text:style-name="T652">When fed to YACC, it produces a warning of </text:span></text:p>
      <text:p text:style-name="P190"><text:span text:style-name="T652"><text:tab/></text:span></text:p>
      <text:p text:style-name="P190"><text:span text:style-name="T584"><text:tab/></text:span><text:span text:style-name="T583">yacc: 4 shift/reduce conflicts.</text:span></text:p>
      <text:p text:style-name="P231"><text:span text:style-name="T653"/></text:p>
      <text:p text:style-name="P231"><text:span text:style-name="T653">In this case, we have two operators of the same associativity but of different precedence. i.e., + and * both are left associative but, * has a greater precedence as compared to +. </text:span><text:span text:style-name="T659">The precedence of these operators can be specified as shown below:</text:span></text:p>
      <text:p text:style-name="P231"><text:span text:style-name="T654"/></text:p>
      <text:p text:style-name="P231"><text:span text:style-name="T654"><text:tab/></text:span><text:span text:style-name="T585">%left '+'</text:span></text:p>
      <text:p text:style-name="P263"><text:span text:style-name="T654"><text:tab/>%left '*'</text:span></text:p>
      <text:p text:style-name="P231"><text:span text:style-name="T654"/></text:p>
      <text:p text:style-name="P232"><text:span text:style-name="T657">Here </text:span><text:span text:style-name="T587">'*'</text:span><text:span text:style-name="T657"> is assigned a greater precedence as it has been listed below the </text:span><text:span text:style-name="T589">'</text:span><text:span text:style-name="T587">+</text:span><text:span text:style-name="T589">'</text:span><text:span text:style-name="T657"> operator. </text:span><text:span text:style-name="T660">The lines (where each line contains the declaration of a token</text:span><text:span text:style-name="T661">'</text:span><text:span text:style-name="T660">s associativity), are listed in order of increasing precedence. </text:span><text:span text:style-name="T657">If more than one tokens are listed on the same line, they will be assigned equal precedence.</text:span></text:p>
      <text:p text:style-name="P232"><text:span text:style-name="T657"/></text:p>
      <text:p text:style-name="P232"><text:tab/><text:span text:style-name="T585">%left '+' </text:span><text:span text:style-name="T587">'-'</text:span></text:p>
      <text:p text:style-name="P264"><text:span text:style-name="T654"><text:tab/>%left '*' </text:span><text:span text:style-name="T657">'/'</text:span></text:p>
      <text:p text:style-name="P264"><text:span text:style-name="T657"/></text:p>
      <text:p text:style-name="P264"><text:span text:style-name="T657"/></text:p>
      <text:p text:style-name="P265"><text:span text:style-name="T604">Here </text:span><text:span text:style-name="T657">'*'</text:span><text:span text:style-name="T604"> and </text:span><text:span text:style-name="T657">'/'</text:span><text:span text:style-name="T604"> have the same precedence, but have higher precedence than </text:span><text:span text:style-name="T657">'+'</text:span><text:span text:style-name="T604"> and </text:span><text:span text:style-name="T657">'-'</text:span><text:span text:style-name="T604">.</text:span></text:p>
      <text:p text:style-name="P265"><text:span text:style-name="T604"/></text:p>
      <text:p text:style-name="P268"><text:span text:style-name="T605">YACC resolves shift/reduce conflicts using the precedence and associativity declarations. </text:span><text:span text:style-name="T610">YACC assigns precedence and associativity for a production as well. A production's precedence and associativity is the precedence and </text:span><text:span text:style-name="T612">associativity</text:span><text:span text:style-name="T610"> of the last token in the body of the production. </text:span></text:p>
      <text:p text:style-name="P268"><text:span text:style-name="T610"><text:tab/></text:span><text:span text:style-name="T606">When </text:span><text:span text:style-name="T611">YACC</text:span><text:span text:style-name="T606"> encounters a shift/reduce conflict, it shifts if the token in the input buffer has a greater precedence than the </text:span><text:span text:style-name="T613">production of the </text:span><text:span text:style-name="T606">handle on top of the stack and reduces if the production of the handle on top of the stack has a higher precedence </text:span><text:span text:style-name="T614">than the token</text:span><text:span text:style-name="T606">. </text:span><text:span text:style-name="T607">If the production and the token have same precedence, it reduces if they are left associative and shifts if they are right associative.</text:span><text:span text:style-name="T606"> </text:span><text:span text:style-name="T609">(NOTE: If the production and token in such a case of equal precedence occur and they both </text:span><text:soft-page-break/><text:span text:style-name="T609">are non associative, YACC reports an error).</text:span></text:p>
      <text:p text:style-name="P266"><text:span text:style-name="T606"/></text:p>
      <text:p text:style-name="P267"><text:span text:style-name="T607">If the precedence and associativity declaration</text:span><text:span text:style-name="T608">s</text:span><text:span text:style-name="T607"> are not specified, YACC shifts by default to resolve a shift/reduce conflict.</text:span></text:p>
      <text:p text:style-name="P265"><text:span text:style-name="T604"/></text:p>
      <text:p text:style-name="P265"><text:span text:style-name="T657"><text:s/></text:span></text:p>
      <text:p text:style-name="P230"><text:span text:style-name="T353">2.2<text:tab/></text:span><text:span text:style-name="T358">about </text:span><text:span text:style-name="T355">r</text:span><text:span text:style-name="T336">educe/reduce conflicts </text:span></text:p>
      <text:p text:style-name="P241"/>
      <text:p text:style-name="P224">When the parser cannot decide upon which of several possible reductions to make <text:span text:style-name="T662">it faces a reduce/reduce conflict.</text:span></text:p>
      <text:p text:style-name="P224"/>
      <text:p text:style-name="P224"><text:span text:style-name="T559">For e</text:span><text:span text:style-name="T560">xample, </text:span><text:span text:style-name="T559">c</text:span><text:span text:style-name="T561">onsider the following </text:span><text:span text:style-name="T562">grammar</text:span><text:span text:style-name="T561">:</text:span></text:p>
      <text:p text:style-name="P224"><text:span text:style-name="T561"/></text:p>
      <text:p text:style-name="P224"><text:span text:style-name="T561"><text:tab/></text:span><text:span text:style-name="T590">program<text:tab/><text:tab/>:<text:tab/>statement</text:span></text:p>
      <text:p text:style-name="P269"><text:tab/><text:tab/><text:tab/><text:tab/>|<text:tab/>conditional</text:p>
      <text:p text:style-name="P269"/>
      <text:p text:style-name="P270"><text:tab/>statement<text:tab/><text:tab/>:<text:tab/>if boolean then stmt else stmt</text:p>
      <text:p text:style-name="P270"><text:tab/><text:tab/><text:tab/><text:tab/>|<text:tab/>stmt</text:p>
      <text:p text:style-name="P270"/>
      <text:p text:style-name="P270"><text:tab/>conditional<text:tab/>:<text:tab/>if boolean then stmt else stmt</text:p>
      <text:p text:style-name="P270"><text:tab/><text:tab/></text:p>
      <text:p text:style-name="P237"/>
      <text:p text:style-name="P237">And the configuration to be:</text:p>
      <text:p text:style-name="P237"/>
      <text:p text:style-name="P224"><text:span text:style-name="T563">STACK:<text:tab/><text:tab/>$ </text:span><text:span text:style-name="T591">if boolean then stmt else stmt</text:span></text:p>
      <text:p text:style-name="P238">I/P BUFFER:<text:tab/>$</text:p>
      <text:p text:style-name="P238"/>
      <text:p text:style-name="P224"><text:span text:style-name="T564">The handle “</text:span><text:span text:style-name="T592">if boolean then stmt else stmt</text:span><text:span text:style-name="T564">” can be reduced </text:span><text:span text:style-name="T565">using</text:span></text:p>
      <text:p text:style-name="P239"/>
      <text:p text:style-name="P224"><text:span text:style-name="T561"><text:tab/></text:span><text:span text:style-name="T593">statemen</text:span><text:span text:style-name="T594">t</text:span><text:span text:style-name="T593"><text:tab/>:</text:span><text:span text:style-name="T594"><text:tab/></text:span><text:span text:style-name="T593">if boolean then stmt else stmt</text:span></text:p>
      <text:p text:style-name="P239"><text:soft-page-break/>or</text:p>
      <text:p text:style-name="P236"><text:tab/><text:span text:style-name="T1">conditional<text:tab/>:<text:tab/>if boolean then stmt else stmt</text:span></text:p>
      <text:p text:style-name="P236"/>
      <text:p text:style-name="P224"><text:span text:style-name="T566">i.e., there are more than one possible reductions. </text:span><text:span text:style-name="T567">The </text:span><text:span text:style-name="T566">parser </text:span><text:span text:style-name="T567">faces a conflict </text:span><text:span text:style-name="T566">on deciding which of the several (two in this example) productions to reduce by. </text:span><text:span text:style-name="T568">This conflict </text:span><text:span text:style-name="T566">is called reduce/reduce</text:span><text:span text:style-name="T564"> </text:span><text:span text:style-name="T566">conflict.</text:span></text:p>
      <text:p text:style-name="P234"><text:span text:style-name="T663"/></text:p>
      <text:p text:style-name="P234"><text:span text:style-name="T663">YACC reduces the handle with the </text:span><text:span text:style-name="T666">conflicting </text:span><text:span text:style-name="T663">production occurring first in the </text:span><text:span text:style-name="T665">grammar specification</text:span><text:span text:style-name="T663">. </text:span><text:span text:style-name="T664">In the above example YACC would reduce by the handle by</text:span></text:p>
      <text:p text:style-name="P234"><text:span text:style-name="T664"/></text:p>
      <text:p text:style-name="P234"><text:span text:style-name="T664"><text:tab/></text:span><text:span text:style-name="T593">statemen</text:span><text:span text:style-name="T594">t</text:span><text:span text:style-name="T593"><text:tab/>:</text:span><text:span text:style-name="T594"><text:tab/></text:span><text:span text:style-name="T593">if boolean then stmt else stmt</text:span></text:p>
      <text:p text:style-name="P246"/>
      <text:p text:style-name="P45"><text:span text:style-name="T570">6</text:span><text:span text:style-name="T313"><text:tab/>The Infix to Postfix program, </text:span><text:span text:style-name="T314">revised</text:span></text:p>
      <text:p text:style-name="P35"/>
      <text:p text:style-name="P74"><text:span text:style-name="T364">T</text:span><text:span text:style-name="T302">he </text:span><text:span text:style-name="T456">previous </text:span><text:span text:style-name="T454">infix to postfix </text:span><text:span text:style-name="T302">program </text:span><text:span text:style-name="T445">prints</text:span><text:span text:style-name="T302"> </text:span><text:span text:style-name="T445">the structure of the </text:span><text:span text:style-name="T302">postfix expression and not the postfix expression </text:span><text:span text:style-name="T302">itself. </text:span><text:span text:style-name="T304">For the parser to print the postfix expression it would need the value associated with every </text:span><text:span text:style-name="T19">DIGIT</text:span><text:span text:style-name="T304"> token. <text:s/></text:span><text:span text:style-name="T306">For example, the value associated with the token </text:span><text:span text:style-name="T20">NUM</text:span><text:span text:style-name="T306"> in the first sample input/output is 2. </text:span><text:span text:style-name="T307">The value associated with </text:span><text:span text:style-name="T309">a</text:span><text:span text:style-name="T307"> token is called an </text:span><text:span text:style-name="T78">attribute.</text:span></text:p>
      <text:p text:style-name="P87"/>
      <text:p text:style-name="P74"><text:span text:style-name="T304"><text:tab/>In the </text:span><text:span text:style-name="T460">previous</text:span><text:span text:style-name="T304"> program </text:span><text:span text:style-name="T19">yylex()</text:span><text:span text:style-name="T304"> simply returns the token DIGIT to </text:span><text:span text:style-name="T19">yyparse()</text:span><text:span text:style-name="T304"> and does not return </text:span><text:span text:style-name="T308">any</text:span><text:span text:style-name="T304"> value associated with it. In order to </text:span><text:span text:style-name="T461">access the value of the token DIGIT</text:span><text:span text:style-name="T304">, there must </text:span><text:span text:style-name="T305">b</text:span><text:span text:style-name="T304">e some method to </text:span><text:span text:style-name="T311">return</text:span><text:span text:style-name="T304"> </text:span><text:span text:style-name="T310">an </text:span><text:span text:style-name="T304">attribute along with the token from </text:span><text:span text:style-name="T19">yylex()</text:span><text:span text:style-name="T304"> to </text:span><text:span text:style-name="T19">yyparse()</text:span><text:span text:style-name="T304">. This can be achieved </text:span><text:span text:style-name="T362">using</text:span><text:span text:style-name="T304"> a variable called </text:span><text:span text:style-name="T19">yylval</text:span><text:span text:style-name="T304">.</text:span><text:span text:style-name="T312"> </text:span><text:span text:style-name="T457">The usage of yylval has been demonstrated in the following program.</text:span></text:p>
      <text:p text:style-name="P88"/>
      <text:p text:style-name="P37">%{ </text:p>
      <text:p text:style-name="P37"/>
      <text:p text:style-name="P37">#include &lt;stdio.h&gt; </text:p>
      <text:p text:style-name="P37"/>
      <text:p text:style-name="P37">%} </text:p>
      <text:p text:style-name="P37"/>
      <text:p text:style-name="P37"><text:soft-page-break/>%token DIGIT </text:p>
      <text:p text:style-name="P37"/>
      <text:p text:style-name="P37">%% </text:p>
      <text:p text:style-name="P37"/>
      <text:p text:style-name="P37">start : expr '\n'<text:tab/><text:tab/><text:tab/>{printf("\nComplete");exit(1);} </text:p>
      <text:p text:style-name="P37"><text:tab/>; </text:p>
      <text:p text:style-name="P37"/>
      <text:p text:style-name="P37">expr: <text:s/>expr '+' expr<text:tab/><text:tab/>{printf("+ ");} </text:p>
      <text:p text:style-name="P37"><text:tab/>| expr '*' expr<text:tab/><text:tab/>{printf("* ");} </text:p>
      <text:p text:style-name="P37"><text:tab/>| '(' expr ')'<text:tab/> </text:p>
      <text:p text:style-name="P37"><text:tab/>| DIGIT<text:tab/><text:tab/><text:tab/><text:tab/>{printf("%d ",$1);} </text:p>
      <text:p text:style-name="P37"><text:tab/>; </text:p>
      <text:p text:style-name="P37"/>
      <text:p text:style-name="P37">%% </text:p>
      <text:p text:style-name="P37"/>
      <text:p text:style-name="P37"/>
      <text:p text:style-name="P37">yyerror() </text:p>
      <text:p text:style-name="P37">{ </text:p>
      <text:p text:style-name="P37"><text:tab/>printf("Error"); </text:p>
      <text:p text:style-name="P37">} </text:p>
      <text:p text:style-name="P37"/>
      <text:p text:style-name="P37">yylex() </text:p>
      <text:p text:style-name="P37">{ </text:p>
      <text:p text:style-name="P37"><text:tab/>int c; </text:p>
      <text:p text:style-name="P37"><text:tab/>c = getchar(); </text:p>
      <text:p text:style-name="P37"><text:tab/>if(isdigit(c)) </text:p>
      <text:p text:style-name="P37"><text:tab/>{ </text:p>
      <text:p text:style-name="P37"><text:tab/><text:tab/>yylval = c - '0'; </text:p>
      <text:p text:style-name="P37"><text:tab/><text:tab/>return DIGIT; </text:p>
      <text:p text:style-name="P37"><text:tab/><text:tab/> </text:p>
      <text:p text:style-name="P37"><text:tab/>} </text:p>
      <text:p text:style-name="P37"><text:tab/>return c; </text:p>
      <text:p text:style-name="P37">} </text:p>
      <text:p text:style-name="P37"/>
      <text:p text:style-name="P37">main() </text:p>
      <text:p text:style-name="P37">{ </text:p>
      <text:p text:style-name="P37"><text:tab/>yyparse(); </text:p>
      <text:p text:style-name="P37"><text:tab/>return 1; </text:p>
      <text:p text:style-name="P102"><text:span text:style-name="T318">}</text:span><text:span text:style-name="T313"> </text:span></text:p>
      <text:p text:style-name="P185"/>
      <text:p text:style-name="P89"><text:soft-page-break/>Sample I/O:</text:p>
      <text:p text:style-name="P187"/>
      <text:p text:style-name="P187">I:<text:tab/>1+2*3</text:p>
      <text:p text:style-name="P187">O:<text:tab/>1 2 3 * +</text:p>
      <text:p text:style-name="P185"/>
      <text:p text:style-name="P186"><text:span text:style-name="T458">I:<text:tab/>(</text:span><text:span text:style-name="T459">2</text:span><text:span text:style-name="T458">+</text:span><text:span text:style-name="T459">7</text:span><text:span text:style-name="T458">)*</text:span><text:span text:style-name="T459">4</text:span></text:p>
      <text:p text:style-name="P186"><text:span text:style-name="T458">O:<text:tab/></text:span><text:span text:style-name="T459">2</text:span><text:span text:style-name="T458"> </text:span><text:span text:style-name="T459">7</text:span><text:span text:style-name="T458"> + </text:span><text:span text:style-name="T459">4</text:span><text:span text:style-name="T458"> *</text:span></text:p>
      <text:p text:style-name="P185"/>
      <text:p text:style-name="P185"/>
      <text:p text:style-name="P256"><text:span text:style-name="T181">Attributes can be implemented by using</text:span><text:span text:style-name="T201"> </text:span><text:span text:style-name="T199">yylval</text:span><text:span text:style-name="T234"> . <text:s text:c="2"/></text:span><text:span text:style-name="T24">yylval</text:span><text:span text:style-name="T141"> </text:span><text:span text:style-name="T135">is a global variable </text:span><text:span text:style-name="T136">of the type </text:span><text:span text:style-name="T25">YYSTYPE</text:span><text:span text:style-name="T136"> </text:span><text:span text:style-name="T142">declared in y.tab.c</text:span><text:span text:style-name="T136">. </text:span><text:span text:style-name="T145">By default, </text:span><text:span text:style-name="T27">YYSTYPE</text:span><text:span text:style-name="T145"> is of the type </text:span><text:span text:style-name="T27">int</text:span><text:span text:style-name="T145">. This is evident from the following code segment found in y.tab.c</text:span><text:span text:style-name="T143"> </text:span></text:p>
      <text:p text:style-name="P139"/>
      <text:p text:style-name="P38"><text:tab/>typedef int YYSTYPE; </text:p>
      <text:p text:style-name="P103"/>
      <text:p text:style-name="P257"><text:span text:style-name="T144">As a result, </text:span><text:span text:style-name="T26">yylval</text:span><text:span text:style-name="T144"> (which is originally of the type </text:span><text:span text:style-name="T26">YYSTYPE</text:span><text:span text:style-name="T144">), has an </text:span><text:span text:style-name="T151">inferred</text:span><text:span text:style-name="T144"> <text:s/>type </text:span><text:span text:style-name="T26">int. </text:span><text:span text:style-name="T137">It</text:span><text:span text:style-name="T135"> is used to return additional information about the lexeme found to the parser </text:span><text:span text:style-name="T138">i.e.,</text:span><text:span text:style-name="T135"> </text:span><text:span text:style-name="T23">yylval</text:span><text:span text:style-name="T139"> is used to return an attribute in addition to the token </text:span><text:span text:style-name="T140">to the parser</text:span><text:span text:style-name="T139">. </text:span></text:p>
      <text:p text:style-name="P259"/>
      <text:p text:style-name="P258"><text:span text:style-name="T321">In the above example</text:span><text:span text:style-name="T320">, </text:span><text:span text:style-name="T322">the </text:span><text:span text:style-name="T21">yylex()</text:span><text:span text:style-name="T323"> returns the token </text:span><text:span text:style-name="T21">DIGIT</text:span><text:span text:style-name="T323"> and the value of the token </text:span><text:span text:style-name="T324">in</text:span><text:span text:style-name="T323"> the following code segment </text:span><text:span text:style-name="T325">under definition of </text:span><text:span text:style-name="T22">yylex()</text:span><text:span text:style-name="T146">:</text:span></text:p>
      <text:p text:style-name="P137"><text:tab/><text:tab/></text:p>
      <text:p text:style-name="P36"><text:tab/><text:tab/>yylval = c - '0'; </text:p>
      <text:p text:style-name="P36"><text:tab/><text:tab/>return DIGIT;</text:p>
      <text:p text:style-name="P137"/>
      <text:p text:style-name="P104"><text:span text:style-name="T59">The attribute of a </text:span><text:span text:style-name="T69">grammar symbol</text:span><text:span text:style-name="T59"> </text:span><text:span text:style-name="T63">(</text:span><text:span text:style-name="T64">i.e.,</text:span><text:span text:style-name="T63"> the value of yylval associated with </text:span><text:span text:style-name="T70">the grammar s</text:span><text:span text:style-name="T71">y</text:span><text:span text:style-name="T70">mbol</text:span><text:span text:style-name="T63">) </text:span><text:span text:style-name="T59">can be accessed </text:span><text:span text:style-name="T60">in the action of a </text:span><text:span text:style-name="T65">YACC </text:span><text:span text:style-name="T60">rule </text:span><text:span text:style-name="T59">using </text:span><text:span text:style-name="T17">$</text:span><text:span text:style-name="T16">i</text:span><text:span text:style-name="T267"> (where </text:span><text:span text:style-name="T16">i</text:span><text:span text:style-name="T267"> is the position of the grammar symbol in the body of a production). </text:span><text:span text:style-name="T18">$$</text:span><text:span text:style-name="T268"> refers to the attribute value associated with the head of a production.</text:span></text:p>
      <text:p text:style-name="P188"/>
      <text:p text:style-name="P90">Example:</text:p>
      <text:p text:style-name="P138"/>
      <text:p text:style-name="P189"><text:soft-page-break/><text:span text:style-name="T237"><text:tab/></text:span>expr: DIGIT<text:tab/><text:tab/>{printf(“%d”,$1);}</text:p>
      <text:p text:style-name="P91"/>
      <text:p text:style-name="P105"><text:span text:style-name="T60">The action prints the attribute associated with the token </text:span><text:span text:style-name="T14">DIGIT </text:span><text:span text:style-name="T61">obtained </text:span><text:span text:style-name="T62">through</text:span><text:span text:style-name="T15"> $1</text:span><text:span text:style-name="T60">.</text:span></text:p>
      <text:p text:style-name="P92"><text:s/></text:p>
      <text:p text:style-name="P262"><text:span text:style-name="T200">YYSTYPE</text:span><text:span text:style-name="T178"> can be defined to be of any </text:span><text:span text:style-name="T179">data </text:span><text:span text:style-name="T178">type by the </text:span><text:span text:style-name="T180">programmer</text:span><text:span text:style-name="T178">. </text:span><text:span text:style-name="T147">To </text:span><text:span text:style-name="T148">return an attribute of </text:span><text:span text:style-name="T149">a type other than </text:span><text:span text:style-name="T73">int</text:span><text:span text:style-name="T149">, </text:span><text:span text:style-name="T13">yylval</text:span><text:span text:style-name="T149"> maybe overridden by a user defined yylval in the auxiliary declarations section. </text:span><text:span text:style-name="T150">In order to return multiple </text:span><text:span text:style-name="T150">attribute values for a token, it may be declared to be of the type </text:span><text:span text:style-name="T12">union</text:span><text:span text:style-name="T150">.</text:span></text:p>
      <text:p text:style-name="P260"/>
      <text:p text:style-name="P260">Example:</text:p>
      <text:p text:style-name="P261"/>
      <text:p text:style-name="P272">%{</text:p>
      <text:p text:style-name="P273"><text:tab/>#include&lt;stdio.h&gt;</text:p>
      <text:p text:style-name="P274"><text:span text:style-name="T327"><text:tab/></text:span><text:span text:style-name="T328">typedef union </text:span></text:p>
      <text:p text:style-name="P272"><text:tab/>{</text:p>
      <text:p text:style-name="P272"><text:tab/><text:tab/>int value;</text:p>
      <text:p text:style-name="P274"><text:span text:style-name="T327"><text:tab/><text:tab/>int </text:span><text:span text:style-name="T329">number_of_digits</text:span><text:span text:style-name="T327">;</text:span></text:p>
      <text:p text:style-name="P274"><text:span text:style-name="T327"><text:tab/>}</text:span><text:span text:style-name="T328">YYSTYPE</text:span><text:span text:style-name="T327">;</text:span></text:p>
      <text:p text:style-name="P274"><text:span text:style-name="T327"><text:tab/></text:span><text:span text:style-name="T330">YYSTYPE yylval;</text:span></text:p>
      <text:p text:style-name="P278"><text:span text:style-name="T99">%</text:span><text:span text:style-name="T100">}</text:span></text:p>
      <text:p text:style-name="P279"/>
      <text:p text:style-name="P272">%%</text:p>
      <text:p text:style-name="P274"/>
      <text:p text:style-name="P275"><text:tab/>/* <text:span text:style-name="T331">Rules */</text:span></text:p>
      <text:p text:style-name="P275">%%</text:p>
      <text:p text:style-name="P277"><text:span text:style-name="T319"><text:tab/>/* </text:span><text:span text:style-name="T326">Auxiliary functions */</text:span></text:p>
      <text:p text:style-name="P276"/>
      <text:p text:style-name="P222"/>
      <text:p text:style-name="P2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WenQuanYi Zen Hei Sharp1" svg:font-family="'WenQuanYi Zen Hei Sharp'" style:font-family-generic="modern" style:font-pitch="fixed"/>
    <style:font-face style:name="Jomolhari2" svg:font-family="Jomolhari" style:font-pitch="variable"/>
    <style:font-face style:name="Jomolhari" svg:font-family="Jomolhari" style:font-adornments="Regular" style:font-pitch="variable"/>
    <style:font-face style:name="Liberation Serif" svg:font-family="'Liberation Serif'" style:font-family-generic="roman" style:font-pitch="variable"/>
    <style:font-face style:name="FreeMono1" svg:font-family="FreeMono" style:font-family-generic="swiss" style:font-pitch="variable"/>
    <style:font-face style:name="Jomolhari1" svg:font-family="Jomolha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L Gothic" svg:font-family="'VL Gothic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tab-stops/>
      </style:paragraph-properties>
      <style:text-properties style:font-name="Jomolhari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6T05:07:11</meta:creation-date>
    <meta:generator>LibreOffice/3.6$Linux_X86_64 LibreOffice_project/360m1$Build-2</meta:generator>
    <dc:date>2014-01-07T14:41:04</dc:date>
    <meta:editing-duration>P1DT11H19M38S</meta:editing-duration>
    <meta:editing-cycles>898</meta:editing-cycles>
    <meta:document-statistic meta:table-count="2" meta:image-count="0" meta:object-count="0" meta:page-count="26" meta:paragraph-count="471" meta:word-count="4597" meta:character-count="27093" meta:non-whitespace-character-count="22141"/>
  </office:meta>
</office:document-meta>
</file>